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涓   |  2018.02.28 23:47   |   <text:a xlink:type="simple" xlink:href="http://palinfo.habago.org/Entry?Command=Information_PrintForum&amp;iPage=92#FORUM36524"><text:span text:style-name="T1">#</text:span></text:a></text:p>
      <text:p text:style-name="P2">看了陳醫師的與小護士的對話，心有戚戚焉 <text:line-break/><text:line-break/>我的朋友可能沒那位小護士激進，但聊到中國大陸就會很…偏激 <text:line-break/>好像大陸的進步是我胡扯的= = <text:line-break/><text:line-break/>我之前去大陸待了一年，見證它的快速成長，我待的還是三線城市 <text:line-break/>每次回台後再去它又進步了一些，變得不一樣 <text:line-break/><text:line-break/>我有位親戚跟小護士頗像 <text:line-break/>聊到大陸進步，她就說妳不愛台灣嗎？ <text:line-break/>我說愛呀，但我希望她更好要往前進 <text:line-break/><text:line-break/>她就說台灣再爛也是我的家巴啦巴啦 <text:line-break/>我說我沒有說我不愛呀，這跟我稱讚我見到的中國大陸進步不妨礙吧？ <text:line-break/><text:line-break/>最後話題就在她不爽我覺得台灣落後下結束。 <text:line-break/><text:line-break/>或許我的經歷不能代表所有人 <text:line-break/>但我出國遇到困難時，伸出援手幫助我的往往是大陸人 <text:line-break/>而自己的同胞台灣人…冷漠以對… <text:line-break/>我已經遇過好多次了…UU其實滿心寒的…</text:p>
      <text:p text:style-name="P1">江村   |  2018.02.28 22:32   |   <text:a xlink:type="simple" xlink:href="http://palinfo.habago.org/Entry?Command=Information_PrintForum&amp;iPage=92#FORUM36523"><text:span text:style-name="T1">#</text:span></text:a></text:p>
      <text:p text:style-name="P3">看了这新的惠台（人）措施（与政府显然无关），再加上之前取消任期限制必然需要功绩来增加第三任的正当性。我以为这是为了将来十年的统一预做准备。</text:p>
      <text:p text:style-name="P4"/>
      <text:p text:style-name="P1">天峰   |  2018.02.28 21:18   |   <text:a xlink:type="simple" xlink:href="http://palinfo.habago.org/Entry?Command=Information_PrintForum&amp;iPage=93#FORUM36522"><text:span text:style-name="T1">#</text:span></text:a></text:p>
      <text:p text:style-name="P3">陳真醫生所説的穩定，用大陸的話語，就是一種階級固化。如果毛澤東不是一天到晚搞運動，大陸的階級固化早在三十年前就形成了。改革開放后，毛所痛惡的那些東西，死灰復燃並以更大的力度反撲，不管是跨國資本的還是地方宗親的，各種洋槍土炮全面開花。村一級的民主直選，就直接花錢買，省市一級的官員任命，就資本介入製造政績，中央一級的我沒親眼見過，這裏就不說了，但以我所見，衹能以觸目驚心形容。 <text:line-break/><text:line-break/>習上臺后，沒有一天停止過對那些企圖永遠掌控國家命脈的政商結合體的清除行動，但我其實更擔心習下臺后，那些勢力的反撲會更瘋狂。現在他確定要再幹下去，某種意義上，確實順應了民意。我還在觀察他如何在任内讓人民監督制度化常態化，但以目前每日生活所見，是樂觀的。 <text:line-break/><text:line-break/>很多年前，看錢穆的書，指出“封建社會”一詞是舶來品，中國自秦朝開始就已經不是封建了，實在要用個詞來定義，就是“四民社會”，也就是士農工商。確實是這樣，千百年來，工農都是社會的主體穩定的基石。工農造反，國家就會滅亡，商人干政，商人的下場多半是被誅九族。中國的歷史，洋人不懂，所以中國式的民主，洋人自然也不會懂。洋人的民主是選擇題，反正怎麽選和你關係都不大，中國人的民主是判斷題，選錯了，問題就大了。 <text:line-break/><text:line-break/>中共其實是個最沒有意識形態的政黨，實在要形容，那就是全世界最實用主義的政黨。但同時，它又是個不容任何人碰觸國家核心利益的政黨。所以，就算以前我經常罵共產黨，但我也認爲中國沒了它就是不行。要知道，在這個美國人掌控的世界裏，能做到獨立自主的發展，僅此一家，別無分號了。 <text:line-break/><text:line-break/>中共這幾十年還有個很大的貢獻，就是對官員選拔制度的不斷改革和完善，這可以説是對中國幾千年來政治文化最好的繼承和發展。這套選拔制度的複雜，一百個人中，也許也沒有一個人懂得。但也就因爲這套制度的存在，保障了中共這個八千萬黨員的大黨，即使有大量渣滓存在，也能讓那些真正用黨章來規範自己的黨員出現在北京的權力核心。 <text:line-break/></text:p>
      <text:p text:style-name="P1">陳真   |  2018.02.28 20:59   |   <text:a xlink:type="simple" xlink:href="http://palinfo.habago.org/Entry?Command=Information_PrintForum&amp;iPage=93#FORUM36521"><text:span text:style-name="T1">#</text:span></text:a></text:p>
      <text:p text:style-name="P2">讚！ <text:line-break/><text:line-break/>陳真 <text:line-break/>================= <text:line-break/><text:line-break/>中國推出惠台31條 對台開春攻勢第一炮 <text:line-break/><text:line-break/>中央社 <text:line-break/><text:line-break/>The Central News Agency 中央通訊社 <text:line-break/><text:line-break/>2018年2月28日 <text:line-break/><text:line-break/>（中央社記者邱國強北京28日電）中國國台辦今天藉由例行記者會主動宣布31條惠台措施，企圖藉此吸引台灣企業、社團、藝文業等領域人士前往中國發展，堪稱農曆春節過後，中國對台經濟文化攻勢的開春第一炮。 <text:line-break/><text:line-break/>中國國務院台灣事務辦公室上午舉行例行記者會，發言人安峰山在接受媒體發問前，主動宣布這項名為「關於促進兩岸經濟文化交流合作的若干措施」的概略內容。 <text:line-break/><text:line-break/>安峰山還說，這些措施是貫徹中共19大精神及總書記習近平對台工作思想，由國台辦、中國國家發改委與中共中央組織部等29個部門商議後，於今天發布實施。 <text:line-break/><text:line-break/>根據安峰山發布的內容，這一整套措施共有31條，其中12條措施涉及「加快給予台資企業與大陸企業同等待遇」。包括明確台資企業參與「中國製造2025」、享受稅收優惠、參與國家重點研發計劃項目、基礎建設、政府採購、國有企業混合所有制改革等「享有與大陸企業同等待遇」。 <text:line-break/><text:line-break/>至於其他19條，則涉及「逐步為台灣同胞在中國學習、創業、就業、生活提供與大陸同胞同等待遇」。包括向台灣民眾開放134項國家職業資格考試，提供從業資格取得和應聘便利；可申請諸如「千人計劃」、「萬人計劃」及各類基金項目；可參與「中華優秀傳統文化傳承發展工程」和評獎項目、榮譽稱號評選。 <text:line-break/><text:line-break/>另外還包括開放台灣民眾加入中國專業性社團組織、行業協會，「參與中國基層工作」；並放寬台灣影視、圖書等市場准入限制。 <text:line-break/><text:line-break/>根據安峰山說法，這套措施是為台灣民眾「量身定製」，起草過程「充分考慮到台資企業和台灣同胞的特殊情況和需求，回應台企、台胞的普遍關切，提出針對性強的解決辦法」。而「開放力度之大、範圍之廣、涉及部門之多」前所未有。（編輯：張淑伶）1070228</text:p>
      <text:p text:style-name="P1">小魚   |  2018.02.28 20:44   |   <text:a xlink:type="simple" xlink:href="http://palinfo.habago.org/Entry?Command=Information_PrintForum&amp;iPage=93#FORUM36520"><text:span text:style-name="T1">#</text:span></text:a></text:p>
      <text:p text:style-name="P3">正因為台灣的人如此的親日 仇中，我才覺得其實台灣人都不知道，一直不讓對岸民眾知道真相的是老共。如果有一天，老共決定用同樣的宣傳對付台灣（放心，老共是能手），對岸必定同仇敵愾不在乎飛彈誤傷了誰.... <text:line-break/>根據王孟源先生之前的分析，他推論，未來30歲以下的世代，都是失落的一代 <text:line-break/>的確，這樣的教育完全跟未來的主流--中國教育無法銜接 <text:line-break/>這群白爛，又要被自己瞧不起的對象所統治外，還要發現原來的主子對自己棄而不顧 <text:line-break/>何況，回到中原王朝偏安的東南省分後，光環不在，只能成為海西經濟區的一環後 <text:line-break/>這些人只能自暴自棄的一輩子....然後他們的孩子還要用正統國語說，我是中國人！ <text:line-break/>更氣！</text:p>
      <text:p text:style-name="P1">陳真   |  2018.02.28 20:43   |   <text:a xlink:type="simple" xlink:href="http://palinfo.habago.org/Entry?Command=Information_PrintForum&amp;iPage=93#FORUM36519"><text:span text:style-name="T1">#</text:span></text:a></text:p>
      <text:p text:style-name="P2">國台辦發布「31項惠台措施」　要給台灣人「大陸同等待遇」 <text:line-break/><text:line-break/>ETtoday <text:line-break/><text:line-break/>大陸中心／綜合報導 <text:line-break/><text:line-break/>國台辦、國家發展改革委等29個部門2月28日發布《關於促進兩岸經濟文化交流合作的若干措施》，要給台資企業和大陸企業同等的待遇，為台灣人提供和大陸民眾相同的學習、創業、就業待遇；並且，台灣影視劇引入大陸也不受數量限制。 <text:line-break/><text:line-break/>《關於促進兩岸經濟文化交流合作的若干措施》提到，為了深入貫徹黨的十九大精神和習近平總書記對台工作重要思想，秉持「兩岸一家親」的理念，擴大兩岸經濟文化交流合作，率先跟台灣同胞分享大陸發展的機遇。 <text:line-break/><text:line-break/>《措施》的內容涵蓋了產業、財稅、用地、金融、就業、教育、文化、醫療等多個領域，共有31條具體措施。其中關於提供台資企業與大陸企業同等待遇的措施有12條，包括台資企業參與「中國製造2025」行動計劃適用與大陸企業同等政策；台灣有關機構可與大陸開展合作，為台灣同胞提供小額支付服務、徵信服務，等等。 <text:line-break/><text:line-break/>《措施》中為台灣人在大陸學習、創業、就業、生活提供與大陸人同等待遇的措施則有19條，包括台灣人可報名參加53項專業技術人員職業資格考試和81項技能人員職業資格考試；台灣人參與大陸影視製作，以及大陸有關機構引進台灣影視劇不受數量限制。 <text:line-break/><text:line-break/>國台辦指出，《措施》的出台，將有助於台資企業降低生產經營成本，加快轉型升級，拓展內需市場，助推台資企業在大陸紮根發展，並為台灣同胞在大陸學習、創業、就業、生活提供更多便利，創造更好條件，有利於擴大和深化兩岸經濟文化交流合作，增進兩岸同胞親情和福祉。 <text:line-break/><text:line-break/>《關於促進兩岸經濟文化交流合作的若干措施》全文： <text:line-break/><text:line-break/>為深入貫徹黨的十九大精神和習近平總書記關於深化兩岸經濟文化交流合作的重要思想，率先同台灣同胞分享大陸發展的機遇，逐步為台灣同胞在大陸學習、創業、就業、生活提供與大陸同胞同等的待遇，國務院台辦、國家發展改革委經商中央組織部、中央宣傳部、中央網信辦、教育部、科技部、工業和信息化部、民政部、財政部、人力資源社會保障部、國土資源部、住房城鄉建設部、交通運輸部、水利部、農業部、商務部、文化部、衛生計生委、人民銀行、稅務總局、質檢總局、新聞出版廣電總局、林業局、旅遊局、銀監會、證監會、保監會、文物局、全國總工會、全國婦聯，出台若干措施如下。 <text:line-break/><text:line-break/>一、積極促進在投資和經濟合作領域加快給予台資企業與大陸企業同等待遇 <text:line-break/><text:line-break/>1.台灣同胞在大陸投資的企業（以下簡稱：台資企業）參與「中國製造2025」行動計劃適用與大陸企業同等政策。支持台商來大陸投資設立高端製造、智能製造、綠色製造等企業並設立區域總部和研發設計中心，相應享受稅收、投資等相關支持政策。 <text:line-break/><text:line-break/>2.幫助和支持符合條件的台資企業依法享受高新技術企業減按15%稅率徵收企業所得稅，研發費用加計扣除，設在大陸的研發中心採購大陸設備全額退還增值稅等稅收優惠政策。 <text:line-break/><text:line-break/>3.台灣科研機構、高等學校、企業在大陸註冊的獨立法人，可牽頭或參與國家重點研發計劃項目申報，享受與大陸科研機構、高等學校、企業同等政策。受聘於在大陸註冊的獨立法人的台灣地區科研人員，可作為國家重點研發計劃項目（課題）負責人申報，享受與大陸科研人員同等政策。對台灣地區知識產權在大陸轉化的，可參照執行大陸知識產權激勵政策。 <text:line-break/><text:line-break/>4.台資企業可以特許經營方式參與能源、交通、水利、環保、市政公用工程等基礎設施建設。 <text:line-break/><text:line-break/>5.台資企業可公平參與政府採購。 <text:line-break/><text:line-break/>6.台資企業可通過合資合作、併購重組等方式參與國有企業混合所有製改革。 <text:line-break/><text:line-break/>7.台資企業與大陸企業同等適用相關用地政策。對集約用地的鼓勵類台商投資工業項目優先供應土地，在確定土地出讓底價時，可按不低於所在地土地等別相對應大陸工業用地出讓最低價標準的70%執行。 <text:line-break/><text:line-break/>8.繼續在中西部、東北地區設立海峽兩岸產業合作區，鼓勵台資企業向中西部、東北地區轉移並參與“一帶一路”建設，拓展內需市場和國際市場。大力推進台商投資區和兩岸環保產業合作示範基地建設。 <text:line-break/><text:line-break/>9.台資農業企業可與大陸農業企業同等享受農機購置補貼、產業化重點龍頭企業等農業支持政策和優惠措施。 <text:line-break/><text:line-break/>10.台灣金融機構、商家可與中國銀聯及大陸非銀行支付機構依法合規開展合作，為台灣同胞提供便捷的小額支付服務。 <text:line-break/><text:line-break/>11.台灣徵信機構可與大陸徵信機構開展合作，為兩岸同胞和企業提供徵信服務。 <text:line-break/><text:line-break/>12.台資銀行可與大陸同業協作，通過銀團貸款等方式為實體經濟提供金融服務。 <text:line-break/><text:line-break/>二、逐步為台灣同胞在大陸學習、創業、就業、生活提供與大陸同胞同等的待遇 <text:line-break/><text:line-break/>13.台灣同胞可報名參加53項專業技術人員職業資格考試和81項技能人員職業資格考試（《向台灣居民開放的國家職業資格考試目錄》附後，具體執業辦法由有關部門另行製定）。 <text:line-break/><text:line-break/>14.台灣專業人才可申請參與國家「千人計劃」。在大陸工作的台灣專業人才，可申請參與國家「萬人計劃」。 <text:line-break/><text:line-break/>15.台灣同胞可申報國家自然科學基金、國家社會科學基金、國家傑出青年科學基金、國家藝術基金等各類基金項目。具體辦法由相關主管部門製定。 <text:line-break/><text:line-break/>16.鼓勵台灣同胞參與中華經典誦讀工程、文化遺產保護工程、非物質文化遺產傳承發展工程等中華優秀傳統文化傳承發展工程。支持台灣文化藝術界團體和人士參與大陸在海外舉辦的感知中國、中國文化年（節）、歡樂春節等品牌活動，參加「中華文化走出去」計劃。符合條件的兩岸文化項目可納入海外中國文化中心項目資源庫。 <text:line-break/><text:line-break/>17.支持中華慈善獎、梅花獎、金鷹獎等經濟科技文化社會領域各類評獎項目提名涵蓋台灣地區。在大陸工作的台灣同胞可參加當地勞動模範、「五一」勞動獎章、技術能手、「三八」紅旗手等榮譽稱號評選。 <text:line-break/><text:line-break/>18.台灣人士參與大陸廣播電視節目和電影、電視劇製作可不受數量限制。 <text:line-break/><text:line-break/>19.大陸電影發行機構、廣播電視台、視聽網站和有線電視網引進台灣生產的電影、電視劇不做數量限制。 <text:line-break/><text:line-break/>20.放寬兩岸合拍電影、電視劇在主創人員比例、大陸元素、投資比例等方面的限制；取消收取兩岸電影合拍立項申報費用；縮短兩岸電視劇合拍立項階段故事梗概的審批時限。 <text:line-break/><text:line-break/>21.對台灣圖書進口業務建立綠色通道，簡化進口審批流程。同時段進口的台灣圖書可優先辦理相關手續。 <text:line-break/><text:line-break/>22.鼓勵台灣同胞加入大陸經濟、科技、文化、藝術類專業性社團組織、行業協會，參加相關活動。 <text:line-break/><text:line-break/>23.支持鼓勵兩岸教育文化科研機構開展中國文化、歷史、民族等領域研究和成果應用。 <text:line-break/><text:line-break/>24.台灣地區從事兩岸民間交流的機構可申請兩岸交流基金項目。 <text:line-break/><text:line-break/>25.鼓勵台灣同胞和相關社團參與大陸扶貧、支教、公益、社區建設等基層工作。 <text:line-break/><text:line-break/>26.在大陸高校就讀臨床醫學專業碩士學位的台灣學生，在參加研究生學習一年後，可按照大陸醫師資格考試報名的相關規定申請參加考試。 <text:line-break/><text:line-break/>27.取得大陸醫師資格證書的台灣同胞，可按照相關規定在大陸申請執業註冊。 <text:line-break/><text:line-break/>28.符合條件的台灣醫師，可通過認定方式獲得大陸醫師資格。符合條件的台灣醫師，可按照相關規定在大陸申請註冊短期行醫，期滿後可重新辦理註冊手續。 <text:line-break/><text:line-break/>29.在台灣已獲取相應資格的台灣同胞在大陸申請證券、期貨、基金從業資格時，只需通過大陸法律法規考試，無需參加專業知識考試。 <text:line-break/><text:line-break/>30.鼓勵台灣教師來大陸高校任教，其在台灣取得的學術成果可納入工作評價體系。 <text:line-break/><text:line-break/>31.為方便台灣同胞在大陸應聘工作，推動各類人事人才網站和企業線上招聘做好系統升級，支持使用台胞證註冊登錄。</text:p>
      <text:p text:style-name="P1">張華   |  2018.02.28 20:04   |   <text:a xlink:type="simple" xlink:href="http://palinfo.habago.org/Entry?Command=Information_PrintForum&amp;iPage=93#FORUM36518"><text:span text:style-name="T1">#</text:span></text:a></text:p>
      <text:p text:style-name="P3">當年我去北京, 在中正機場遇到一旅客攀談愉快. 但當他一知道我目的地是北京, 態度大轉變說中國骯髒. 我問他去過大陸嗎? 他說爛地方他才不要去. 我說沒去過怎知骯髒, 他非常不屑我猜跟版主那小護士態度差不多. <text:line-break/><text:line-break/>前年我跟我組裡一年輕男生談哈日, 我說日本在南京屠殺中國人. 他說, 反正殺的是中國人..... <text:line-break/><text:line-break/>我很難想像到底是什麼樣的力量可以把偏見仇恨鞏固的那麼讓一個非當事人表現出如此的失去邏輯與冷血.</text:p>
      <text:p text:style-name="P1">陳真   |  2018.02.28 19:33   |   <text:a xlink:type="simple" xlink:href="http://palinfo.habago.org/Entry?Command=Information_PrintForum&amp;iPage=93#FORUM36517"><text:span text:style-name="T1">#</text:span></text:a></text:p>
      <text:p text:style-name="P2">這個島，被美日走狗人渣黨糟蹋得面目全非。所謂本土化、民主化的這20幾年來，每天就是搞這些，實在x它媽的有夠煩。這個人渣黨真是罪該萬死。 <text:line-break/><text:line-break/>https://goo.gl/JgMsH7</text:p>
      <text:p text:style-name="P1">陳真   |  2018.02.28 19:14   |   <text:a xlink:type="simple" xlink:href="http://palinfo.habago.org/Entry?Command=Information_PrintForum&amp;iPage=93#FORUM36516"><text:span text:style-name="T1">#</text:span></text:a></text:p>
      <text:p text:style-name="P3">夜診原音重現 (續集) <text:line-break/><text:line-break/>護士：陳醫生，你是中國人，那你為什麼要說台語？ <text:line-break/><text:line-break/>我：台語也是中國的語言之一啊。 <text:line-break/><text:line-break/>護士：那麼，大陸有什麼好？ <text:line-break/><text:line-break/>我：一言難盡。妳應該自己多去了解，然後才來採取一種立場。 <text:line-break/><text:line-break/>護士：我何必去了解？我們這一代哪個不討厭大陸人？我有個最要好的護理系同學，有一次我開玩笑跟她說她很像大陸人，她就氣到跟我絕交，之後我們就沒有再講話。 <text:line-break/><text:line-break/>我：妳恭維她，她還不高興？ <text:line-break/><text:line-break/>護士：我說她像大陸人怎麼會是恭維？ <text:line-break/><text:line-break/>我：不然要說她很 "台"嗎？ <text:line-break/><text:line-break/>護士：你是在罵我嗎？ <text:line-break/><text:line-break/>我：你不是說台灣最偉大，很台不好嗎？ <text:line-break/><text:line-break/>護士：反正台灣再爛也比大陸好。 <text:line-break/><text:line-break/>我：妳為何不自己去一趟大陸看看？ <text:line-break/><text:line-break/>護士：我幹嘛浪費錢去那種鳥不生蛋的地方？ <text:line-break/><text:line-break/>我：如果妳對一個東西完全一無所知，但是卻又有一大堆評價，這樣不是很奇怪嗎？ <text:line-break/><text:line-break/>護士：你是要罵我很無知嗎？ <text:line-break/><text:line-break/>我：在很多事情上確實是這樣。 <text:line-break/><text:line-break/>護士：無知又怎樣？台語說 "天公疼憨人"，你懂不懂？你是中國人，一定聽不懂。 <text:line-break/><text:line-break/>我：人應該單純，但不要愚蠢。 <text:line-break/><text:line-break/>護士：反正我死也不要當中國人。以後我就跟其她同事說你是中國人。 <text:line-break/><text:line-break/>我：沒錯啊，我以身為中國人為榮。 <text:line-break/><text:line-break/>護士：...(默然，不屑貌)</text:p>
      <text:p text:style-name="P1">陳真   |  2018.02.28 17:19   |   <text:a xlink:type="simple" xlink:href="http://palinfo.habago.org/Entry?Command=Information_PrintForum&amp;iPage=93#FORUM36515"><text:span text:style-name="T1">#</text:span></text:a></text:p>
      <text:p text:style-name="P2">我常對人們的智商感到困惑。比方說，一些綠油油的仇中反華親綠學者，整天翻來覆去永遠就只是講那一套腦殘到爆的什麼民主論調。這究竟是智商低、腦子進水？還是良心給狗吃了？對此我常感納悶。這些混蛋，心靈真的有這麼 "單純" 嗎？都沒見過一點世面？沒念過書？沒有半點常識？ <text:line-break/><text:line-break/>李遠哲於1990年左右回台定居時，以神明之姿，推動所謂教育改革，玩起美式中產階級那一套，廣設大學，廢除技職教育，說什麼人人有權發展心靈，人人有權念大學云云，高唱文憑無用論，把大學教育講得很 "空靈"。 <text:line-break/><text:line-break/>記得當時曾看到一個四格漫畫很好笑，一個媽媽聽了大師 "文憑無用論" 的演講之後，對小孩說，"乖兒子，你趕緊去跟你們班上的同學轉述這個道理"。小孩很納悶，問道： <text:line-break/><text:line-break/>"娘，妳真的相信文憑無用？" <text:line-break/><text:line-break/>娘說："傻孩子，娘又不是北七，娘怎麼會相信。但是如果你的同學們都相信，那你就贏了！" <text:line-break/><text:line-break/>在我看來，民主就是這麼一回事。西方國家整天輸出民主，強迫別人民主，但自己卻從不玩這一套，背後有個永遠不變的老大哥政府，掌控一切權力。因為，誰民主，誰就完蛋了，無異開門揖盜，自廢武功，請盜賊上門。 <text:line-break/><text:line-break/>你看，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了。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傀儡體制，並且進一步往美日軍事基地的方向發展。 <text:line-break/><text:line-break/>民主就是這樣一種騙術。講的人自己根本不信，但他卻四處廣為宣傳，騙倒一堆阿西，以之做為一種長驅直入他人地盤的手段。就好比說你家若實行民主，一人一票，我敢保證我將能控制你家大大小小每件事，但我絕不會在我家實行民主，因為我不是北七。我比較相信菁英集權統治。</text:p>
      <text:p text:style-name="P1">陳真   |  2018.02.28 17:19   |   <text:a xlink:type="simple" xlink:href="http://palinfo.habago.org/Entry?Command=Information_PrintForum&amp;iPage=93#FORUM36514"><text:span text:style-name="T1">#</text:span></text:a></text:p>
      <text:p text:style-name="P3">當然是很年輕的護士才會這麼北七啊，洗腦洗得很徹底，少有例外。我以前都會盡量避開這類場面，人們一談到大陸，我就趕緊改談天氣。但現在打算兵來將擋，不挑釁，但也不迴避不隱藏，因為在這鬼島上實在是x它媽的受夠了，不想再管它什麼人際關係的和不和諧了。</text:p>
      <text:p text:style-name="P1">陳韋任   |  2018.02.28 16:17   |   <text:a xlink:type="simple" xlink:href="http://palinfo.habago.org/Entry?Command=Information_PrintForum&amp;iPage=93#FORUM36513"><text:span text:style-name="T1">#</text:span></text:a></text:p>
      <text:p text:style-name="P2">一般我都避免這一類人，我印象中他們都相當偏執。我好奇和醫師您工做的這位護士年紀多大? 是年少還是年長的比較會有這樣的反應?</text:p>
      <text:p text:style-name="P1">陳真   |  2018.02.28 16:06   |   <text:a xlink:type="simple" xlink:href="http://palinfo.habago.org/Entry?Command=Information_PrintForum&amp;iPage=93#FORUM36512"><text:span text:style-name="T1">#</text:span></text:a></text:p>
      <text:p text:style-name="P3">月底，又是假日(所謂228)，病人比較少，這是剛剛十分鐘前的診間原音重現： <text:line-break/><text:line-break/>護士：醫生，有個台灣的連續劇叫...很好看，你有沒有看過？ <text:line-break/><text:line-break/>我：沒看過。 <text:line-break/><text:line-break/>護士：為什麼你都看外國的東西？你不是台灣人嗎？ <text:line-break/><text:line-break/>我：台灣人不能看外國的東西嗎？ <text:line-break/><text:line-break/>護士：台灣人當然要看台灣的(連續劇) 啊。 <text:line-break/><text:line-break/>我：...(無言) <text:line-break/><text:line-break/>護士：我要搞清楚，你還沒回答我。你到底是不是台灣人？ <text:line-break/><text:line-break/>我：我是台灣人，也是中國人。 <text:line-break/><text:line-break/>護士：你不是中國人。 <text:line-break/><text:line-break/>我：我若不是中國人，那我是什麼人？ <text:line-break/><text:line-break/>護士：你是台灣人！ <text:line-break/><text:line-break/>我：台灣人就是中國人。 <text:line-break/><text:line-break/>護士：不是。台灣是台灣，中國是中國。 <text:line-break/><text:line-break/>我：那妳也不是台灣人，你是高雄人。 <text:line-break/><text:line-break/>護士：高雄人就是台灣人。 <text:line-break/><text:line-break/>我：對啊，所以台灣人當然也就是中國人。 <text:line-break/><text:line-break/>護士：我才不要當中國人。 <text:line-break/><text:line-break/>我：隨便妳啊。 <text:line-break/><text:line-break/>護士：這不是隨便。你就不是中國人。 <text:line-break/><text:line-break/>我：...(沉默) <text:line-break/><text:line-break/>護士：我現在已經開始討厭你了。以後我不想要跟你的門診。 <text:line-break/><text:line-break/>我：ok 啊，妳就跟護理長說妳以後不要排我的班。 <text:line-break/><text:line-break/>護士：中國人最沒水準了。 <text:line-break/><text:line-break/>我：對啊，但是中國人裏頭的台灣人水準更低。 <text:line-break/><text:line-break/>護士：大家都說大陸人很吵，不守規矩。 <text:line-break/><text:line-break/>我：就我的經驗，台灣人應該更沒有規矩。 <text:line-break/><text:line-break/>護士：我寧願死也不要當中國人。 <text:line-break/><text:line-break/>我：這是妳家的事。 <text:line-break/><text:line-break/>護士：什麼我家的事？台灣人就不是中國人。 <text:line-break/><text:line-break/>我：我們大家的父母或祖父母都是中國人，為什麼來到台灣就不是中國人？說我們都是華人總該可以吧？ <text:line-break/><text:line-break/>護士：不是！！！(尖叫！！) 反正我就是台灣人！！ <text:line-break/><text:line-break/>我：台灣人是石頭裏迸出來的嗎？ <text:line-break/><text:line-break/>護士：那是祖先他們的事，跟我們台灣人有什麼關係？台灣人就是台灣人，為什麼要當沒水準的中國人？ <text:line-break/><text:line-break/>我：所以妳的祖先很沒水準？ <text:line-break/><text:line-break/>護士：中國人才沒水準。 <text:line-break/><text:line-break/>我：妳去過大陸嗎？ <text:line-break/><text:line-break/>護士：我死也不會想去。 <text:line-break/><text:line-break/>我：那妳對一個妳完全不想了解的東西應該多做點功課，而不是直接採取一種強烈立場。 <text:line-break/><text:line-break/>護士：可是每個同事都去過大陸，都說很沒水準。 <text:line-break/><text:line-break/>我：我也去過很多次，我覺得水準很高。 <text:line-break/><text:line-break/>護士：不可能。難道也會有外國人想要去大陸工作？ <text:line-break/><text:line-break/>我：當然啊，全世界很多人都搶著去。 <text:line-break/><text:line-break/>護士：反正就是我寧願死也不要當中國人。 <text:line-break/><text:line-break/>我：呵呵...這是妳家的事。 <text:line-break/><text:line-break/>護士：這不是我家的事。我現在對你很反感了。 <text:line-break/><text:line-break/>我： 呵呵...這樣就要反感，真是太沒水準了。 <text:line-break/><text:line-break/>護士：...(憤怒，默然)</text:p>
      <text:p text:style-name="P4"/>
      <text:p text:style-name="P1">lbboy   |  2018.02.28 12:11   |   <text:a xlink:type="simple" xlink:href="http://palinfo.habago.org/Entry?Command=Information_PrintForum&amp;iPage=94#FORUM36511"><text:span text:style-name="T1">#</text:span></text:a></text:p>
      <text:p text:style-name="P3">美國影子政府的厲害在於建立了一種穩定的階級控制體系。而上層體系又是非常邪惡的。這就是現在人類的悲哀。 <text:line-break/><text:line-break/>上層的階級體系透過控制軍事工業，貨幣，石油，糧食，媒體等，達成對下層階級體系的控制。 下層階級體系提供一種形式上的民主生活形式。。人們就在這種設定下滿足的生活。我對於上層次的控制完全無察覺或不在乎，成為一種殭屍性的存在且還自我滿足，自我驕傲。 <text:line-break/><text:line-break/>下層體系的階級流動或汰換或革命只要不是直接威脅上層集團對上述的那些實質資源的控制。 底層的人喜歡什麼，統治者就給你什麼。。當然有時侯喜歡什麼這件事也是被某種程度上操控的。 <text:line-break/><text:line-break/>我有時會跟一些身邊的朋友分享一下這些訊息。但是效果有限，或時效有限，我似乎人的思考有一種慣性。。又或者人們只對眼前的事物感興趣，只對主流的意見有共鳴。這對一些看似比較間接卻真實且重要影響我們的事物沒有專注力。 <text:line-break/><text:line-break/>或許這也是上層統治集團能夠這麼容易控制下層體系的關係。 </text:p>
      <text:p text:style-name="P1">陳真   |  2018.02.28 02:50   |   <text:a xlink:type="simple" xlink:href="http://palinfo.habago.org/Entry?Command=Information_PrintForum&amp;iPage=94#FORUM36510"><text:span text:style-name="T1">#</text:span></text:a></text:p>
      <text:p text:style-name="P2">韋任，不是喔，你講的這個經濟殺手，我很久以前就已經做過一些介紹。我說的特務從良指的是 CIA 的 Kevin Shipp。相關影片很多，請先看這個，剛剛找到中文字幕： <text:line-break/><text:line-break/>https://www.youtube.com/watch?v=ZFqUrWo7Em4 <text:line-break/><text:line-break/>不知誰做的中文字幕，可能沒有翻譯得很好，不過八九不離十。強烈建議務必從頭看到尾。 <text:line-break/><text:line-break/>我並不認為他講出任何我過去所不知道的資訊，不過，因為他曾經是CIA的高層主管，所以，他的言論當然會有它的一定驗證效果，驗證我們過去長期以來對於美國的認識基本上是正確的。這也就是我常說的 "圈內人認識論"；簡單說就是當你長期處於某種圈內，關注圈內種種，久而久之，你就會比一般人更能認識這個圈子；即便當你並無所謂證據或第一手接觸經驗時，你依然會比一般人更容易掌握真相。這是因為凡事總是有個內在一致性，你要說它是一種 "本質" 也未嘗不可。依據這樣一種一致性，透過無數的觀察經驗累積，真相的基本輪廓多少還是可以被清楚掌握。 <text:line-break/><text:line-break/>Kevin Shipp把美國分成三種由內而外、由上而下的權力結構，最表面的一層就是一般人平常被灌輸的那個所謂美國民選政府 (包括總統與各級國會與地方政府等等)，透過某種選舉制度產生。這就是我們一般所說的美國政府。但這個政府其實不具實權，它只是個傀儡。在它之上還有個老大哥政府，就是 Shipp 所說的 Deep State (深層政府)，簡單說就是類似羅素所說的那個不必選舉、永遠存在的世襲政權，由軍火商和大財團組成。 <text:line-break/><text:line-break/>不過，依據 Shipp 的分類，真正發號施令、呼風喚雨的卻是在民選政府和深層政府之上的一個恐怖血腥無惡不作的權力核心，叫做影子政府 ( Shadow Government)，主要就是以CIA (中情局) 為首的情治結構網絡。 <text:line-break/><text:line-break/>我覺得這樣的分類法不太對，因為這很容易會讓人誤以為這三種 "政府" 分別是由不同的人馬掌控，甚至會誤以為民選政府是無辜的、清純的，誤以為它只是受到上面的深層政府與影子政府之脅迫或掌控或誤導，以致於不斷為非作歹。 <text:line-break/><text:line-break/>但在我看來，大多時候並非如此，事實真相應該是這樣：有這麼一群羅素所說的世襲階級，掌控所謂民選政府的組成，透過媒體以及一切政治資源的操弄與掌控，這個世襲階級幾乎永遠百分之百都可以選出他們所要的總統與各級國會議員。或者正確地說，幾乎所有候選人全是這個世襲階級所推出，不管選出誰都一樣，都得為世襲階級效命，極少有例外。 <text:line-break/><text:line-break/>就我所知，也許只有川普是個例外，只有川普之當選並非在他們的預料之中，可謂史無前例。在這個意義上，我很佩服川普的膽識；但他要嘛死路一條，要不就是照樣得屈從於背後的真正權力世襲階級去辦事。 <text:line-break/><text:line-break/>所謂世襲階級是哪些人呢，當然數不清。若以當年布希政府為例，包括整個布希家族、副總統錢尼，當時的國防部長倫斯斐 (Rumsfeld)，當時的副國務卿阿米塔吉 (Richard Armitage)，以及人稱黑暗王子、向來鼓吹核武戰爭的 Richard Perle，還有各種深入權力核心的智囊或智庫，特別是比方說 PNAC (The Project for the New American Century) 等等這些人與組織，在我看來，都是世襲階級的一份子，作惡多端，包括自導自演 911事件 (我已經敢公開這樣論斷911的真相)，發動伊拉克侵略戰爭等等等。 <text:line-break/><text:line-break/>這些年，頻頻率領一堆軍火商及戰爭販子來台灣、巴不得台海趕緊發生戰爭、不斷強迫台灣跟美國買武器、不斷鼓吹台灣人要勇敢站起來武裝自己和大陸打仗的阿米塔吉，應該就是人渣黨的直屬主人。所謂總統蔡啥小競選前赴美 "面試"，應該就是向這位主人做簡報。 <text:line-break/><text:line-break/>阿米塔吉是誰呢？此人就是侵略伊拉克戰爭的主要推手之一，在柯林頓時代就公然積極鼓吹侵略伊拉克。1981年擔任雷根政府的國防部代理次長，過去曾經在越戰中涉及 "鳳凰" 暗殺計劃 (殺害至少八萬多名越南人)；2008年，擔任共和黨總統候選人、惡名昭彰的 McCain (馬侃) 的亞太外交政策推手；在美國政府中，長年鼓吹與策畫各項國際侵略戰爭不遺餘力；目前活躍於各種專門在國際間推銷 "民主自由" (亦即推銷 "政變"、"暗殺" 與 "軍火") 的公關公司或智庫，常常來台灣賣軍火。經常發表鼓吹兩岸戰爭言論的 Project 2049 Institute，就是以阿米塔吉為首的一個所謂智庫 (參考底下報導。類似新聞，不勝枚舉，似乎巴不得兩岸趕緊打仗)。這部份，以後有時間再多講。 <text:line-break/><text:line-break/>有一部電影叫做 Fair Game，我沒看，台灣好像翻譯做 "不公平的戰爭"，真實故事改編搬上螢幕。這個醜聞叫做 Plame affair，真實的經過大約是這樣：有一位 CIA的女特務 Valerie Plame ，和她的先生 (一位外交官) 被派往非洲尼日共和國調查海珊是否來此購買輻射原料--鈾。經過無數的調查證實，早在1991年第一次波斯灣戰爭之後，海珊就根本沒有發展核武與生化武器的能力與企圖。 <text:line-break/><text:line-break/>但是，侵略伊拉克是美國這群恐怖血腥的世襲階級的既定計畫，所謂調查，只是做個樣子欺騙世人。於是，明明調查結果是海珊並沒有向尼日購買鈾原料，但美國政府依然繼續瞎掰，瞎掰了上千個謊言，照樣入侵伊拉克。儘管聯合國首席武檢官當時甚至公開指控美國政府刻意撒謊，布希和倫斯斐及阿米塔吉等這群血腥人渣照樣入侵，殺害上百萬名伊拉克人(根據一項學術調查，絕對不止Kevin Shipp所說的50萬人)，並實質佔領伊拉克至今。 <text:line-break/><text:line-break/>問題就出在，當美國於2003年3月20號對伊拉克發動侵略戰爭之後，這位女特務 Valerie Plame 的老公，卻在七月對媒體表示，經過他們的調查，實在找不到任何能證明海珊購買輻射原料的事證。沒想到，不久之後，他們夫妻倆就完蛋了，媒體竟然公布他們的真實身份是CIA特務，等於是要置他們於死地。後來發現，故意對媒體洩露其特務身份的人，就是這位阿米塔吉，使Plame夫妻身敗名裂，身陷險境，做為一種報復。 <text:line-break/><text:line-break/>這只是一個微不足道的小插曲，順便一提，但你從中也可以看得出來布希與阿米塔吉等等這些血腥人渣之狠毒與無所不用其極。至於越戰中極度血腥的鳳凰暗殺計畫，以後有機會再說。 <text:line-break/><text:line-break/>我只是想說，美國的權力結構並非如 Shipp所言那般分成一級又一級，彷彿彼此之間的成員各自不同，但事實並非如此。至於 Shipp 所謂真正掌權的 "影子政府"，在我看來，並非首腦，而只是恐怖世襲階級的東廠錦衣衛，雖然常常獨斷獨行，但基本上仍是聽命於羅素所說的這個由軍火商與大財團組成的世襲階級。 <text:line-break/><text:line-break/>麻煩各位花點時間，大約一個小時，仔細把 Shipp 的演講影片看完。其它還有很多很多事，講不完。以後再說。台灣人應該認清誰才是真正想要傷害你的人，就是這群非常恐怖血腥的美國人渣，但台灣人卻把他們奉為神明那般膜拜，不管藍綠，誰想參選大位，就得接受這些人渣的面試與忠誠考核，而這些人渣，正是一心想把我們推向地獄以謀取私人暴利的血腥恐怖魔頭。 <text:line-break/><text:line-break/>對此，我常覺得很無言，很可悲，台灣人完全不知道是非善惡，完全被朦蔽，把意味著康莊大道的兩岸統一坦途視為通往地獄之路，把善待自己的同胞視為不共戴天的仇敵，卻把無惡不作的美、日魔鬼以及島內綠油油、貪婪無度的人渣走狗給當成神明與救星般崇拜仰慕。常覺得很挫折，我這點無用的餘生以及零碎忙碌的時間，究竟能做些什麼？可讓密不通風的漫天巨大謊言出現一點缺口，好迎來一點曙光呢？ <text:line-break/><text:line-break/>陳真 2018. 02. 28. <text:line-break/>======================= <text:line-break/><text:line-break/>專訪攻台計劃曝光者：中共無能力無膽攻台 <text:line-break/><text:line-break/>【大紀元2017年10月06日訊】（大紀元記者秦越採訪報導） <text:line-break/><text:line-break/>美國智庫2049項目研究所（Project 2049 Institute）研究員、中國問題專家易思安（Ian Easton）本週出版新書，曝光一份中共攻打台灣的祕密計劃。但是他對大紀元表示，他認為中共沒有實力和膽量攻打台灣，因為那將是中共跟整個亞洲民主制度的對決，也將是中共政權的自殺選擇。 <text:line-break/><text:line-break/>2049項目研究所是一家位於美國華府的智庫機構，以亞洲為主要研究對象，執行長是前美國國務院副助理國務卿蘭道爾．薛瑞福（Randall G. Schriver），重要成員包括前美國副國務卿阿米塔吉（Richard Lee Armitage）。 <text:line-break/><text:line-break/>易思安的新書名為「中共侵略威脅」。書中披露，由中共軍隊起草的這份祕密戰爭計劃呼籲對台灣發起大規模軍事攻擊。屆時中共軍隊將進行海上和空中封鎖，然後發起兩棲海岸登陸攻擊，預計使用40萬軍人。 <text:line-break/><text:line-break/>易思安告訴大紀元，他並沒有中共戰爭計劃的拷貝，那是中共的絕密文件。他的信息來源有兩個，一個是台灣2013年國防白皮書。在這份白皮書當中，台灣軍隊說中共有一個計劃，準備在2020年入侵台灣。 <text:line-break/><text:line-break/>第二個信息來源是中共軍事院校的教材。「我有很多中共軍事院校、指揮官學校的教科書，還有一些手冊，以及他們做過的一些技術研究。所有這些來自中共軍方的文件都說，他們計劃在未來的某個時候入侵台灣，他們在準備此事。」 <text:line-break/><text:line-break/>易思安在書中試圖說明，現實是非常不同的。易思安說：「我認為實際上，中共沒有能力入侵台灣。他們也不會在2020年入侵台灣。」 <text:line-break/><text:line-break/>中共軍隊沒有能力跨越台灣海峽 <text:line-break/><text:line-break/>易思安說，他不相信中共有實力或膽量攻擊台灣。那對中共而言是自殺行為。易思安列舉了幾個理由。 <text:line-break/><text:line-break/>「中共沒有足夠好的台灣情報，他們沒有足夠強大的軍隊入侵台灣，他們沒有辦法阻止美國干預。他們可以威脅，他們可以傷害我們，但是他們阻止不了我們。實際上，他們的軍隊不是足夠的大，不是足夠的強，能讓他們真的跨越台灣海峽、搶灘登陸。如果他們真的要入侵，他們必須拿下海灘，他們必須拿下港口設施和海港，他們必須拿下機場。台灣軍隊也強大，以至於這樣的情況不可能發生。」 <text:line-break/><text:line-break/>中共軍隊擁有200萬現役軍人，而台灣常備部隊只有21萬人。為什麼說共軍的力量不足以拿下台灣？ <text:line-break/><text:line-break/>易思安說：「即使你有一個龐大的軍隊，但你不能隨心所欲地、在你想要的時候，將之運送到你想去的地方。所以這是一個後勤問題。他們有一個很大的運輸問題，他們沒有足夠的船隻，他們沒有足夠的水陸兩用車，他們沒有足夠的直昇機。他們有各種問題。所以他們可能有一個龐大的軍隊，但是他們不能足夠快速地將這個軍隊運送過台灣海峽，登陸攻擊台灣軍隊。因為台灣也有龐大的軍隊。中共只有很少數的地方可以登陸。在所有這些地方，台灣都擁有巨大的優勢，他們有坦克，他們有火箭發射器，他們有大砲。所以，雖然中共的確有龐大的軍隊，但是我不認為他們可以將這個軍隊足夠快速地運過台灣海峽，取得戰爭勝利。」 <text:line-break/><text:line-break/>但是如果中共發射導彈和發動空襲呢？自從上世紀80年代以來，中共將1000枚彈道導彈和巡航導彈部署在能打到台灣的距離之內。 <text:line-break/><text:line-break/>易思安說：「的確，中共的導彈能力非常危險，對台灣是個很大的威脅，對美國也是個很大的威脅。我們在日本沖繩、關島有軍事基地，中共的導彈是很大的威脅，這毫無疑問。他們的轟炸機、他們的戰鬥機、他們的潛艇是非常嚴重的威脅，他們當然可以造成很大的破壞。他們可以殺死很多人，他們可以燒毀城市。他們可以攻擊空軍基地，他們可以攻擊指揮控制中心，他們可以攻擊台北的總統府，諸如此類。但是他們無法摧毀台灣的軍隊──台灣海軍、台灣空軍、海軍陸戰隊和軍警。他們用導彈和轟炸機造成不了太大的破壞，因為台灣準備充分，有地堡、有隧道、有地下設施。所以99%的台灣軍隊將能夠在導彈攻擊和轟炸機攻擊當中存活下來。」 <text:line-break/><text:line-break/>美國將捍衛台灣 <text:line-break/><text:line-break/>如果中共真的攻打台灣，美國會怎麼做？ <text:line-break/><text:line-break/>易思安說：「如果中共攻擊台灣，如果他們有這個意圖，我們將會知道。美國有很好的情報，我們將會至少提前六十天知道，最差也會提前三十天知道。所以我們可以開始準備，我們可以開始調動航母、潛艇、轟炸機、戰鬥機，我們將開始做所有幫助捍衛台灣所需要做的事情。我們將準備好網絡戰專家，我們將向台灣輸送物資，我們將派遣情報人員到台灣，當然台灣也有很好的情報人員。我們將做許多事情，我們可以做很多事情，希望這將足以改變中共的計劃，我們可以從一開始就阻止這場戰爭。即使他們有攻打台灣的想法，但是如果美國、台灣、當然還有日本，如果我們做了所有正確的事情，我們可以改變他們的想法，我們可以維持台灣海峽的和平。」 <text:line-break/><text:line-break/>如果中共攻打台灣，美國一定會捍衛台灣嗎？ <text:line-break/><text:line-break/>易思安說：「我不是100%的肯定，但是我要說有90%的可能性我們會捍衛台灣。我認為即使在這10%的可能性當中，即使我們沒有立刻現身，但是一旦戰爭開始一兩週，我們也肯定會現身幫助捍衛台灣。」 <text:line-break/><text:line-break/>易思安指出，美國有法律義務捍衛台灣。《台灣關係法》規定美國必須保證台灣有能力阻止中共使用武力攻打台灣。 <text:line-break/><text:line-break/>「這意味著，如果總統下令，美國太平洋司令將時刻準備幫助捍衛台灣。所以如果中共真的打破和平，那將是戰爭入侵，那將是入侵另外一個國家，那將是中共的一個極端決定。如果他們這樣做，那麼美國將準備幫助台灣。台灣有非常強大的軍隊，最大的擔子將落在台灣身上。但是，當然美國會準備幫助台灣，如果那樣的噩夢情形發生。」 <text:line-break/><text:line-break/>那麼根據《台灣關係法》，一旦中共和台灣爆發戰爭，美國應該提供何種幫助？是親自捍衛台灣，還是僅僅提供武器？ <text:line-break/><text:line-break/>「這個決定只有總統才能做出。但是在過去我們看到，從里根總統到現在的川普（特朗普）總統，美國過去的政策一直是，不但向台灣提供武器，而且幫助訓練台灣軍官和台灣軍隊。有許多事情在進行，比較低調地在進行，（美國提供）許多訓練、許多支持。我們兩國一起在做各種事情，幫助支持台灣。當然迄今從未發生過戰爭，所以《台灣關係法》從未受到過考驗。但是如果它真的受到考驗，在我看來，至少有90%的機會美國將捍衛台灣。」 <text:line-break/><text:line-break/>那是否意味著，美國將直接參與戰爭？易思安回答說：「是的。」 <text:line-break/><text:line-break/>台海衝突會引爆核戰爭嗎？ <text:line-break/><text:line-break/>如果這樣一場戰爭爆發，將會是怎樣的情形呢？ <text:line-break/><text:line-break/>「沒有辦法知道。這事從未發生過。並且我們希望它永遠不會發生。那將是噩夢。所以我們不確定會發生什麼。當然，美國對這件事有計劃，我相信是這樣。當然台灣對這種可能性也有很好的計劃。中共對這個可能性也有計劃。每個人都有計劃。但是計劃是建立在假設的基礎上，建立在猜測和想像情形的基礎上。沒有人知道實際將發生什麼。由於沒有人知道實際將發生什麼，每個人都害怕它發生。我想這是中共永遠不會試圖入侵台灣的一個原因。」 <text:line-break/><text:line-break/>有一些人擔憂，台海衝突可能迅速升級為美中核戰爭。但是易思安不這樣認為。 <text:line-break/><text:line-break/>「我認為它將是常規戰爭，我不認為它將是核戰爭。但是我不是100%確定。有很小的機會，它可能升級為核戰爭。因為假如中共入侵台灣，那意味著中共最高領導人已經瘋狂，他們已經決定冒著政權自殺的風險，所以在這樣的情況下，一切賭注都失效了。你不知道將發生什麼。這是為什麼它如此可怕。」 <text:line-break/><text:line-break/>美國應全方位加強跟台灣合作 打消中共念頭 <text:line-break/>為了防止這樣一場戰爭爆發，美國可以做些什麼呢？易思安認為，美國可以從政治、經濟、軍事三個層面加強跟台灣的合作，打消中共入侵台灣的念頭。 <text:line-break/><text:line-break/>「我認為有很多事情我們可以做。我們看到的一件事是，川普總統早先接聽蔡英文的電話。我認為這類政治信號非常好地阻遏了中共攻擊台灣的企圖。我認為我們進行高層討論很重要，我們總統和台灣總統談話是很正面的事情，我認為他們談話很重要，他們認識彼此很重要。這是第一步，是政治方面。」 <text:line-break/><text:line-break/>易思安認為，第二步是經濟方面的合作。 <text:line-break/><text:line-break/>「美國和台灣應該更多地合作。我們跟台灣應該朝著自由貿易協議的方向努力，以便台灣不會覺得只能依賴中國和中國市場。我認為有許多經濟原因和戰略原因，促使美國和台灣之間應該進行更多貿易和經濟發展合作。」 <text:line-break/><text:line-break/>最後一點是軍事和安全合作。「在這方面，有許多事情可以做，有許多改善的空間。我們可以向台灣出售更多常規武器，我們可以向台灣出售更多高端武器，比如新型戰鬥機，我們可以支持台灣的本土潛艇計劃，我們可以支持台灣的無人機計劃，我們可以向台灣出售新型坦克、新型大砲，有許多事情可以做。當然我們還可以派遣艦隊訪問台灣，我們可以進行許多軍事合作。這一切將向中共發出信息：美國和台灣是好朋友，中共試圖使用暴力、使用武力、使用軍事手段奪回台灣是錯誤的。我認為海峽兩岸困境的唯一解決方法，就是中共放棄對台灣使用武力，中共開始接受台灣是一個民主國家的客觀現實。」 <text:line-break/><text:line-break/>民主國家同盟一定會戰勝中共 <text:line-break/><text:line-break/>如果美中真的要在台灣海峽戰爭中對決，誰將取勝？ <text:line-break/><text:line-break/>「我不是100%的確定。但是我認為有非常非常大的可能性，台灣和美國以及亞洲民主國家將取得勝利。因為這不是中共對決美國，也不是中共對決台灣，這是中共對決亞洲民主制度。如果中共試圖入侵台灣，那麼它就是在攻擊所有地方的民主制度，包括日本、澳大利亞和美國。我們所有的盟友都將受到影響，我們所有的重要利益都將受到中共攻擊台灣的影響。我認為我們將勝利，我認為民主將勝利。」 <text:line-break/><text:line-break/>易思安認為，如果中共攻擊台灣，所有的民主國家都將團結起來對抗中共。 <text:line-break/><text:line-break/>「我強烈地感覺，如果中共真的試圖入侵台灣，所有的民主國家，至少它們大多數，美國所有的好朋友，加拿大、英國、法國、德國，所有國家都將團結起來，所有國家都將意識到，中共需要消失。」</text:p>
      <text:p text:style-name="P1">陳韋任   |  2018.02.27 19:54   |   <text:a xlink:type="simple" xlink:href="http://palinfo.habago.org/Entry?Command=Information_PrintForum&amp;iPage=94#FORUM36509"><text:span text:style-name="T1">#</text:span></text:a></text:p>
      <text:p text:style-name="P3">"曾看過一個美國特務從良之後的演講" <text:line-break/><text:line-break/>是否是 Confessions of an Economic Hitman (https://www.youtube.com/watch?v=5Uxo0s-dOhY)?</text:p>
      <text:p text:style-name="P1">陳真   |  2018.02.27 02:48   |   <text:a xlink:type="simple" xlink:href="http://palinfo.habago.org/Entry?Command=Information_PrintForum&amp;iPage=94#FORUM36508"><text:span text:style-name="T1">#</text:span></text:a></text:p>
      <text:p text:style-name="P2">姑且先不說習近平無限期連任好或不好，但這其實也看出中國權力結構的某種根本上的脆弱性。在某個或許正面的意義上，脆弱是好的。比方說美國就一點也不脆弱，美國總統不管誰來當，基本上都不會撼動權力的真正掌控者，一個隱形、獨立、無須改朝換代而且超越一切體制表象的永久性政權，真的是超超超穩定。在這個意義上，中國顯然遠遠比美國還要 "民主" 千百倍--如果民主僅僅意味著一種權力的更迭與轉換的話。 <text:line-break/><text:line-break/>在另一個肯定是極其負面的意義上，體制上根本的脆弱性是極其危險的，甚至是致命的，因為，敵人只要成功打擊了這個脆弱的權力核心，就有可能使之整個崩盤。 <text:line-break/><text:line-break/>大家可能以為我在胡扯，但我沒有。不但不是胡扯，這恰恰也是我一直很想講的一個想法，只是我個人有個困難，就像黃俊雄布袋戲裏那個怪老子，懂得很多絕世武功，但武功數量實在太多了，多到都不知道該使出哪一招。這意思是說，大多時候，我只能有一點點時間和心力寫 "一"，但我這個 "一" 其實是從 "一萬" 裏頭出來的，它表面上是 "一"，但它其實背後有著 "一萬" 的重量，但我總不可能每一件事把所有的 "一萬" 全倒出來，於是只能含含糊糊地講 "一"，講個粗糙的結論。結論乍看粗糙，但背後的 "一萬" 多少還是有點細緻的。 <text:line-break/><text:line-break/>曾看過一個美國特務從良之後的演講，英文的，怕大家聽不懂，而我一時也找不到影片的中文翻譯，如果有找到，我再把它貼出來，或是自己找時間寫個摘要。那個演講應該很多人知道，講美國的 "真正政府"。聽起來像個爆炸性黑幕的大揭密，但是對內行人來講，那頂多只是一種普通常識。早在羅素那個年代就再三指出這樣一個超超超穩定的帝王權力結構，由軍火商和鉅富組成。 <text:line-break/><text:line-break/>如果有個國家，它的權力結構始終掌握在一群永遠不須改選、永遠超越在體制之上的極少數人手裏，你會說它是個民主國家嗎？當然不會。羅素說，這是一種世襲體制，權力永遠牢牢掌握在軍火商與大富豪手裏。這個超超超穩定的國家就是美國。 <text:line-break/><text:line-break/>當然，我不是說脆弱就等同於民主，也許你也可以說這樣一種脆弱 (包括中國古時候的帝制)，乃是因為它僅僅集權於一人或一家身上，但美國的超超超穩定權力結構之所以如此穩定，乃是因為利益與權力由各方惡勢力所分享與共有，形成一個真正掌權、無須改朝換代的太上政府，就像一個黑幫那樣。 <text:line-break/><text:line-break/>中國原本的體制也是朝著超超超穩定結構的方向成熟發展，集權於一個由少數菁英組成的黨手中。中國共產黨雖然有上千萬黨員，但相較於十幾億人，畢竟是少數。如今，習近平卻因其個人之天縱英明，無人可比，搞得好像一時確實還非他不可，所以我是支持他無限期連任的，但這畢竟不應該是一種常態，甚至是國家發展道路上的一種警訊，警示其內在權力更迭與轉換上的某種困難。 <text:line-break/><text:line-break/>不管怎麼說，所謂民主，始終是一種騙局。馬克吐溫說得對，所謂民主選舉如果真的能改變什麼的話，"他們" 怎麼可能還會讓我們選舉？Noam Chomsky也說，美國自己都不願意在國內實施民主了，他怎麼可能會想在世界其它地方搞民主？ <text:line-break/><text:line-break/>每當有人洋洋灑灑講民主，歌頌民主，我都很想問 "你所謂民主，究竟確切是指的什麼？" 我自己的看法是這樣，傳說中那樣一種西式民主，只有可能存在於以權鬥與武鬥為核心事項的世界之 "邊緣"，例如北歐一些小國 (它們是不是真的民主，老實說我沒研究，也不清楚)。假設它們真的是以所謂清純民意做為權力與意志來源的話，那麼，這樣一種民主典範，事實上並不可能存在於以大國鬥爭關係為核心的現實世界中，而只能以小國形式，存在於世界的邊緣。並且，它們的存在，恐怕也只是一種歷史的偶然而非必然。</text:p>
      <text:p text:style-name="P1">天峰   |  2018.02.26 14:03   |   <text:a xlink:type="simple" xlink:href="http://palinfo.habago.org/Entry?Command=Information_PrintForum&amp;iPage=94#FORUM36507"><text:span text:style-name="T1">#</text:span></text:a></text:p>
      <text:p text:style-name="P3">中國夢，或者說中國能為世界和平世界發展貢獻多大力氣，有一個人非常重要，那就是習近平。因為剛剛看了中共中央關於修改憲法的建議，裏面去掉了主席任職期限的規定。看樣子習近平是要再連任下去了。確實，毛澤東以後，就只有他擁有這樣的能量了。 <text:line-break/><text:line-break/>有朋友問，我這樣不好吧? 我說目前來看，他是舍我其誰，很多改革必須要他持續推動。但是以後呢? 我開玩笑說，他退休前再把憲法對任期的規定改回去唄。</text:p>
      <text:p text:style-name="P1">鄭豐遠   |  2018.02.25 12:11   |   <text:a xlink:type="simple" xlink:href="http://palinfo.habago.org/Entry?Command=Information_PrintForum&amp;iPage=94#FORUM36506"><text:span text:style-name="T1">#</text:span></text:a></text:p>
      <text:p text:style-name="P2">我向來喜歡藝術和音樂，人們都說藝術是真善美，可是你知道嗎? 藝術品本身若有知，它們會說自己見證到的絕不是真善美，而是殘暴血腥的侵略和屠殺。世界各大博物館裡的藏品，很大一部份都是經由戰爭和殖民四處掠奪而來，可謂文明洗劫。這裡頭只有一個例外，那就是中國，誠如北京故官博物院院長單霽翔說的:「我們國家的博物館收藏的外國文物數量很少，因為過去我們國家沒有去掠奮別的國家，偷盜別的國家的東西。所以我們很多的博物館沒有外國文物收藏。故官是個例外，但是我們每一件都是來歷清楚的。」 <text:line-break/><text:line-break/>而你知道嗎? 就連這樣不偷不搶，反任人魚肉宰割瓜分、百年來被列強洗劫再洗劫的中國，它的藝術文化收藏品數量仍然遠遠高過其他國家。一個北京故官的藏品數量就是大英博物館的兩倍、羅浮官的的六倍，不但不是搶來偷來，而且其品質與其他博物館相較也是完全壓倒性的勝出，超過 90% 是國寶級。其他這些名氣響亮的西方博物館，偷拐搶騙了數百年，卻也只有少部份比例能站得上檯面。由此可見中華文化的深厚和偉大。(更正: 故宮館藏是 180 幾萬件，大英則是 800 萬件，羅浮宮 40 萬件。故宮不是大英的兩倍，而是只有是四分之一，抱歉我之前看錯了) <text:line-break/><text:line-break/>這樣一個和善的文明和國家，在世人眼中卻是妖魔鬼怪和低等落後的代名詞。反之那些表面光鮮亮麗，實際卻壞事做盡的文明，卻成了世人眼中的高貴天使。就像西遊記演的那樣，豬八戒耍了妖法，外表看來是風度翩翩、美到冒泡的帥哥，但你要看清楚，他可是吃人肉的，笨蛋們卻往往前仆後繼獻身，自願作俎下亡魂。 <text:line-break/><text:line-break/>來澳洲前，看了一些中國移民寫的文章，講到與原住民共事，讓我得到一個錯誤印象。我原先還以為可以四處可見原住民，而且其社會地位早就獲得平反，原來我錯了，事實竟與想像有這麼大的差距。陳真寫的這些，許多我原先都不知道，讓我的夜晚更加黑暗和沉重。我也發自內心盼望中國能真正發揮智慧和良善，做一個氣度和品格完全不同的大國範例，為這世界的許多悲劇劃下句點。 <text:line-break/><text:line-break/>下面是原本寫來回應之前中西文化的留言，一併貼在這裡。 <text:line-break/><text:line-break/>-------------------------- <text:line-break/><text:line-break/>來到澳洲後，經常有一種民族自信心大增的感覺，因為不管在生活工作的各個層面，洋人文化之粗糙與落後卻讓我常常感覺不可思議，有時我甚至對西方社會能否存續起了強烈的懷疑。就連個人層面，我有時也不禁懷疑洋人是不是真的在心智水平上普遍差了我們一截。語言或許是一個關鍵，而語言實際上就是一個文明的縮影，要能掌握一門語言你就得先掌握它一整個文化的基本內涵，中華文化的深度廣度卻是很驚人的。 <text:line-break/><text:line-break/>有個新進的年輕澳洲同事，長得高，姿態也很高，每天現身就像在演戲一樣，西裝畢挺油頭粉面的，講起話來裝腔作勢，就像電影裡演的那種高傲的英國人一樣。第一次共事時我問他你的專業背景是什麼 (其實我只是禮貌隨口問問)，想不到一出口嚇死人，他用鼻孔回答說自己有四個學位，我問是哪四個，結果前三個沒記住，只記得好像有律師，第四個竟然是中文 (顯然他常常以這樣的順序回答別人以博取眼球)，於是我用中文回答你在學校學了些什麼，他顯然完全聽不懂，牛皮一下被戳破，趕忙(用英文)說沒有沒有啦，我只學了一些基本，還不太會講。問題是，如果你連最基本的一句中文對話都不會講，卻還能拿個中文學位，那我不禁要懷疑起你這學位甚至整個學校的水平和可信度了。他當然從此再也不敢在我面前拿這個中文學位說嘴。 <text:line-break/><text:line-break/>洋國家就是這樣，高聲高調的，他好像以為自己的文化和英文是宇球中心，全世界理應都要學英文說英文才對，他不會體諒甚至推崇別人要能掌握一門外語所付出的心力智力，自己則十分懶惰，對其他文化連一點最基本的理解意願和能力都沒有，就一點連皮毛都算不上的”中文學位”都可以拿出來炫耀。這在中國也許沒辦法發生，因為中國強又大，你不會說中文沒辦法生存，個人得屈從文化; 在台灣我卻常常可以看到洋人生活了十幾二十年，連一句中文都不會講，原因無他，整個台灣會配合他寵他抬舉他的洋人地位，以致於整個語言和文化屈從他個人了。這時候只要他稍微口吐一句歪歪斜斜的你好或是謝謝，台灣人就會興奮得流汁了。 <text:line-break/><text:line-break/>說到底發揮作用的都是一種強弱關係，與其說人們對語言和文化有興趣，倒不如說人們感興趣的是其實是強弱與高低，往高處攀附才是多數人真正的動機，否則我在台灣為什麼從來只聽過人們想學英文，卻從沒聽過有人想學泰文或越南文? 就連英文也有高低位階的，只聽過有人想學英式口音或美式口音，怎麼沒聽過有人想學澳式口音或 Chinglish (中式英文) 或台式英文? 反之，已經身在高處的人當然更不可能自動降級去學弱的一方。 <text:line-break/><text:line-break/>說遠了，我要說的只是一個文化或一門語言，乃至哪怕只是一門知識和技術，它在人們心中的地位其實經常是十分偏頗的。那些熱門的，與其說它真的具有什麼內涵，不如說它的使用者在強弱排行上佔有優勢，而人們是傾向追逐外在強弱而非內在價值。 <text:line-break/><text:line-break/>一時強弱沒什麼，但一個文明能否長久，終究還是得看它的”家底”是否豐厚，也就是我說的深度廣度的問題。全中國最有名的老外應該是大山 (Mark Rowswell) 吧，加拿大人，卻已在中國住了三十年。中文極好，好到可以講相聲，上過四次春晚，可謂家喻戶曉。隨手找一段大山的影片: https://youtu.be/agEXWdgpKDE <text:line-break/><text:line-break/>我喜歡大山，但就像周星馳”西遊降魔篇”裡唐僧的師父說的，這樣近乎完美的中文在我看還是差了那麼一點點，差了哪一點點? 就那麼一點點。 <text:line-break/><text:line-break/>這個一點點卻關乎一個巨大的”底子”問題，中西文化的底子畢竟有著很大差別，而人不管再怎麼學習，你的靈魂永遠是長在一個根深蒂固的”母文化”上。 <text:line-break/><text:line-break/>在人格特質與言行的展現上，西方在個人層面強調外放、強調形象舉止、強調力量與作為，喜歡展現口舌社交能力，展現各方各面的競爭力。表面嗯嗯啊啊的斯文和禮貌，其實只是一種包裝，實際上他無時無刻都想秀自己，不想落人後。西方把這種張揚叫作”自信”。沒有”自信”，你在洋社會很難生存。 <text:line-break/><text:line-break/>相比之中華文化注重涵養、注重內斂與本質，謙遜、安靜、沉著一點的人總讓人感覺比較像樣。 <text:line-break/><text:line-break/>東方整個文化的”方向”與西方剛好南轅北轍，很多時候兩種文化間彷彿有一堵厚厚的牆，像海面與天空的交界那樣，各自活著不同的物種，很難溝通。至於哪樣比較好，如果你要侵略，或許西式作風比較有成效，但如果你想長久存續，那東方必定勝出。 <text:line-break/><text:line-break/>當然我說的只是一個大的輪廓的比較，小的社會各層面乃至個人，往往差距很大，不能一概而論。 <text:line-break/><text:line-break/>來澳洲之前，我非常想從事藝術和音樂，這些都是西方的強項，開始在澳洲生活後，許多時候我卻都不禁想開始教中文，進行一種文化傳播工作。洋社會沒文化是原因之一，原因之二是我的中文造脂雖就和一般人差不多，但仍然遠遠超過我的西洋藝術音樂水平，有如此”才能”不用而追求一些空洞的夢，豈不是浪費生命嗎? <text:line-break/><text:line-break/>中國在各國各地有所謂孔子學院，官方機構，似乎就是扮演這樣一種角色，可惜聽說不太會包裝和洗腦，業績不甚理想。中國夢尚未實現，我與同志等都仍需努力。</text:p>
      <text:p text:style-name="P1">陳真   |  2018.02.24 19:20   |   <text:a xlink:type="simple" xlink:href="http://palinfo.habago.org/Entry?Command=Information_PrintForum&amp;iPage=94#FORUM36504"><text:span text:style-name="T1">#</text:span></text:a></text:p>
      <text:p text:style-name="P3">（續前） <text:line-break/><text:line-break/>前一篇留言很長，匆匆寫成，詞不達意。其實，你只要看這張照片就能明白很多事： <text:line-break/><text:line-break/>https://goo.gl/dBd8Y5 <text:line-break/><text:line-break/>許多時候真是很感慨，人們到底是以一種什麼樣的心態活著？特別是像台灣這樣一個極端封閉的小島，生命與生活種種，顯得如此蒼白與扭曲。比方說，1997年當我初次來到西方社會（英國），發起一個反種族歧視運動時，所遭受到的攻擊與抹黑以及外人難以想像的各種卑劣折磨，竟然是來自於飽受歧視（卻甘之如飴或視為洋人浩蕩恩澤）的台灣留學生或台灣移民以及台灣官方（特別是台灣駐英 “大使館”）。他們 “義憤填膺”，說我抹黑西方社會，甚至要我 “證明” 西方社會存在著種族歧視（那就好像要我證明地球上有生物一樣），甚至還有人傲慢地嘲弄說我道聽途說，要我證明美國曾經故意殺死一個平民；還說不用多，只要我能證明 “一個” 就算我有理。 <text:line-break/><text:line-break/>我很驚訝，台灣人及台灣官方是山頂洞人嗎？還是來自外太空？居然對人類過去數百年來至今不變的基本歷史基調完全一無所知，難道只知道西方社會有電影 “侏羅紀公園”？有什麼 “鋼鐵人”？有比基尼金髮爆奶辣妹？有什麼足球甩哥貝殼漢？其它一概不知？ <text:line-break/><text:line-break/>一個活在所謂現代社會中的人，特別是接受所謂高等教育者，居然可以教養成這副德性，真難想像。我常納悶，這樣的智商水平，到底是怎麼當一個所謂學者？能做出什麼樣的研究？ <text:line-break/><text:line-break/>其實，一個人所能描述的這一切糟蹋他人的悲劇，不過只是白人及其一大票走狗幫凶（例如日本鬼子），數百年以來，在這星球上對其他種族所犯下的各種暴行的億萬分之一而已，猶如描述一座大山裡頭的一粒沙那般微不足道。 <text:line-break/><text:line-break/>也許，凡事有個盡頭；也許這樣一種奴役他人的歷史，總算有可能做個了結。 <text:line-break/><text:line-break/>Noam Chomsky 曾經說，美國帝國主義並沒有 “特別” 血腥與恐怖。他說，在過去，不管是英國、日本或法國，當他們崛起而有能力傷害他人時，一概都發展出一種同樣血腥殘忍的國家恐怖主義形式，其殘暴與血腥，並不亞於過去半個多世紀來的美國國家恐怖主義。 <text:line-break/><text:line-break/>包括Chomsky 在內，許多人認為，中國將開創出一種與過去帝國主義完全截然不同的大國形式，建立一種較為良好的世界秩序，互利共存，不再恣意侵略殺戮與掠奪，不再視他人生命如草芥。我想說的是，但願如此，但願中國人和中華文化能給世界帶來一點好的榜樣，而不再糟蹋異己與弱者。 <text:line-break/><text:line-break/>陳真 <text:line-break/>20180224 <text:line-break/>于南下列車上</text:p>
      <text:p text:style-name="P1">陳真   |  2018.02.24 12:09   |   <text:a xlink:type="simple" xlink:href="http://palinfo.habago.org/Entry?Command=Information_PrintForum&amp;iPage=94#FORUM36503"><text:span text:style-name="T1">#</text:span></text:a></text:p>
      <text:p text:style-name="P2">更正：不是八惡人，是講黑奴的決殺令。</text:p>
      <text:p text:style-name="P1">陳真   |  2018.02.24 03:29   |   <text:a xlink:type="simple" xlink:href="http://palinfo.habago.org/Entry?Command=Information_PrintForum&amp;iPage=94#FORUM36502"><text:span text:style-name="T1">#</text:span></text:a></text:p>
      <text:p text:style-name="P3">（續 2018. 02. 11有關澳洲） <text:line-break/><text:line-break/>上個月，英國媒體 Press Gazette 發了一篇新聞稿指出，John Pilger 在英國 "衛報" (Guardian) 的專欄被砍了。Pilger 接受訪問時說，早在三年前 (2015年) 他就被 "衛報" 掃地出門；不光是他，同時還有一些跟他類似的記者也都被炒魷魚。Pilger 說，這是因為他們的言論跟報社走向早已背道而馳。Pilger還說，"衛報" 應該就是他在平面媒體的 "最後一站" 了，應該不會再有其它報社敢用他。 <text:line-break/><text:line-break/>老實說，在比這更早之前，我已經至少七、八年不太會去看 "衛報"，因為，一個媒體究竟具有多大程度的誠實與正直，以及是否產生質變，其實很容易就能發現。建立信用很難，毀掉信用卻很容易。 <text:line-break/><text:line-break/>先岔開一下話題，如果你稍微有點基本的敏感度，你一定也能觀察發現：蘋果日報老早就變成一種反中宣傳刊物，每天造謠抹黑誇大渲染，無所不用其極妖魔化中國。其實我也知道，它早在大約十年前就已經被 CIA 所實質掌控，對此我沒有任何可以毫無顧慮而能公開指陳的證據，或者你也可以乾脆說我根本沒有證據。但我畢竟不是今天才出社會，並不是每一件事情都需要所謂 "證據" 才能知道事實。 <text:line-break/><text:line-break/>比方說，林義雄一家老小就是國民黨殺的，當我還在念高中時，我就知道這個事實。如此明明白白的事情，還需要什麼證據呢？很多事情是這樣：倘若你長久關注其相關議題，你自然就能清楚理解那些無法攤開所謂證據的事實真相。就比方說哪個政治人物乾不乾淨，圈內人或密切觀察者難道會不知道嗎？當然，絕大多數圈外人的腦袋通常是不太清楚的，很容易被唬弄，把人渣當神拿來拜。 <text:line-break/><text:line-break/>戰爭並不僅僅限於軍火，在我看來，貨幣比子彈更可怕，謊言更勝於槍炮。可憐蟲才會持槍搶銀行，政客財團及其一票幫凶走狗，只需一張嘴，一隻筆，風度翩翩就能輕易囊括天下財富與權位；而所謂輿論或民意呢，不過就是一種宣傳戰的成果，網軍不折不扣就是一支軍隊。誰掌控了解釋權與話語權，誰就勝券在握；謊言的威力，至少在中、短期之內，遠遠大於真理。事實也許勝於雄辯，但事實往往抵擋不了鋪天蓋地的謊言與渲染。 <text:line-break/><text:line-break/>比方說你看，距離就職台大校長的原訂日期，迄今已經將近一個月，但管中閔卻依舊無法上任，被一個向來極其聽話到非常不可思議的狗官--所謂教育部部長潘什麼忠的給擋了下來。不讓他上任的理由就是那些極其可笑的造謠與抹黑，比方說所謂抄襲。這些事如此可笑，學生引用老師的講義或研究手稿，然後就等於是學生原創？以後老師若再提起相關研究內容，就反而變成是老師抄襲學生？天底下有這種道理？這種腦殘鳥話居然也能拿來抹黑。但是你看，那些綠油油的御用文人及尾巴團體，比方說綠到爆的什麼 "北美洲台灣人教授協會"，卻依然一口咬定這就是抄襲，甚至還說，如果有人說這不是抄襲，那就是什麼 "世界級的大笑話"。很不可思議吧！連這麼荒唐的鳥話，居然也能因為政治顏色而硬是要瞎掰到底。 <text:line-break/><text:line-break/>累積三十幾年的近距離觀察與共事經驗，我自認比一般人更了解人渣黨及其一大票走狗文人，了解其各種不擇手段的貪婪齷齪行徑。但是，許多時候，我往往還是會感到很震驚，人性居然可以齷齪下流到如此地步，完全睜眼說瞎話，完全不擇手段。我經常問學姊一個問題： <text:line-break/><text:line-break/>"妳覺得，在這個世界上，到底有沒有什麼惡事是連人渣黨及其一票走狗文人也不屑去做的？" <text:line-break/><text:line-break/>我真是看不到這些人渣到底有沒有一個做惡的底線？ <text:line-break/><text:line-break/>也許你會說，一個極其可笑的謊言不就一下就會被拆穿了嗎？能有什麼殺傷力呢？如果你真的這麼認為，那麼，你若不是真的很 "單純" 或 "愚蠢"，就是存心胡扯。不信你問問你周遭的同事或左鄰右舍，問說為什麼台大校長遲遲無法上任？十之八九的人會回答你說："因為他好像論文抄襲做假，而且還拿財團的錢，所以很多人起來抗議。" 而且，你的周遭恐怕會有一半以上的人會說這些 "抗議者" 很勇敢很有正義感。你明知事實真相並非如此，但你覺得你有可能改變人們的想法嗎？幾乎不可能。為什麼？因為，人們會說： "大家都這麼說"。 <text:line-break/><text:line-break/>你看，比方說過去人渣黨搞的大腸花運動是怎麼搞起來的？所憑藉的所有 "理由"，哪一個不是荒唐透頂的謊言與造謠？我原先所工作的醫院有個內部群組，一些主管甚至還散發一些極其可笑的謠言，比方說什麼服貿一旦通過，至少將會有一千萬個大陸人入籍台灣，取得投票權，破壞我們的民主與自由！然後還說大部份中小企業統統都會倒閉，四、五百萬人將失業，"我們" 台灣人將會變成 "他們" 中國人的奴隸等等等。我看到這些謠言，馬上開罵，然後就退出那個院內群組，並不是我不想讓 "真理越辯越明"，而是我相信，面對鋪天蓋地存心瞎掰的謊言，即便我曾是辯論比賽冠軍也沒輒，沒有人會相信我，因為 "大家都這麼說"。 <text:line-break/><text:line-break/>過去的舊國民黨依靠這一套控制媒體進行抹黑造謠的本事來統治，想不到人渣黨才是這方面的真正高手，可謂天下無敵。而一般台灣人呢，半個多世紀來，智商始終沒有任何進化，永遠是被主流勢力所操弄愚弄的一群。 <text:line-break/><text:line-break/>注意聽哦，該畫重點的地方來了：一個人，惟有當他能清楚地意識到世界上就是會有這樣一群人，存心以謊言和謠言做為一種鬥爭與謀利工具時，然後他才有可能在每個議題上避免被誤導。 <text:line-break/><text:line-break/>這樣講很文謅謅，其實道理很簡單，換個方式說：一個人，惟有當他清楚地意識到對方是個詐騙集團時，然後他才有可能不至於蠢到去討論詐騙集團所說的每一句翻來覆去的鳥話或謊言與謠言，不至於蠢到企圖去理解詐騙集團所做的每一件事到底有什麼理念在裏頭。當然完全沒有理念可言，一切就只是為了兩個東西：金錢和權力。 <text:line-break/><text:line-break/>插播結束，話說回頭，Pilger在 "衛報" 的最後一篇文章出現在三年前 (2015年) 的 4月 22日，標題是："澳洲政府把原住民逐出家園，就是對原住民宣戰"： <text:line-break/><text:line-break/>https://goo.gl/6pKjpe <text:line-break/><text:line-break/>去年 (2017年) 夏天，澳洲總理 Malcolm Turnbull 針對白人政府過去長達一個世紀的所謂同化政策之暴行再次道歉。其實這不是第一次官方道歉，在2008年就由當時的總理Kevin Rudd 道歉過一次。 <text:line-break/><text:line-break/>1997年五月，在國內外壓力下，澳洲政府發表第一份原住民人權調查報告書，叫做 " Bringing them Home" (帶他們回家)，主要是針對在那長達百年的強迫同化過程中，調查估計約有十萬個原住民小孩 (約佔當時原住民人口的至少三分之一)，竟然被當成牲畜貓狗那樣，強制帶離他們的父母，帶到白人社區，送入收養教化機構，或送入白人家庭，說要同化他們。 <text:line-break/><text:line-break/>為什麼要這樣做呢？因為白人普遍認為原住民是低等生物 (連 "人種" 都稱不上)，頂多是介於人類與猿猴之間的一種 "過渡生物"，一種生物演化上的所謂 "缺環" (missing link)，沒資格生、養小孩。因此，為了澳洲白人血統之 "純淨"，為了保護西方高貴的文化不會被低等的有色人種或低等生物給污染，最好讓原住民滅種算了。至於已經生出來的原住民小孩 (特別是那些混血的)，就依法任意帶走，送進各種收養教化機構或白人家庭，看能不能給予心靈淨化，讓他們從低等生物向上演化，向上提昇，多少學習一點白人的高尚文明。 <text:line-break/><text:line-break/>這樣一個同化過程，其實早在1860年代左右便開始倡議，包括許多所謂學術與政策研究更是明目張膽，荒腔走板，往往先有既定結論，然後再來 "研究"；所謂白人優越論，甚囂塵上，持續至今。 <text:line-break/><text:line-break/>據我所知，至遲在1897年，澳洲就有針對原住民的法律出爐，這些法律名稱通常都很好聽，往往冠以 "保護"（protection）一詞。1906年，澳洲政府更明文規定所謂 "原住民保護官"才是18歲以前的原住民小孩在法律上的監護人，可以隨時把原住民小孩從他的父母身邊帶走。在這樣一些極其不可思議的法律底下，展開長達至少七十年的強制同化政策，一直到七零年代中期，白澳政策才停止。 <text:line-break/><text:line-break/>整個強制同化過程，惡形惡狀，喪心病狂，罄竹難書。若真要寫，得寫上七天七夜。比方說，原住民的婦女要結婚，竟然必須經過 "原住民保護官" 的審核與批准，看你夠不夠格，夠不夠高尚文明，特別是有可能危害白人血統 "純淨" 的異族通婚，更是受到嚴格管制。 <text:line-break/><text:line-break/>在澳洲，長達兩百多年一直持續至今的各種迫害性乃至滅種性的歧視政策，使得原住民不但淪為貧民與罪犯，更是從原本的數十萬人口 (一說上百萬)，甚至在1922年一度僅剩六萬多人。至於那些被強制從父母身邊帶走的原住民小孩（有些一生下來便被 "原住民保護官" 馬上帶走），強制送進各種寄養機構或白人家庭中，不但成為白人奴隸（講好聽是免費童工），而且往往遭到性侵與各種形式的虐待、毆打與傷害，更多則是在貧窮困境及深具敵意與傷害性的歧視環境中，淪為罪犯，監獄裏往往一大半是原住民小孩。 <text:line-break/><text:line-break/>英國人於1788年來到澳洲，旋即展開屠殺與強佔土地，包括強姦、凌虐與綁架為奴等等，其間更造成一支原住民族群的滅種，叫做Tasmanians (塔斯馬尼亞人)，最後一位死去的塔斯馬尼亞人的骨骸，還被當成動物標本般，送進澳洲博物館展覽。當然，有人把澳洲原住民的人口之劇減乃至滅種，歸咎於白人所帶來的各種在當地前所未見的疾病與病菌，例如天花、肺結核、百日咳、傷寒，痲疹與梅毒等等等。這樣一種帶有相當 "自然主義" (naturalistic) 傾向的描述性解釋，頂多也只是各種傷害因素 "之一" 而已，根本問題仍是出在白人根本不把原住民當成人類看待，而是當成 "動物"，一說是 "最近接人類的一種動物"，或是文明一點的，說他們是 "最接近野獸的人類"。 <text:line-break/><text:line-break/>在這樣一種白人至上的 "文明" 眼光下，被視為低等物種的一方，倘若自身防衛能力不足，自然就會遭受到各式各樣不可思議、喪心病狂的對待與傷害。比方說，白人可以任意把原住民打死，拿來餵狗 (昆汀塔倫提諾的電影 "決殺令" 中就有類似情節)，或是抓來許多原住民排成一列當靶子，練習槍法；至於姦淫、毆打與儘情虐待等等等，更屬稀鬆平常。 <text:line-break/><text:line-break/>這樣一種心態，就是當時白人的基本共識，至今其實也沒有多少改變。他們今天之所以在表面上對待其它族群減少為惡與施虐，並不是因為西方文明提昇了，而是因為力量減小了，簡單說就是受虐一方 (例如華人) 終於有了一定的反擊與自衛能力，甚至力量大到足以成為白人的提攜者。比方說，若無中國的經濟利益輸送，澳洲不可能有這過去二十幾年來的持續繁榮。倘若今天的中國依然如半個多世紀前那般積弱不振，我敢保證，現在的中國大陸肯定就是像伊拉克、阿富汗、敘利亞、利比亞或葉門等等那樣的人間煉獄，而且一切侵略、傷害與屠殺都會以 "文明" 之名，以 "保護民主自由與人權" 之名。 <text:line-break/><text:line-break/>2015年，澳洲原住民裔的知名記者 Stan Grant 在雪梨做了幾場著名的演講與座談，他說 (我隨手摘錄一些如下)： <text:line-break/><text:line-break/>"所謂澳洲夢，就是建立在種族主義的基礎上。澳洲這個國家，也恰恰就是由此一基礎誕生...而這卻標誌著我們原住民兩百多年來所遭受的驅逐、痛苦與掙扎。我們經常聽到那些高歌著所謂澳洲夢的人，卻對我們 (這塊土地的主人) 咆哮說：「你們原住民是不受歡迎的。」" <text:line-break/><text:line-break/>"當他們 (白人) 恣意享受著青春與自由時，我的同胞卻早夭，比澳洲人的平均壽命少活了10歲。我們甚至沒有自由可言。比方說，我們僅佔澳洲總人口的 3%，但監獄裏頭卻有25%的原住民。如果是原住民小孩的話，那就更慘了，高達 50%的原住民小孩被關入獄中。在澳洲，一個原住民小孩被關進監獄的機率，竟然遠比他能完成高中學業的機率還要高。" <text:line-break/><text:line-break/>"我的同胞在我們自己的土地上被任意射殺，或是得到各種傳染病致死。1820年代，政府軍及白人屯墾居民甚至對我們發動軍事種族滅絕，沒有錯，他們就是使用這樣的字眼；戒嚴法更明文規定可以當場射殺原住民。...我的同胞沒有任何權利可言，因為根據英國法律，我們根本不是人類。當1901年澳洲成為一個獨立國家時，我們甚至不存在憲法裡頭，法律更允許政府可以公然擄走我們的小孩，任意侵犯我們的隱私，強制規定我們的婚嫁對象及居住範圍。然而，這就是所謂澳洲夢。" <text:line-break/><text:line-break/>"我們被強制勞動，卻往往沒有任何酬勞，並且經常遭受種種虐待與傷害。...1963年，也就是我出生的那一年，政府對我們的驅逐與剝奪依然如火如荼，例如，政府公然入侵昆士蘭省的原住民社區，用槍指著原住民，任意將我們的家園燒為灰燼，然後將搶來的土地轉租給礦產公司以獲利。" <text:line-break/><text:line-break/>"很多人可能會說我能有今天的成就非常不容易，但實際上那是因為我的家人為我開路，我的父親因為沒有受教育權利，只能從事勞力工作，在工作中失去三根手指頭；我的祖父根本無法取得公民權；我的曾祖父因為跟我父親講了幾句原住民母語而入獄；我的外公被警察驅逐並剷平了他的家園；我的祖母在臨盆之際，竟然被醫院驅趕回家，只因為她的丈夫是原住民。" <text:line-break/><text:line-break/>"我很喜歡這片豔陽大地，廣闊平原，山嶺蜿蜒，一望無際。但我也經常想到，我的同胞就是在這片美麗大地上遭受屠戮，任意射殺，疾病蔓延。我們 (做為一個人) 的基本權利蕩然無存，因為，根據英國的法律，我們根本不存在。當白人看著我們時，在他們眼中並不是看到一個人，而是看到一種次人類 (subhuman)。 <text:line-break/><text:line-break/>"Charles Dickens (雙城記及塊肉餘生記作者) 是英國偉大作家，提起原住民，尚且說 「最好能把他們從地球表面清除。」 Arthur Phillip (英國海軍上將，派來澳洲當總督)，(甚至把我們當成獵物般)，在彷彿以襲擊為樂的派對中，竟發出指令說：「去吧！去砍幾個黑色的麻煩鬼的頭顱回來！」" <text:line-break/><text:line-break/>1973 年，白澳政策才結束。表面上結束，骨子裏的偏見與歧視依舊存在至今。舉個例，前年 (2016年)，澳洲北領地的 Don Dale Youth Detention Centre (東達爾少年拘留所)，涉嫌虐待原住民少年犯，影像流出，引起澳洲各地抗議。這時候，The Australian (澳洲銷售量最大的報紙) 的總編輯卻刊登了這樣一幅種族歧視的漫畫： <text:line-break/><text:line-break/>https://goo.gl/yiv41Y <text:line-break/><text:line-break/>這漫畫意思是說：你看，這些原住民低等物種，整天喝得醉醺醺，他們連自己的小孩叫什麼名字都不知道。 <text:line-break/><text:line-break/>上述網址中，報導的最後面還有另外一幅漫畫，也是同一位漫畫家自以為幽默的 "傑作"。這回是歧視印度人。漫畫中是一群度人，拿大鐵鎚把太陽能發電板整個敲碎，然後大家就蹲在地上研究這東西到底能不能吃、好不好吃。其中一個說："不好啦，別吃啦。" 另一個說，"嗯，且讓我沾點芒果醬來試試味道"。這漫畫發表於三年前巴黎氣候高峰會之際，潛台詞是這樣："聯合國提供援助給這些低等國家，幫他們節能減碳是沒有用的啦，這些是低等人種，他們不懂得太陽能發電這些高科技啦。" 你看像不像台灣的自由人渣報抹黑大陸人的心態與手法。 <text:line-break/><text:line-break/>上述 Stan Grant 的演講中提到，澳洲原住民的平均壽命比一般澳洲人少10歲。事實上，依據 Oxfam 澳洲分會的數據，應該是少活10-17歲。Oxfam還指出，大部份的澳洲人過著全世界最好的生活品質之一，但其原住民卻過著跟全世界最貧窮國家的人一樣的生活水平，一樣高的死亡率；特別是小孩，飽受貧窮與疾病之苦。根據聯合國 2009年的原住民調查報告指出，全世界的國家之中，原住民與非原住民的生活水平落差最大的，就是澳洲和尼泊爾。 <text:line-break/><text:line-break/>為了應付外界從不間斷的批評，澳洲政府在十一年前就擬定了一個 "弭平計劃" (Closing the Gap)，揚言要在健康及平均餘命、就業率、入監率、經濟收入、婦女受暴與兒童安全等各方面，消除原住民和非原住民之間的差距。弭了十一年，往往經費不足，口惠而實不至，甚至越弭差距越大。長年以來，國際特赦組織對此再三發出譴責。兩、三個星期前，國際特赦組織還一連發了兩、三篇新聞稿，再度指控澳洲政府不應該總是以監獄來對付原住民小孩，而是應該改善他們的基本福利與生活條件，而不是一方面在政策上歧視之，使之貧窮，剝奪其基本生存權利，使之淪落至社會底層，另一方面卻又用高壓手段對付，把他們動輒送入監牢，求處重刑，或在不見天日的監獄中經常性地、體制性地對之施以酷刑或漠視其遭受虐待。 <text:line-break/><text:line-break/>國際特赦組織還說：前年發生在東達爾少年拘留所的虐囚事件，澳洲政府不應該以所謂 "偶發個案" 的說詞來掩飾相關問題的普遍嚴重性。國際特赦組織說："長年以來，我們在澳洲每個省以及每個原住民的居住地，揭發過許多殘無人道的虐待原住民小孩的事件，其中還包括性侵。" 所謂弭平計畫，弭了這麼多年，"澳洲原住民小孩被送進監牢的比例，竟然高達非原住民小孩的 25倍！" <text:line-break/><text:line-break/>去年 (2017年) 三月，聯合國婦女受暴特別調查員 Dubravka Šimonović 女士，針對澳洲原住民婦女受暴情況指出：她們不但遭受種族歧視，而且也遭受性別歧視以及因為貧窮而衍生的階級歧視。報告指出，這個多重歧視不光是來自於個人，更是一種結構性與體制性的歧視與迫害形式，這使得澳洲原住民婦女比一般婦女有高出34倍以上的家暴機率以及3.7倍的被強暴比例。Dubravka Šimonović 譴責，所謂弭平計畫已經實施十一年，不但每一年繳出不合格的成績單，而且原住民女孩己身受暴及入獄機率卻反而持續攀升。 <text:line-break/><text:line-break/>有件事很荒唐，製造原住民小孩生活困境的是澳洲白人政府，它才是真正元凶，但是，在 2007年6月，澳洲總理John Howard 竟然以 "保護原住民兒童" 為理由，宣布收回澳洲原住民的 "北領地"（NorthernTerritory）自治權。2008年10月24日，John Pilger 對此寫了一篇文章： <text:line-break/><text:line-break/>https://goo.gl/BWgTx4 <text:line-break/><text:line-break/>我大約摘要一下： <text:line-break/><text:line-break/>Pilger 引用2005年聯合國 "根除種族歧視委員會" (The Committee on the Elimination of Racial Discrimination，簡稱 CERD) 的報告指出，澳洲是全世界已開發國家中，種族歧視最嚴重的地方。Pilger 把澳洲白人政府的所作所為，等同於當年南非白人政府惡名昭彰的種族隔離政策。Pilger 並譴責澳洲人對此卻悶不吭聲，袖手旁觀，坐視不管。 <text:line-break/><text:line-break/>Pilger譴責澳洲政府掠奪原住民所屬北領地之藉口，居然是 "保護原住民兒童"。就在選舉之前，澳洲總理 Howard 突然宣佈 "國家緊急狀態"，派軍隊入侵北領地，說要 "保護原住民兒童"，並且說原住民小孩在家裏受到虐待的 "人數之多"， "是你所無法想像的" (unthinkable numbers)。Pilger 說，政府在這項所謂 "國家緊急行動" 中，一共移送了7433個 "疑似" 兒童虐待的原住民小孩給醫生看。醫生"證實" 他們長年生活貧困，陷入極端形式的貧窮，毫無生活資源。Pilger說，醫生們的這樣一些 "發現"，難道不是眾所皆知、難道不是長年歧視政策所造成的嗎？ <text:line-break/><text:line-break/>至於這七千四百多個 "疑似" 兒童虐待的個案，調查到最後，居然只有四個是可能成立的。Pilger說，這就是所謂 "人數多到你無法想像" 的真實情況。而且，其中甚至還涉及自導自演，比方說什麼 "有人" 爆料說哪個原住民家庭裏頭有 "性奴隸"，這個匿名的爆料者後來被揭穿原來是澳洲政府職員自己瞎掰。 <text:line-break/><text:line-break/>Pilger說，澳洲政府採取兩面手法，一方面假裝為過去兩百年來的暴行對原住民道歉，一方面卻又繼續加大力道迫害原住民。他說，澳洲政府之所以如此裝模作樣、大費周章地奪取北領地，是因為那裏有著全世界最豐富的鈾礦。Pilger引用澳洲一位著名的小兒科女醫師的說法，她同時也是一個反核武人士，叫做 Helen Caldicott，她說，"澳洲政府掠奪北領地，跟兒童性虐待完全扯不上關係，而是跟蘊藏量豐富的鈾礦有關，並且企圖把它變成核廢料的儲存地。" <text:line-break/><text:line-break/>如果你長年關注核武及貧鈾彈，你應該聽過這個團體，叫做 "國際醫生反核武組織" (International Physicians for the Prevention of Nuclear War)，簡稱 IPPNW。這團體曾經在1985年獲得諾貝爾和平獎，其創辦人之一就是這位 Helen Caldicott，今年已八十歲。 <text:line-break/><text:line-break/>Pilger說，北領地的鈾礦由一家美國跨國公司承包，公司名稱叫做 Halliburton，是全世界最大的跨國石油與天然氣公司之一。這公司的前CEO是誰呢，就是Dick Cheney (錢尼)。錢尼這個兩手沾滿千萬人血腥的人渣是誰呢？這個應該不用我介紹了。John Kerry 是歐巴馬的國務卿，2004年曾對紐約時報爆料指控錢尼所曾擔任多年CEO的 Halliburton公司，藉著伊拉克戰爭，"從伊拉克大撈一筆"。 <text:line-break/><text:line-break/>底下有張澳洲的照片，我就拿它做個結尾。 <text:line-break/><text:line-break/>https://goo.gl/dBd8Y5 <text:line-break/><text:line-break/>每天忙忙忙，疲憊不堪；生命與生活之疲累與煩瑣，不知何時方休。寫沒幾個字就快三點了，再寫下去就要天亮了，一早還得出發北上，今天是站樁日。這些永遠寫不完的血淚與齷齪，我就先寫到這。許多時候，實在很不願意去想到這些事，一想起來就覺得很挫折，有時挫折到感覺很不光采；知道得這麼多，卻幾乎什麼也沒做。</text:p>
      <text:p text:style-name="P1">天峰   |  2018.02.21 12:37   |   <text:a xlink:type="simple" xlink:href="http://palinfo.habago.org/Entry?Command=Information_PrintForum&amp;iPage=94#FORUM36501"><text:span text:style-name="T1">#</text:span></text:a></text:p>
      <text:p text:style-name="P2">手賤，點了陳真醫生的鏈接，整個人都不好了。趕緊找陳力的原版。下面不是枉凝眉，而是葬花吟。 <text:line-break/>https://www.youtube.com/watch?v=TGw4bROR-oc</text:p>
      <text:p text:style-name="P1">陳真   |  2018.02.21 00:04   |   <text:a xlink:type="simple" xlink:href="http://palinfo.habago.org/Entry?Command=Information_PrintForum&amp;iPage=94#FORUM36500"><text:span text:style-name="T1">#</text:span></text:a></text:p>
      <text:p text:style-name="P3">站樁聲明 <text:line-break/><text:line-break/>若雪·柯利（Rachel Corrie）是一位猶太裔美國少女，2003年3月16日，在一場支持巴勒斯坦人的行動中，遭以色列國防軍的武裝推土機輾死，年僅24歲。因為她的緣故，我們成立這個網站；稱不上一個組織，成員鬆散，來去自如。每個月都會挑一個周六靜站，時間是下午三點到五點，地點大多是在台北市和平東路、師大路口人行道上（北側：面向師大路），有些時候則是在以色列駐台辦事處或是美國在台協會的大門口。截至2018年2月24日，剛好站滿120個月，也就是10年，自然還會繼續站下去。 <text:line-break/><text:line-break/>人們常問： "你們的訴求是什麼？" 這問題有點難以回答。簡單這麼說，我們基本上並不相信戰爭，尤其反對軍事侵略。因此，不僅限於以色列與巴勒斯坦的衝突，其它相關問題亦在關心之列；而這必然將涉及以美國為首的諸多國家長年以來的所作所為，充滿詭詐、操弄、血腥與謊言。 <text:line-break/><text:line-break/>對於戰爭與侵略、謊言與政治種種，我們所知道的， 相較於一般人，或許要多上一些。但是知道的這麼多，為它所做的卻又如此稀少；只能說，百忙之中，我們能做的就也只是這樣了。千言一語，一字萬言，很多想法難以輕易表白。網站上有許多文字，如果你認同我們的感受與想法，歡迎加入靜站。 <text:line-break/><text:line-break/>"反戰" 只是一種隱喻，戰爭與殘酷其實就在生活四周，無所不在，就如維根斯坦在二戰後所言： <text:line-break/><text:line-break/>"這年頭，強調這場戰爭的恐怖，已經成為一種時髦。但我並不覺得它有什麼特別恐怖之處。這端視你是否有著這樣一雙眼睛，足以看見生活周遭，無時無刻其實都有著跟這場戰爭一樣恐怖的事情發生。" <text:line-break/><text:line-break/>以巴很遠，伊拉克很遠，阿富汗、葉門、利比亞與敘利亞統統都很遠，但人心的距離並不遠。維根斯坦這段話，或許才是我們想站在這裏的一個根本原因。訴求無它，無非就只是想表達一種渴望，希望世界能向著一個比較好的方向逐漸走去。 <text:line-break/><text:line-break/>紀念若雪巴勒斯坦資訊網 <text:line-break/><text:line-break/>2018. 02. 24. <text:line-break/><text:line-break/>網址：http://palinfo.habago.org/ <text:line-break/><text:line-break/>Email： pal.letters@gmail.com</text:p>
      <text:p text:style-name="P4"/>
      <text:p text:style-name="P1">陳真   |  2018.02.20 16:28   |   <text:a xlink:type="simple" xlink:href="http://palinfo.habago.org/Entry?Command=Information_PrintForum&amp;iPage=95#FORUM36499"><text:span text:style-name="T1">#</text:span></text:a></text:p>
      <text:p text:style-name="P3">(續前) <text:line-break/><text:line-break/>不能光講好的，也有爛的，像底下這個就是。我還以為是在演奏軍歌咧，差點想立正站好。 <text:line-break/><text:line-break/>https://www.youtube.com/watch?v=hgbA4jfDsVU <text:line-break/><text:line-break/>以下是題外話，跟上頭無關： <text:line-break/><text:line-break/>我總覺得，咱們學洋人的東西似乎比較容易(畢竟從小到大對其文化與思維及生活方式種種，如雷灌耳)，但洋人要入門中華文化卻很難，即便是純理性的知識與學術似乎也一樣；光是學個中文恐怕就很不容易。中文比較不科學，繞指柔，微妙飄浮難說定。</text:p>
      <text:p text:style-name="P1">陳真   |  2018.02.20 16:01   |   <text:a xlink:type="simple" xlink:href="http://palinfo.habago.org/Entry?Command=Information_PrintForum&amp;iPage=95#FORUM36498"><text:span text:style-name="T1">#</text:span></text:a></text:p>
      <text:p text:style-name="P2">(續2018.02.18) <text:line-break/><text:line-break/>同樣是先前提到的那個節目 "經典詠流傳"，推薦第二首詞曲，叫做 "枉凝眉"，它是紅樓夢中的一首詞。1987年，大陸電視劇 "紅樓夢" 中，作曲家王立平給它譜了曲，原主唱就是這位陳力女士。 <text:line-break/><text:line-break/>至於男歌者余少群，我覺得他唱得特別好，光聽兩句就想找眼淚瓶了，不信你聽聽。余少群就是陳凱歌的電影 "梅蘭芳" 中，那個年少時候的梅蘭芳。請聽： <text:line-break/><text:line-break/>https://www.youtube.com/watch?v=0ja8GTQ6zh8 <text:line-break/><text:line-break/>記得音量要調大聲點才聽得出味道。 <text:line-break/><text:line-break/>曹雪芹的 "枉凝眉" 如下，寫得真是太美了： <text:line-break/><text:line-break/>一個是閬苑仙葩，一個是美玉無瑕。 <text:line-break/>若說沒奇緣，今生偏又遇著他；若說有奇緣，如何心事終虛化？ <text:line-break/>一個枉自嗟呀，一個空勞牽掛。 <text:line-break/>一個是水中月，一個是鏡中花。 <text:line-break/>想眼中能有多少淚珠兒？怎禁得秋流到冬盡，春流到夏！ <text:line-break/><text:line-break/>我向來很不願意朝功利的方向去談文化、思想或藝術，畢竟它的價值絕非金錢或任何有價之物所能衡量。我們之所以親近 "美"，不是因為它值錢或有用，而僅僅只是因為它很美。但是，若一定要朝功利方向談的話，我很想說，台灣的年輕一代，被人渣黨這群無惡不作的貪婪人渣給洗腦，竟然把自己身上最珍貴的東西給當成垃圾，當成賤畜毒素，到頭來，受到傷害的卻是你自己。 <text:line-break/><text:line-break/>就連大老粗川普以及許多美國有錢人都知道要趕緊讓自己的子孫輩學中文，念唐詩宋詞，台灣人卻說那是賤畜毒素。天底下怎麼會有這麼蠢的人，居然被政客人渣給愚化成這副德性。 <text:line-break/><text:line-break/>人工智慧興起，不光是工作，就連知識與技術都將會大洗盤，重整既有秩序，很多工作會消失，很多知識會邊緣化，但是，把中文學好，充實相關知識與文化，我猜以後應該至少不會失業才對，至少可以教洋鬼子中文。 <text:line-break/><text:line-break/>更重要的是，我相信，在可預見的將來，世人所熟悉的，傾心的，仰慕的，傳頌的，不會僅僅是莎士比亞，不會僅僅是浮士德，不會僅僅是 (蒼白乏味缺乏想像力的) 哈利波特，不會僅僅是羅素與維根斯坦，而會是紅樓夢、西遊記、沈從文、金庸、李白、蘇軾、老莊與孔子等等等。 <text:line-break/><text:line-break/>這不是趨勢預言，這只是一種對於正在發生之中的事實描述。</text:p>
      <text:p text:style-name="P1">楊世主   |  2018.02.20 13:58   |   <text:a xlink:type="simple" xlink:href="http://palinfo.habago.org/Entry?Command=Information_PrintForum&amp;iPage=95#FORUM36497"><text:span text:style-name="T1">#</text:span></text:a></text:p>
      <text:p text:style-name="P3">我家有電視棒是window10,下載hello tv真的可以看內地多台，畫質感人，鳳凰也很順，謝謝Marcus.解決我一直找不到鳳凰台直播的問題，巴勒網好棒，真心覺得，順便祝這裡的朋友狗年平平安安如意順心。</text:p>
      <text:p text:style-name="P1">Marcus Yang   |  2018.02.20 08:37   |   <text:a xlink:type="simple" xlink:href="http://palinfo.habago.org/Entry?Command=Information_PrintForum&amp;iPage=95#FORUM36496"><text:span text:style-name="T1">#</text:span></text:a></text:p>
      <text:p text:style-name="P2">前面看了幾篇大家有提到網路電視，其實也不用特別買電視盒，若陳醫師有筆記型電腦或者桌上型電腦，作業系統是WINDOW 10的話，系統裡面有一個微軟的APP市集"HELLO TV"個人覺得非常好用，我也都用它來看鳳凰新聞（歸類在測試頻道的大項裡），這邊附上網址，https://www.microsoft.com/zh-tw/store/p/hello-tv/9nblggh4ts8g，若是WINDOW 10的系統應該可以直接取得安裝，這個算是相對簡單方便的做法，給大家參考一下。 <text:line-break/></text:p>
      <text:p text:style-name="P1">中正仁和   |  2018.02.19 15:34   |   <text:a xlink:type="simple" xlink:href="http://palinfo.habago.org/Entry?Command=Information_PrintForum&amp;iPage=95#FORUM36495"><text:span text:style-name="T1">#</text:span></text:a></text:p>
      <text:p text:style-name="P3">謝謝天峰有關傅立民演講稿的鏈結。傅立民算是美國少有的中國通，他的意見一向很受美國政府跟國會重視。 <text:line-break/>不過他這篇講演，跟中國有關的部分並沒有新意。倒是對現在美國政府輕乎外交的重要大加撻伐。白宮在2018的聯邦預算中把國務院的預算從歐巴馬時的380億美元減到270億，減幅29趴。在所有政府機關中僅次於被砍31趴的環保署。所以難怪他做為一個外交老兵要忿忿不平了。</text:p>
      <text:p text:style-name="P1">天峰   |  2018.02.19 15:06   |   <text:a xlink:type="simple" xlink:href="http://palinfo.habago.org/Entry?Command=Information_PrintForum&amp;iPage=95#FORUM36494"><text:span text:style-name="T1">#</text:span></text:a></text:p>
      <text:p text:style-name="P2">我前兩個月才買了台小米盒子3海外破解增强版，送給個移民澳洲的同學。因爲他回來和我們聊天時說，在澳洲這個大農村呆久了，腦子明顯跟不上我們的轉速，於是建議他多看國内電視，比如央視1套2套還有央視新聞頻道。畢竟他不像他哥哥，去了澳洲就從公務員起步再到投行，混白人圈子，他一直都是混中國人圈子，那邊中國人太多，就算不懂英文，生活也好好的。 <text:line-break/><text:line-break/>扯遠了，他現在用的挺好，央視啊鳳凰啊還有N多地方臺，甚至一些vip收費節目都破解免費了，還行吧。買也容易，上萬能的淘寶就行。輸入關鍵字搜索，找到評論最多的那幾個店，選擇評論靠譜的，再和店家交流，覺得店家靠譜的，就下單。畢竟盒子是硬實力，能滿足你觀看需求的是店家的軟實力。我説這些是因爲我是個大爺型的消費者，注重服務，所以買不是很懂的東西，都喜歡找售前能熱心科普，售後能及時維護的賣家。之前換vpn,我不是很懂操作，都是讓店家遠程幫我設置的。</text:p>
      <text:p text:style-name="P1">甄力民   |  2018.02.19 09:20   |   <text:a xlink:type="simple" xlink:href="http://palinfo.habago.org/Entry?Command=Information_PrintForum&amp;iPage=95#FORUM36493"><text:span text:style-name="T1">#</text:span></text:a></text:p>
      <text:p text:style-name="P3">我有買給老媽一台安博盒子，我不建議購買，因為在大陸電視直播的品質上很有問題，經常都無法連線收看，但是我媽最近還想再買一台，因為在看大陸戲劇等非直播影片比較沒有問題，但是我愛看的鳳凰台和cctv都總是無法觀看，常常在想台灣最自豪的民主自由原來就是這種德行。</text:p>
      <text:p text:style-name="P1">陳真   |  2018.02.19 02:25   |   <text:a xlink:type="simple" xlink:href="http://palinfo.habago.org/Entry?Command=Information_PrintForum&amp;iPage=95#FORUM36492"><text:span text:style-name="T1">#</text:span></text:a></text:p>
      <text:p text:style-name="P2">謝謝小余，有人推薦我用 "安博"，但我還沒買來試。這類東西很重要，算是一種大腦養份與心靈藥方。特別是在一個像台灣這樣的極端封閉社會裏，不想讓自己以及下一代變成腦殘的，就得自救才行。不光自救，也得救人，畢竟你不可能期待能夠有多少年輕一代的人能夠聰慧、強悍到足以超脫這樣一種毫無下限的(刻意)愚化環境。 <text:line-break/><text:line-break/>這當然不是說台灣不存在專業性，而是說專業是一種極其狹隘的 "技術性" 知識，甚至是技藝性，用不上多少腦子(例如醫生、護士)；專業 "本身" 稱不上一種教育，就比方說你也許很會修理汽車，或是很會開藥，很會開刀，很會開飛機，或是很懂得化學等等，但這對你的腦子和心靈能有什麼作用呢？微乎其微。但人們卻往往因自身之某種專業性，或是因為自己經常出國旅遊，進而誤以為自己是個受過良好教育者並足以理解種種人事物，但事實上卻很可能是一群缺乏適當教育與文化刺激的草包。 <text:line-break/><text:line-break/>在台灣，不管是念人文或念理工，不管學經歷高低，不管有沒有留過洋，喝過洋墨水，其實都很可能淪為這樣一種草包；從小到大，精神上或文化上每天無時無刻吃一大堆百害無一利的垃圾食物長大。 <text:line-break/><text:line-break/>我想講的這種現象，因其微妙而難以描述。但這現象在這島上卻極其普遍，因其極端普遍，所以也就更加難以取得共鳴。比方說，你說柯文哲事實上就是個識字的 "文盲"，是個大草包，你覺得幾個人會同意你的說法？少之又少，而他自己當然更不會同意，甚且自我滿意度破表。 <text:line-break/><text:line-break/>今天，如果我們是要描述某種可以量化或肉眼可見的東西，比方說某種犯罪率，很容易就能描述清楚，但是文化現象卻不是這樣一種東西，就如同你要說明升學率很容易，但要描繪升學主義卻很難。 <text:line-break/><text:line-break/>以兩岸來說，不管是透過文字、影像或是無數的實際生活經驗，聽大陸人講話，聽他們表達一種思維和感受，甚至僅僅只是陳述一種事實，常讓我感到很震驚，因為用詞靈活微妙而寬廣，而且複雜多變，一字萬言。但在台灣卻不然，不管是透過文字、影像或是無數的實際生活經驗，你每天聽到的卻永遠是固定的那幾個句型，甚至一模一樣的句子，淺薄單調到同樣令人震驚的地步。 <text:line-break/><text:line-break/>嚴格說來，這島上的人其實連中文都不會，他就只會不斷反覆發出同樣那幾個中文句子，並有著幾乎完全一模一樣的思維。在這個意義上，你根本不應該說甲和乙或丙有何不同，就如同我沒法區分某三隻蒼蠅彼此之間除了體型大小不同之外，有何不同？同一種面目，同一種思維，同一套極其狹隘的單一價值觀，發出同樣的句子叫聲。 <text:line-break/><text:line-break/>當然，我自己也是這個極端封閉小島的一個受害者，跟旁人的差別也許僅僅只是在於我有病識感，我很早就深深意識到這樣一個 "病"。 <text:line-break/><text:line-break/>30 年前，剛當醫生時，開始有了同事，開始和政治圈以外的人有所接觸，對於周遭同事們操著幾乎一模一樣的句子，一模一樣的話題，一模一樣的思維，感到非常的震驚。這使我很害怕，根本不敢和大家一起吃午餐，因為常感到很尷尬。我一方面很不願意撒謊或演戲或假裝配合人們高度一致性的熱情所在，但我也同樣不願意 "做自己"，我總是盡一切努力不想讓自己看起來更像個怪物。究竟是應該真實以對，還是盡量跟人們虛與委蛇，一邊是刀山，一邊是油鍋，不管怎麼做其實都很痛苦。 <text:line-break/><text:line-break/>每當同事們談起音樂、電影、文學或政治，我更害怕。所謂音樂就是 KTV 經驗談，要不就是談論一些我根本不認識的偶像歌星之個人八卦，或是聽那些真是難聽到極點的流行歌；所謂電影，就是談論那些腦殘到爆的好萊塢鉅片，或是一些非常低能低俗但卻往往十分賣座的台製大爛片；所謂文學，就是什麼劉墉、小野(這年頭就是什麼幾把刀先生之類)；所謂政治，當然更可怕了，百分之九十九點九九九就是不斷覆述當權者所教誨與散播的幾個特定思維，甚至特定幾個句子。在這樣一種環境中，你若真的 "做自己"，那就慘了，等於是 "做怪物" 的意思。 <text:line-break/><text:line-break/>萬一逃不了尷尬痛苦場面，我一般都是保持沉默，最好隨時戴個口罩，避免尷尬痛苦表情被人察覺。沉默久了，於是就經常在同事間留下一個深刻印象，人們總是認定我不喜歡文學藝術，不愛聽音樂，討厭看電影等等。 <text:line-break/><text:line-break/>可怕的並非思維內容的單調屬性，更可怕的是完全單一的表達方式。記得當醫生第一年，剛進去醫院不久，有一回搭電梯準備下班，從等電梯、進電梯到出電梯，不過短短三分鐘，感覺卻像30年那樣漫長而坐立難安。我忘了當時大家的討論話題細節，只記得好像是在講某個名人的長相與身材之類，大家看我都不出聲音，於是問我意見，我好像只回了一句 "妳們在討論的那個人是誰？"，結果你知道嗎？在電梯裏，五、六個護士竟然不約而同做出 "假裝快要跌倒、然後差點撞到牆壁" 的動作。 <text:line-break/><text:line-break/>我當時很訝異，一群人怎麼會瞬間同時做出一模一樣的動作？我那時還沒有錢買電視，所以並不知道這是綜藝節目的典型搞笑動作。但是，當我後來知道同事們的動作是從電視上學來時，感覺更驚訝了，人們的從眾性怎麼會如此之高？連句子都固定那幾句，彷彿喪失了一種最基本的、足以標誌個人特異性的 "表達方式" 與 "表達內涵"。 <text:line-break/><text:line-break/>這兩樣東西很重要，特別是 "表達方式"，更是反映了心靈應有的一種獨特性，但你很難在這島上感受到這樣一種東西；所謂多元，在這島上並不存在，甲乙丙之間的差別，不過就是履歷表上那些事實上無足輕重的 "資料"，除此之外，並無差異，同質性高到連講出來的句子都一模一樣，永遠就是那幾句。許多時候，打開台灣的電視，不管什麼節目，光是用聽的都覺得痛苦到極點，難道使用一點別的句子有那麼難嗎？ <text:line-break/><text:line-break/>我很喜歡看鳳凰衛視的各種訪談或人物介紹，比方說名人面對面，比方說冷暖人生，比方說風雲對話，比方說風範大國民，比方說鏘鏘三人行等等等，似乎再怎麼冷門的人事物都能說得極為生動，令人讚嘆。但是，台灣的類似節目，比方說一些名人訪談，或是介紹什麼有碗糕夢想碗糕愛心的人事物之類，主持人或訪問者將要說些什麼句子，將要問些什麼問題等等，我絕對可以事先預料，因為永遠就是那幾個句子幾個說法。 <text:line-break/><text:line-break/>很不可思議的是，這樣一個極端罕見的封閉小島，卻居然總是以 "開放與多元" 自我標榜，進而輕視對岸，說大陸沒文化，沒個性，沒創意，沒自由。</text:p>
      <text:p text:style-name="P1">小余   |  2018.02.18 21:01   |   <text:a xlink:type="simple" xlink:href="http://palinfo.habago.org/Entry?Command=Information_PrintForum&amp;iPage=95#FORUM36491"><text:span text:style-name="T1">#</text:span></text:a></text:p>
      <text:p text:style-name="P3">陳真醫師可以考慮買 越獄過的小米盒子3不貴大概兩三千，可以看對岸新聞電視包括地方台，以前還可以看鳳凰台現在似乎不行了</text:p>
      <text:p text:style-name="P1">天峰   |  2018.02.18 14:02   |   <text:a xlink:type="simple" xlink:href="http://palinfo.habago.org/Entry?Command=Information_PrintForum&amp;iPage=95#FORUM36490"><text:span text:style-name="T1">#</text:span></text:a></text:p>
      <text:p text:style-name="P2">各位新年好！ <text:line-break/><text:line-break/>無意中看到篇文章，是尼克松訪華的首席翻譯傅立民（Chas W. Freeman, Jr.）2月8日在美國國防大學的演講稿，題目是《The United States And China: Game Of Superpowers》。我英文不好，看了個大概，文中著重分析了中美間的分歧，以及各種處置分歧方法的利弊，覺得算是美國少有的理智派。 <text:line-break/><text:line-break/>巴勒網也有相應文章板塊，就分享一下。有興趣可以看看。 <text:line-break/><text:line-break/>_________ <text:line-break/><text:line-break/>https://lobelog.com/the-united-states-and-china-game-of-superpowers/</text:p>
      <text:p text:style-name="P1">陳真   |  2018.02.18 01:27   |   <text:a xlink:type="simple" xlink:href="http://palinfo.habago.org/Entry?Command=Information_PrintForum&amp;iPage=95#FORUM36489"><text:span text:style-name="T1">#</text:span></text:a></text:p>
      <text:p text:style-name="P3">大家聽我老提起維根斯坦，聽了21年，聽到耳朵都快長繭了吧，但是沒辦法，哲學家之中，我只懂得他，另外也許還懂得半個齊克果。 <text:line-break/><text:line-break/>維根斯坦一生寫了上千萬字，死後出版了幾十本書，再加上其它各種手稿與書信，數量驚人，但我把它們全都給讀遍了。不但讀遍，我相信我是了解他的。每次來到他墳前，我常在心裏頭對他說："維根斯坦先生，你是個幸福人兒你知道嗎？因為這世上有人了解你。" <text:line-break/><text:line-break/>大家也老聽我提起沈從文，聽了少說也有30年。古往今來所有作家裏頭，沒有一個作家的為人與文字如此感動我。我家書架上最顯眼的位置永遠是沈從文，厚厚幾十大冊全套作品 (岳弘送的)。但我其實僅僅讀過他的極少數文章，因為我怕他 "碎了我的心"。維根斯坦頂多只是 "傷害" 了我的前途，但沈從文卻很可能全方位地影響我的生命，連我一顆心都會給溶化，這是不利於生存的。面對生活，我得剛強、殘酷與無情。 <text:line-break/><text:line-break/>大家應該也常聽我提起鳳凰衛視的陳曉楠和她的 "冷暖人生"。從2003年至今也已經15年了，但我其實只看了四年，後來只錄不看，錄了一大箱的光碟片，錄給誰看呢？當然是錄給後世的人看，但我自己不敢看，就讓它去 "荼毒" 別人好了。至於我自己呢，道理同上，面對生活，我必須 "融入" 這個世界，盡量讓自己冷漠、殘酷與無情。這樣比較好，顯得正常些，別老想著那些水啊風啊雲的。但我倒很希望別人能盡量多看 "冷暖人生"。將來死後，我沒什麼遺願，若要說上一個，那就是希望這節目能夠普遍流傳。 <text:line-break/><text:line-break/>台灣至今禁止大陸的電視台進入台灣，理由是說大陸電視節目水準太低，充滿封建落後獨裁與謊言，不適合文明開放進步自由的台灣人觀賞。十年前剛回台灣時很不習慣，因此不惜耗費鉅資裝設高科技雷達，直接從天上衛星攔截訊號，想辦法收看鳳凰衛視，後來有七、八年的時間都收不到穩定訊號，加上太忙沒時間處理，因此根本沒法看。 <text:line-break/><text:line-break/>不過，這樣也好，因為當你看到大陸的節目，再回頭看台灣每天千篇一律的腦殘節目與爆奶爆紅爆夯三爆新聞時，真的是不如掐LP自殺算了。既然兩岸遲遲無法統一，不如想辦法盡量讓自己腦殘，盡量 "融入" 台灣社會，少去接觸那些含有中華文化毒素的東西。因此，我其實已經至少有七年的時間不曾再看對岸的節目，更不用說 "冷暖人生" 了。 <text:line-break/><text:line-break/>累了十多天，累得跟狗一樣，剛剛回到家，往沙發一躺便立即不省人事。不知道是睡著還是昏倒，但我 "昏迷" 前一刻，電視是開著的，而且把它調整為電腦模式，進入央視綜合台。不久之後，悠悠醒來，耳邊傳來一些熟悉的詩詞，讓我突然很想找眼淚瓶。中華文化真的很偉大，難以形容。別聽我常提起國外的詩人或作家，其實當我在稱讚他們時，並沒有把中國的詩人或作家算進來，總覺得西方終究還是略遜一籌，似乎還是差了中國一大截。光是文字本身，中文就更加具有詩意。 <text:line-break/><text:line-break/>台灣人，特別是年輕一代，長年被美日走狗人渣黨給洗腦，仇中反華，認賊作父，一方面鼓勵媚日崇美，一方面把中華文化或中國的一切給妖魔化，說成骯髒毒素，硬要斬斷自己文化上的根，實在非常荒唐。文化上如此，經濟上也一樣，兩岸若是比方說在20年前統一，台灣現在的富足與進步，必然十分驚人，但卻偏偏 "人" 不當，卻要當日本倭寇的狗，當美國人的狗，讓人吸血，讓人當看門狗。套句李敖的話，給人當狗竟然還得自掏腰包買骨頭 (花幾千億買軍購，買一堆破銅爛鐵)。其實，何止自掏腰包，甚至還得讓主人吸食血汗，搞得一窮二白，民不聊生。 <text:line-break/><text:line-break/>經濟上的不說也罷，文化上的就更不可思議了，當全世界許多人努力學習中文，拼命想了解中華文化，台灣人卻反而努力要消滅自己所擁有的最珍貴寶物，還說那個是思想毒素。對於這個人渣黨，我真不是一個恨字了得。 <text:line-break/><text:line-break/>講半天，我只是要說剛剛躺在客廳睡覺時不小心看到央視一個 "經典詠流傳" 的節目，半睡半醒中，耳邊突然傳來一些熟悉的中國古詩詞，非常感動，差點號啕大哭一場。這節目請來一些歌星，創作或演唱一些根據古詩詞所寫成的曲子。一共聽了大約四、五首，我逐一給大家做點推薦。首先是清朝車萬育寫的 "聲律啟蒙"，全文大約七、八千字，分成上下兩卷，每卷15篇。趙照主要是根據上卷第一篇 "東"，然後自己又加上了一些詞，譜了一首曲子，還蠻好聽的。 <text:line-break/><text:line-break/>底下是小孩合唱。電視上看到的是另外一群小孩。這視頻唱的是原文，但字幕不全，少了三分之二，附在底下，真是美到爆，美到我都想痛哭一場；將來我要教我的小孩也能GOOD GOOD STUDY，熟悉這些美麗的東西。 <text:line-break/><text:line-break/>https://goo.gl/ohYhPg <text:line-break/><text:line-break/>趙照自己唱的： <text:line-break/><text:line-break/>https://goo.gl/Ea9G7W <text:line-break/><text:line-break/>我看到的是這個節目： <text:line-break/><text:line-break/>https://goo.gl/C97C8c <text:line-break/><text:line-break/>這歌出現在39至-58分鐘，大家聽完歌後，務必接著看，作者提到一位93歲老教授潘鼎坤先生的一段視頻給他的啟發，很動人。 <text:line-break/><text:line-break/>也有用念的，小孩聲音特別好聽： <text:line-break/><text:line-break/>東 (一)：https://goo.gl/c1KFWm <text:line-break/><text:line-break/>東 (二)： https://goo.gl/sTJDM8 <text:line-break/><text:line-break/>東 (三)：https://goo.gl/NnQDbd <text:line-break/><text:line-break/>"東" 的文字稿如下： <text:line-break/><text:line-break/>雲對雨，雪對風，晚照對晴空。來鴻對去燕，宿鳥對鳴蟲。 <text:line-break/>三尺劍，六鈞弓，岭北對江東。人間清暑殿，天上廣寒宮。 <text:line-break/>夾岸曉煙楊柳綠，一園春雨杏花紅。 <text:line-break/>兩鬢風霜，途次早行之客；一蓑煙雨，溪邊晚釣之翁。 <text:line-break/><text:line-break/>沿對革，異對同，白叟對黃童。江風對海霧，牧子對漁翁。 <text:line-break/>顏巷陋，阮途窮，冀北對遼東，池中濯足水，門外打頭風。 <text:line-break/>梁帝講經同泰寺，漢皇置酒未央宮。 <text:line-break/>塵慮縈心，懶撫七弦綠綺；霜華滿鬢，羞看百煉青銅。 <text:line-break/><text:line-break/>貧對富，塞對通，野叟對溪童。鬢皤對眉綠，齒皓對唇紅。 <text:line-break/>天浩浩，日融融，佩劍對彎弓。半溪流水綠，千樹落花紅。 <text:line-break/>野渡燕穿楊柳雨，芳池魚戲芰荷風。 <text:line-break/>女子眉纖，額下現一彎新月；男兒氣壯，胸中吐萬丈長虹。 <text:line-break/><text:line-break/>完整的 "聲律啟蒙" 文字版： <text:line-break/><text:line-break/>https://goo.gl/kMSz7B</text:p>
      <text:p text:style-name="P4"/>
      <text:p text:style-name="P1">陳真   |  2018.02.17 02:40   |   <text:a xlink:type="simple" xlink:href="http://palinfo.habago.org/Entry?Command=Information_PrintForum&amp;iPage=96#FORUM36488"><text:span text:style-name="T1">#</text:span></text:a></text:p>
      <text:p text:style-name="P3">借毛澤東的話，祝大家新的一年，good good study，day day up! <text:line-break/><text:line-break/>陳真 2018. 02. 17. <text:line-break/><text:line-break/>================== <text:line-break/><text:line-break/>老外瘋中式英語春聯 <text:line-break/><text:line-break/>TVBS 記者 高嘉甫 <text:line-break/><text:line-break/>2018/02/14 <text:line-break/><text:line-break/>每年春節不免俗要貼春聯，今年大陸吹起一股英文春聯熱潮，最特別的是用的是中式英語，講得愈直白愈受歡迎，甚至文法不對更有吸引力，像是好好學習、天天向上，就翻成good good study、day day up。</text:p>
      <text:p text:style-name="P1">鄭豐遠   |  2018.02.16 20:41   |   <text:a xlink:type="simple" xlink:href="http://palinfo.habago.org/Entry?Command=Information_PrintForum&amp;iPage=96#FORUM36487"><text:span text:style-name="T1">#</text:span></text:a></text:p>
      <text:p text:style-name="P2">https://youtu.be/f2oXuzvbGuA <text:line-break/><text:line-break/>今天是大年初一，這首歌應該沒人沒聽過吧。但我今天才知道，這首歌當初不是用來慶祝過年的，而是慶祝中國在經歷了八年的苦難，終於在抗日戰爭中取得勝利。原曲聽起來十分悲傷哀涼，頗有 Kusturica 電影的味道。不管你是台灣人還是中國人還是香港人，作為華人永遠都不該忘記這些歷史。這裡有張一百多年前的漫畫: <text:line-break/><text:line-break/>https://goo.gl/qZsB5W <text:line-break/><text:line-break/>八國聯軍 (七個洋鬼子和一個日本鬼子) 把中國蹂躪得體無完膚，從此展開一百多年屈辱的歷史，也難怪今天這些鬼子們會這麼害怕中國，因為一百多年前鬼子最怕的就是這隻巨龍醒過來，如今他真的醒了，如果要算舊帳，那鬼子們恐怕都要付出慘痛的代價。不過我個人是覺得鬼子就是鬼子，永遠不會真的懂中國，一隻巨龍 (不是恐龍，是中國的那種龍喔) 當他擁無比的力量的時候，他也會擁有無比的氣度，和那些普通的飛禽走獸是很不一樣的。並不是所有的文化都那麼野蠻、殘忍和虛偽。 <text:line-break/><text:line-break/>昨天除夕，跑到中國城吃飯，吃完看到旁邊有人在舞獅表演，原來是兩家中國餐廳各自請了舞獅團互相較勁。有趣的這些獅團竟然大多是西方人，男女老少都有，每個都身穿功夫裝紮腰帶，表演起來煞有介事，大概對中國文化很著迷吧，你可以從這些西方人的眼神看出來，他們對中國人是很尊敬的。我拿起手機拍照，拍到一個西方小妹妹的時候，她竟然面對著我非常用力地甩起兩隻小手，然後擺了一個中國功夫抱拳敬禮的姿勢，就這樣面對我靜止不動，像徒弟對師父敬禮那樣，師父不動她好像還不敢動，非常好笑。為了解除她僵硬的狀態，我只好對她說哇好厲害喔，妳好棒棒，她才很開心但又不敢很開心地轉過身去。 <text:line-break/><text:line-break/>過去練了十年的太極拳，有些師兄弟是西方人，對中國文化和華人師兄弟的那種尊敬和崇拜也是到了一種很好笑的地步。但我很納悶，他們如此崇拜中華文化，滿口都是大中華歷史的榮耀，但從沒聽過他們說起中國的國仇家恨，他們究竟知不知道自己的袓先就在一百多年前，曾經如此野蠻殘酷地傷害和屠殺過整個中國。 <text:line-break/><text:line-break/>你如果愛一個人或愛一個文化，你永遠只能愛全部，不可能只愛對方光鮮亮麗性感撩人的那一面，而不去愛他犯過的醜陋的錯，更不可能不去愛他那悲慘憂傷、血淚斑斑的過往。 <text:line-break/></text:p>
      <text:p text:style-name="P1">鄭豐遠   |  2018.02.14 19:20   |   <text:a xlink:type="simple" xlink:href="http://palinfo.habago.org/Entry?Command=Information_PrintForum&amp;iPage=96#FORUM36486"><text:span text:style-name="T1">#</text:span></text:a></text:p>
      <text:p text:style-name="P3">就我對於中國的觀察，我是很同意包容性這一點的。也許中國人自己會說國內不同族群間也有著小圈圈或糾紛，但若你有住過一陣子國外或留學過，你可能立刻就會知道兩者有的不僅是程度上的差異，而是本質上的不同。前陣子才去中國出差，從上海、長沙、廣州一直到深圳，每天不斷移動，要嘛走路要嘛打D (坐計程車)，有機會我都會和司機或路人攀談，我驚訝地發現，在這些大城市，到處都是「移民」，也就是說許多人都是來自不同省份，你若不是長居者，恐怕從口音根本聽不出來對方來自哪裡。就和台灣一樣，計程車司機有自己的無線電群組，有的車上還四五台手機，幹什麼呢? 忙著開車抓空檔用鄉音和老鄉聊天敘舊。但你知道嗎? 根本沒有人在乎這些，你來自哪裡對別人來說一點都不重要，它也不構成一種就業或社會階級的決定因素。對大家來說你就是中國人。彼此若有衝突或不爽，那就是單純衝突或不爽，並非因為你來自哪裡，也根本不會有人叫你滾回你的省去。 <text:line-break/><text:line-break/>澳洲就不是這樣喔，不信你自己想辦法住個一年半載試試看。我有時覺得要不是我手邊有幾個錢，能力或個性上又好強，不願輸給洋人 (除了語言我還真不知道自己哪一點有辦法輸給洋鬼子)，恐怕我在生活或工作上就得多所屈讓，被洋人踩在腳底下，而這就是多數台灣人在澳洲的真實樣貌，你只要看看那些打工渡假的台灣年輕人就會知道我在說什麼，這個族群普遍在這社會就是像一條蟲一樣在生活 (但回來到台灣之後講起自己的經歷就是完全不一樣的嘴臉了，變成勇闖天涯浪漫壯遊的故事了)。 <text:line-break/><text:line-break/>澳洲官方每五年有一次全民人口普查，屬於強制性，所有澳洲境內的活人包括觀光客都要參與，否則會遭重罰，也因此可信度極高。根據最新的 2016 普查統計結果，全澳洲的人口中，出生在澳洲的佔 66.7%，父母雙方都出生在澳洲則只有 47.3%。也就是說三個人之中就有一個人出生在其他國家，而有一半以上的人，父母至少有一方來自其他國家。 <text:line-break/><text:line-break/>這些數字和主觀印象是十分相符的。我不曉得其他洋國家，但這個統計結果說明了一件事: 澳洲這個國家至少有三分之一的人口是移民，若加上移民第二代就更多了。 <text:line-break/><text:line-break/>我不曉得在英國或美國，但澳洲人的排外讓這社會產生了一種現象，那就是澳洲的移民之間彼此都較為友善，無形之間在心理上形成一個巨大族群，所謂"他們澳洲人 vs 我們移民"。這樣一種因為處境類似造就的同理心，有時候會反映在個人擇友或工作環境上，一個圈子常要不多是澳洲人，要不就多是移民。 <text:line-break/><text:line-break/>當然你若細看的話會更複雜些，因為移民最大宗是英國人，佔全國總人口 3.9%，第二名紐西蘭和第三名華人各佔 2.2%，英紐這兩個族群和澳洲人基本上還是類似的民族背景，思維上相去不遠，和澳洲本地人間的差別僅有著一種像排序一樣的心理位階。扣掉這兩個群體，剩下的移民只佔總人口 27.2%。這一群人在語言和生活習慣上和主流人群是很不相同的，因此所謂歧視的受害者幾乎都是這一群人。華人是移民人口第三大，但其實只佔總人口 2.2%。華人每年為澳洲各大學貢獻十分可觀的學費收入，但實際長住者卻不多，華人一般來說比洋人專注和努力，個性低調安靜守己，從未為這個社會製造過什麼麻煩，但澳洲卻打算全面抹黑中國和中國人，原因無他，就是為了幫主子美國咬敵人。 <text:line-break/><text:line-break/>我住的布里斯本中間有條長長的河橫跨整個城市，因此大致可分為河北和河南，來澳洲頭一年住河南，後來搬到河北。我祖籍河南省，但住哪主要還是看哪裡比較省，之前兩人都在河北工作，所以住河北省，但現在鈺錠改到河南上班，每天通勤花費高，感覺好像還是河南省，所以最近又開始規劃新南向政策。在地華人都知道的一件事是，南北大不同，北部是洋人的天下，整體氛圍排外，沒事還是住南部好，即使不會講英文，也能過得開開心心的。 <text:line-break/><text:line-break/>澳洲人口和台灣相仿，小小一個國家，姿態卻相當高，動不動就要懲罰北韓、要嚴辦中國的。有時候我都很想寫信給習近平大大，希望他大人不計小人過，別和它一般見識，因為我們有一百多萬的華橋同胞在這邊生活哪。 <text:line-break/><text:line-break/>明天就除夕了，在這裡沒有過年的感覺，貼一則好笑影片給大家拜年吧: <text:line-break/>https://youtu.be/SXpgk7cUycw <text:line-break/></text:p>
      <text:p text:style-name="P1">陳真   |  2018.02.14 03:52   |   <text:a xlink:type="simple" xlink:href="http://palinfo.habago.org/Entry?Command=Information_PrintForum&amp;iPage=96#FORUM36485"><text:span text:style-name="T1">#</text:span></text:a></text:p>
      <text:p text:style-name="P2">(續) <text:line-break/><text:line-break/>我不知道是不是每個留英的人都知道或記得發生在1993年英國黑人學生 Stephen Lawrence 那個光天化日下的種族凶殺案？我印象最深的倒是一位在倫敦開雜貨店的亞洲人，一個阿伯，好像是巴基斯坦來的移民，都已經移民第二代或第三代了，竟然被一群當地的白人青少年從店裏拖出來，活活打死。 <text:line-break/><text:line-break/>報紙小小一篇報導，彷彿只是打死了一隻狐狸，因為這幾乎已經不是什麼重大新聞了，讓我非常震驚。 <text:line-break/><text:line-break/>發起 CARD (反種族歧視運動) 時，我其實才剛抵達英國。我們的駐英代表處的官員們以及無數的留英台灣學生或是崇洋崇到腦子進水的台灣人，卻拼命否認英國有種族歧視，要我 "證明"，把我當成殺父仇人似的。很不可思議吧。我很納悶，沒有知識也該有點常識，沒有常識偶而也該看看電視啊，難道這些人是山頂洞人，住在深山裏，與世隔絕？他們既然那麼崇拜洋人社會，為何卻對其普遍真實樣貌一無所知？ <text:line-break/><text:line-break/>事實上，英國何止種族歧視，每年平均發生五件種族歧視的凶殺案，近二十年來，光是統計在案的就已經打死一百多人，而且持續變本加厲。比方說，根據英國官方統計，2015年，登記有案、有報警的就發生了六萬兩千五百一十八件 跟歧視有關的犯罪事件。隔年，也就是2016年，隨著脫歐的排外氣氛，跳升到八萬零三百九十三件。當然，這裏頭也有不少受害者是白人，起因於所謂 "有色人種" 對於長年被歧視與攻擊的報復。你可以想像那些沒有報警的部份，恐怕是數十倍於這些數字。 <text:line-break/><text:line-break/>英國跟澳洲類似，近幾年的調查都顯示，至少有三分之一的英國人表明自己就是個種族歧視者。 <text:line-break/><text:line-break/>相對來說，中國人會僅僅因為對方的文化或宗教或種族與自己不同，然後就去把對方打死或打傷嗎？ <text:line-break/><text:line-break/>也許英國不是一個很好的反例，因為它相對於澳洲之類的國家，有個很大的不同是：英國社會，基本上具有相當深厚的反省能力。它的民間有一股很強大的反戰、反侵略與反歧視的力量，與極右勢力相抗衡，而非一面倒。</text:p>
      <text:p text:style-name="P1">中正仁和   |  2018.02.14 03:10   |   <text:a xlink:type="simple" xlink:href="http://palinfo.habago.org/Entry?Command=Information_PrintForum&amp;iPage=96#FORUM36484"><text:span text:style-name="T1">#</text:span></text:a></text:p>
      <text:p text:style-name="P3">塔咪咪的妈是因为上传了塔咪咪掌掴以色列士兵的影片而被逮捕。很显然她妈必然大义凛然地承认她的“犯行”。不然我还真不知道如何证明她就是上传影片的人。 <text:line-break/><text:line-break/>总之，对这件事我只能说四个字：莫名其妙。 <text:line-break/><text:line-break/>塔咪咪这件事我们可以讨论不符比例原则，平民不该受军事审判，等等枝微末节的技术问题。但这件事的重点根本不在她或她妈的身上，而是在那些脑残加白目的以色列狗腿官员上。这些狗有了一点权力，为了自己升官发财，就唯恐天下不乱，到处放火，再趁火打劫。连被掌掴的以色列士兵都不觉得有设么了不起，那关这些狗腿官员设么事啊？ <text:line-break/><text:line-break/>大家知道谁最精通这放火打劫？就是整天满嘴自由平等的美国人。 <text:line-break/>明明人家南北韩兄弟借奥运叙叙旧，美国就要派副总统去搅局，看看能不能见缝插针，捞点好处。结果人家根本不理你，自讨没趣。人嘛，总得知道自己长设么样子，不然还真跟猴子没两样，不是吗？</text:p>
      <text:p text:style-name="P1">陳真   |  2018.02.14 02:17   |   <text:a xlink:type="simple" xlink:href="http://palinfo.habago.org/Entry?Command=Information_PrintForum&amp;iPage=96#FORUM36483"><text:span text:style-name="T1">#</text:span></text:a></text:p>
      <text:p text:style-name="P2">我不敢說我了解全世界，但在對待外來者這一點上，我想我比一般人應該還略懂一些。中國肯定是我看過、聽過、接觸過、深入了解過，相對而言最不排外的國家。原因是什麼我不知道，也許是因為它並不是那麼 "文明"；也許因為它土地大，多幾個不嫌多，少幾個不嫌少；也許是因為它少數民族眾多，習慣了；也許因為它曾經經歷百年的外敵入侵與巨大苦難，比較能接受天涯淪落人。 <text:line-break/><text:line-break/>幾十年前，林宗義教授有個廣為國際醫界所探討的研究發現，精神病人生活在 "落後" 的原住民社會裏頭，即便不吃藥，比生活在所謂文明社會裏、接受所謂良好的醫藥治療，反而有更好的 "預後"，也就是說，對於疾病的復原及病人的生活品質反而更有利。人們對於這項研究的解釋普遍認為，也許那是因為所謂原始落後社會有著較高的包容性，而那些自以為文明的高度發展社會卻具有極其強烈的內部既定規範與排它性，不允許一絲外來的干擾；稍有逾矩，一點雞毛蒜皮事，稍微跟大家不一樣，馬上千夫所指，異形現身，成為眾矢之的。 <text:line-break/><text:line-break/>例如我所熟知的日本和英國或是向來舉世惡名昭彰的澳洲，都是這樣一種社會，極其排外。你在這些國家生活，別說難民，就算你是技術移民或專業移民，走在路上，周圍也許有三分之一的人對你是心懷敵意與厭惡的，但是中國會抱持這樣的心態對待外來者嗎？ <text:line-break/><text:line-break/>至於台灣呢，則比較特別，台灣人得看狀況而定，比方說，對待東南亞等國的人民，一般是直接當成畜牲，或是當成猿類生物或低等人種；若是對於歐美國家的人民，別說接待，舔LP都搶著來。 <text:line-break/><text:line-break/>當然，我沒有笨到會以為民調就 "等於" 事實本身，我只是說，這樣的民調，恰恰反映並符合我活在這個星球上五十多年來的基本認知。 <text:line-break/><text:line-break/>在中國，我可以看到無數的文明表現類型與方式，看到許多少數民族自身的傳統與文化，各安其位，互不排斥，南腔北調，混雜共生，誰介意你從哪來啊？這樣一種極其多元的文化現象，在西方社會是幾乎完全看不到的。 <text:line-break/><text:line-break/>比方說英國，不管走到哪裏都是一模一樣，完全一成不變，分毫不差，就像同一家工廠出品、絕對規格化的東西。它確實很有法治秩序，很 "文明"，也許天堂就是長那樣，但住久了真是會悶到心靈發霉。這不僅僅是我的個人觀察，而是許多重要文人的基本共識，套句維根斯坦的話，這是一個靈魂蒼白的國度。 <text:line-break/><text:line-break/>反倒是中國還很落後，社會秩序依然相當混亂，不夠統一文化步調，不夠精準有秩序，這樣一種社會，對於外來者的敵意與排斥，相對來講會比較小，包容性會比較高。我所理解的世界，基本上也是如此。</text:p>
      <text:p text:style-name="P1">秉叡   |  2018.02.13 22:34   |   <text:a xlink:type="simple" xlink:href="http://palinfo.habago.org/Entry?Command=Information_PrintForum&amp;iPage=96#FORUM36482"><text:span text:style-name="T1">#</text:span></text:a></text:p>
      <text:p text:style-name="P3">另外，前年 (2016年)夏天，當世界各國緊縮難民收容政策之際，國際特赦組織（Amnesty International, AI）進行了一項全球性調查，全球27國之中，有將近80%的人民希望自己的國家能接收並善待難民。調查發現，中國、德國和英國分佔前三名，分別有85%、84%、83%的人民，願意讓難民來到自己的國家。 <text:line-break/><text:line-break/>這項 "歡迎難民指數調查" 的一個特色是，為了避免過於空泛，進一步設計了一道題目。題目是這麼問的： <text:line-break/><text:line-break/>"請問您 '個人' 願意收容因戰爭或迫害而離鄉背井的人嗎？" <text:line-break/><text:line-break/>調查發現，以全球而言，平均每10位受訪者就有1位願意以自己的社區或甚至自己的家庭收容難民。國際特赦組織給這27個國家做了一個排名，你知道全世界之中對待難民的態度最友善的是哪個國家的人民嗎？沒錯，就是中國。 <text:line-break/><text:line-break/>中國人有46%回答願意以自己的家庭或社區接待難民。第二名毫無疑義，就是英國，29%。第三名是希臘 (20%)，第四名西班牙 (18%)，美國和加拿大並列第五，均為15%。接下來才是澳洲(13%)。其它就是土耳其、墨西哥、智利、印度、巴西、南韓、俄羅斯等等，百分比都在10%以下。 <text:line-break/>========================================================== <text:line-break/>這真的很懷疑這民調的準確性，中國人會歡迎難民嗎？這和我在網路上看到的差太多了，記得前一陣子德國總理梅克爾大量收容敘利亞難民這件事嗎？在大陸的網路相關新聞的留言上，嘲笑、謾罵的留言比比皆是，不信的話，這是在知乎網上用（中國收容難民）的關鍵字搜尋的結果： <text:line-break/><text:line-break/>https://www.zhihu.com/search?type=content&amp;;q=中國收容難民 <text:line-break/><text:line-break/>如果中东乱局恶劣，中国会接受叙利亚难民吗？ <text:line-break/>https://www.zhihu.com/question/35149592 <text:line-break/><text:line-break/>如何看待部分中国人认为欧洲收留叙利亚难民是圣母行为？ <text:line-break/>https://www.zhihu.com/question/35380340 <text:line-break/><text:line-break/>假如日本沉没，大量日本难民需要逃难中国，你持有怎样的态度？ <text:line-break/>https://www.zhihu.com/question/265377361/answer/312142268 <text:line-break/><text:line-break/>中国能不能接收叙利亚难民？ <text:line-break/>https://www.zhihu.com/question/35324461/answer/62710556 <text:line-break/><text:line-break/><text:line-break/></text:p>
      <text:p text:style-name="P1">陳真   |  2018.02.13 20:55   |   <text:a xlink:type="simple" xlink:href="http://palinfo.habago.org/Entry?Command=Information_PrintForum&amp;iPage=96#FORUM36481"><text:span text:style-name="T1">#</text:span></text:a></text:p>
      <text:p text:style-name="P2">(又續) <text:line-break/><text:line-break/>在各種廉價道德口號滿天飛的年代，事實上，道德之為物究係為何？恐怕早已乏人問津，蕩然無存。政治與權力幾乎取代了一切，簡單說就是顏色與拳頭。顏色決定了是非對錯，拳頭決定了勝負。 <text:line-break/><text:line-break/>過去人們常說，"知識就是力量"。來到這年頭卻倒了過來，力量決定了知識。套句吾友柏楊先生的名言，"官大錶準"，權力決定了真理。手錶準不準不是看其內在品質，而是看它是誰的錶。善惡是非亦然，得先看顏色而定。 <text:line-break/><text:line-break/>三十多年前，當我剛成年時，在許多場合，我往往是最年輕的一個黨外人士，一些基層同志誇我是人格者。但是很奇怪，三十多年來，我這個人除了頭髮泛白，其它裏裏外外一點也沒變，但在這些人眼裏，就只因為我顏色不對了，人格者竟然馬上瞬間變成人格變態者，變成台奸，污名滿身，只差沒有身敗名裂，而且還整天叫我滾回大陸去。 <text:line-break/><text:line-break/>相反地，醫界學界一大堆品性真的是爛到爆、爛到流湯化膿的綠油油無恥人渣，卻個個被捧成"改革者"、"理想家"、"仁醫"...等等等。這意味著什麼呢？意味著至少在這島上，道德僅僅是一種絲毫不具內在價值的東西，而是根據外在立場及相關權力因素而定。此岸如此，彼岸我看也好不了多少。當然，彼岸的事我不敢說十分清楚，但基本上政治與權力還是主導了一切，包括決定了善惡是非。 <text:line-break/><text:line-break/>大陸很大，林子越大，壟斷性或許也就比較弱，但在台灣這種小到不能再小的小池塘，何止道德是非被壟斷，人渣橫行，就連理應具有其內在專業性的各行各業，似乎也都在迅速沉淪之中。過去是用人唯才，現在也是用人唯才，不過卻是奴才的才，馬文才的才。 <text:line-break/><text:line-break/>即便是知識界也一樣，一切都得先看顏色，看你乖不乖，看你符不符合主流顏色，形成一種所謂 "自己人" 的小圈圈文化。管中閔的事之所以能無中生有搞得天翻地覆，就是因為非我族類，其心可誅；任憑你品格操守良好、學經歷豐盛，照樣得想辦法把你搞下來才行。就連合乎一切程序選出來的校長尚且如此遭遇，更不用說一般的求職與任用了。所謂專業主義的淪喪，便是如此。 <text:line-break/><text:line-break/>在這島上，凡是那些具有內在價值與標準者，例如道德與專業，幾乎一概淪喪殆盡，每天就是在顏色與權力上盡全力搞鬥爭，玩花樣，無所不用其極。這個島，依我看，除非把那一套最大的騙人把戲 (亦即 "統獨") 給去除，要不然恐怕永無寧日，看不到一點屬於未來的陽光。現在又快要到選舉季節了，群魔亂舞，蠢蠢欲動。我們辛苦賺錢，就是供養了一堆無德無能的人渣，任其胡作非為。</text:p>
      <text:p text:style-name="P1">陳真   |  2018.02.13 20:11   |   <text:a xlink:type="simple" xlink:href="http://palinfo.habago.org/Entry?Command=Information_PrintForum&amp;iPage=96#FORUM36480"><text:span text:style-name="T1">#</text:span></text:a></text:p>
      <text:p text:style-name="P3">(再續) <text:line-break/><text:line-break/>再舉個例，大家一定知道被西方世界刻意捧上天的巴基斯坦少女馬拉拉，她17歲就獲得所謂諾貝爾和平獎，說她的什麼偉大精神如太陽一般照耀全世界云云，捧成跟耶穌一樣。 <text:line-break/><text:line-break/>我對馬拉拉 "個人" 並無好惡，但對她所被鼓吹與渲染的神聖偉大 "角色" 卻十分反感。你想，倘若她不是被塔利班所槍擊受傷，而是被美軍射傷，她會被捧成世界的道德巨星嗎？西方社會會說她像耶穌那樣偉大般的精神照耀世人嗎？ <text:line-break/><text:line-break/>我並不是輕視小孩，但我看不出來吹捧馬拉拉和Tamimi的思維與態度有什麼不同。道德或精神力量這類東西，多少還是要有一點真實內涵，而不是根據某種外在行為或遭遇來認定，更不是根據某種政治需要來加以吹捧。</text:p>
      <text:p text:style-name="P1">陳真   |  2018.02.13 19:55   |   <text:a xlink:type="simple" xlink:href="http://palinfo.habago.org/Entry?Command=Information_PrintForum&amp;iPage=96#FORUM36479"><text:span text:style-name="T1">#</text:span></text:a></text:p>
      <text:p text:style-name="P2">(續) <text:line-break/><text:line-break/>我並非認同以色列拘禁孩童的作為，也不認同以色列向來以嚴刑峻法對付巴勒斯坦人，就如一個月前我所收到的來自英國 AI(國際特赦組織)的一封聲援信，裏頭提到，Tamimi 之所作所為，並不足以構成長時間的拘禁，尤其當對方仍是未成年人時，更為不當。以色列軍方甚至也把Tamimi的媽媽也抓走了，倘若其罪名成立，將被判處10年有期徒刑。我始終支持法律的基本存在價值，但這並不意味著法律可以為所欲為，任意擴大裁量。 <text:line-break/><text:line-break/>我不知道Tamimi的媽媽做了什麼，但是，Tamimi 之所作所為，不過就是掌摑了一名以色列士兵。據我所看到的影片，有一次還對以軍 "拳打腳踢"，但是被 "拳打腳踢" 的那位士兵一副很享受的樣子，可能感覺像在按摩吧，所以旁邊的士兵也都個個笑呵呵，根本不當一回事。 <text:line-break/><text:line-break/>人們對於事情往往有一種簡化思考，彷彿非此即彼，只能選邊靠，但我相信在此與彼之間，依然存在更多更為細膩的思維。比方說，巴人一方以及許多正義之士，甚至把Tamimi比擬做 "現代聖女貞德"，大加推崇。這樣一種推崇是對的嗎？真的只是出於一種道德上的神聖性嗎？我並不這麼認為。 <text:line-break/><text:line-break/>現實上，我們經常得選邊站，但在道德思維上，卻依然還是應該有其細膩之處，並應尊重道德的某種優先性與獨立價值，否則我們將會和人渣黨一樣，只認顏色與權力及拳頭大小，以之決定是非，而完全不管是非善惡之真實意義與內涵。</text:p>
      <text:p text:style-name="P1">陳真   |  2018.02.13 17:27   |   <text:a xlink:type="simple" xlink:href="http://palinfo.habago.org/Entry?Command=Information_PrintForum&amp;iPage=96#FORUM36478"><text:span text:style-name="T1">#</text:span></text:a></text:p>
      <text:p text:style-name="P3">我認為，眾人把一個未成年少女的攻擊軍人行為抬舉為英雄是不對的，並非說少女不能有義憤，而是說旁人抬舉這樣一種行為，難道不就是一種政治操作？ <text:line-break/><text:line-break/>我能理解一些所謂左派人士反對成年人對於未成年人的"監護"，但我覺得那多少是在唱高調。一個以成年人為主的社會，倘若想要操弄或鼓吹小孩去做任何一件事，有什麼難？今天倘若人渣黨願意，他隨時可以再發動任何一場所謂學運，搞得可歌可泣、男男女女萬眾沸騰，根本一點困難都沒有。 <text:line-break/><text:line-break/>大學生尚且如此容易煽動，更何況未成年人。我不是說要保護他們，而是說，基於某種政治目的或立場而鼓吹之、抬舉之，難道不就是一種比所謂監護或保護還更強烈的操弄？ <text:line-break/><text:line-break/>另一方面，我也不認為以法律制裁這樣一種行為有哪一點不對？即使再怎麼正義的行為也該接受法律的制裁。甘地有哪一次反對英國殖民統治所施加於他或印度人身上的刑罰？法律之外的私刑當然不對，但法律 "本身" 的基本存在價值還是應該獲得各方的尊重。 <text:line-break/><text:line-break/>人渣黨在這島上所鼓吹的就是一種凌駕於一切法律之上的行為與心態，簡單說就是只要(我自認為)是正義的或正確的，恁爸恁祖媽想要幹什麼就幹什麼，法律倘若膽敢對我不敬或不利，那就是司法迫害，就是國家暴力，就是什麼違反人權。人渣黨及其一大票走狗文人最喜歡操弄這樣一些鬼話，台灣在這一點上所遭受的摧殘還不夠多嗎？在這樣一種惡質病態心理下，法律往往變成一種服務於特定政治立場的工具；誰敢辦綠，就給恁爸試試看，恁爸就要讓你好看。 <text:line-break/><text:line-break/>今天，你就算毆打一條狗都有罪，憑什麼打一個軍人耳光卻不用接受法律制裁？你可以尊敬當事人的某種行為，但你還是應該歡迎她去接受法律審判。 <text:line-break/><text:line-break/>1993年，林義雄發起一個要求總統直選的抗爭，我也有參加，幾天幾夜淒風苦雨佔領台北街頭。後來，林義雄被移送法辦，幾次傳訊都不出庭，法院於是對他發佈通緝，揚言拘提到案。 <text:line-break/><text:line-break/>林義雄根本不理會，就等著人家來抓他。這樣做是對的。問題是，拘提了好幾年還沒拘提成功。台灣的法院回應外界的質疑，居然說那是因為他們不知道林義雄的家在哪。 <text:line-break/><text:line-break/>那一年，1998年的暑假，我回台灣看診賺點學費，下飛機第一天就看到報紙上這樣一條新聞，法院表示無法成功拘捕林義雄是因為不知道他家在哪。於是我馬上就拿了一張紙，簽名蓋章寫了一封限時掛號的檢舉函給法院(影本我至今還留著)，告知法院林義雄在台北與宜蘭的家的詳細地址與電話。 <text:line-break/><text:line-break/>林義雄是我出國念書幫我寫推薦信的人之一。長年以來，我對他充滿尊敬，我之所以向法院告知其住所，當然是衝著法院來，因為我知道法院是在裝蒜，他根本不敢抓林義雄，所以就講一些笑死人的鳥話來搪塞，什麼不知道他家在哪，所以抓好幾年都抓不到云云。 <text:line-break/><text:line-break/>台灣的法律就是這樣可恥，對付一般人或特別是弱勢者，異常勇猛，小案大辦，沒案都能硬栽贓出案子來，讓你來 "幫忙" 他們累積破案績效，一抓進去往往就是先打再說。但是，對於有力人士就馬上大轉彎，大案小辦，風頭一過就當做沒這回事。 <text:line-break/><text:line-break/>我想說的是，法律本身的存在價值很重要。冤案假案當然還是要抗議，但這並不意味著只要我擁有政治正確，我就應該豁免於法律之外。你可以不鳥法律，但你不能說因為你是政治正確，從而就以為自己應當凌駕在法律之上。</text:p>
      <text:p text:style-name="P4"/>
      <text:p text:style-name="P1">中正仁和   |  2018.02.13 10:12   |   <text:a xlink:type="simple" xlink:href="http://palinfo.habago.org/Entry?Command=Information_PrintForum&amp;iPage=97#FORUM36477"><text:span text:style-name="T1">#</text:span></text:a></text:p>
      <text:p text:style-name="P3">掌掴以色列士兵的巴勒斯坦女孩塔咪咪将在明天于以色列的军事法庭受审。 <text:line-break/>人类真的进化了吗？ 还是我们永远只是猴子？ <text:line-break/>http://abcnews.go.com/International/wireStory/trial-palestinian-teen-ahed-tamimi-postponed-feb-13-52826806</text:p>
      <text:p text:style-name="P1">陳真   |  2018.02.12 10:59   |   <text:a xlink:type="simple" xlink:href="http://palinfo.habago.org/Entry?Command=Information_PrintForum&amp;iPage=97#FORUM36476"><text:span text:style-name="T1">#</text:span></text:a></text:p>
      <text:p text:style-name="P2">Ridley Scott 出道甚晚，1982年，他已經40幾歲了，以一部 "Blade Runner" 震驚世人。接著這三十多年來，除了 "Gladiator"、"Thelma &amp;; Louise" 以及一部他宣稱因為看不慣電影語言的沉淪而拍出的示範小品 "Matchstick Men"之外，我看電影導演中應該沒有人比他沉淪得更厲害更誇張的了。 <text:line-break/><text:line-break/>他一生40多部電影中，其中少數還頗有娛樂效果，例如 "Hannibal"、"Body of Lies"、"Robin Hood" 以及 "Black Rain"，其它幾乎全是大爛片，特別是最近六、七年拍的每一部片，尤其是那些什麼科幻的，史詩的，怪力亂神的，恐怕會碎了很多人的心，簡直不是一個爛字了得。我真的很想寫信問他： <text:line-break/><text:line-break/>"媽的，你是很缺錢嗎？一定要這樣做賤自己嗎？我知道你很早就自己創立電影公司，以賺錢為第一要務，但也不該爛到這種地步啊，究竟是要賺多少錢你才肯罷休？上帝給你才華，你卻棄而不用，這像話嗎？" <text:line-break/><text:line-break/>學姐原本也是他的影迷，最近五、六年已經拒絕再看他的電影。但我仍不死心，只要是他導演的電影，明知一定又是大爛片，我依舊還是蒙面(因為羞於讓人知道我跑來看爛片)潛入電影院，一再給他機會，而他卻也一再讓我難堪。 <text:line-break/><text:line-break/>每次看完他這些年拍的大爛片，我都很挫折，一個能夠拍出"Blade Runner"的人，怎麼會拍出這種德性的電影？這就好像寫出 "神曲" 的但丁，突然變成幾把刀先生一樣，我真是不敢相信我的眼睛。許多時候，我心裏經常想，他會不會跟羅素一樣，把名字借給別人，賺一筆租金，讓一些白癡拿自己的名字去創作來騙錢？ <text:line-break/><text:line-break/>一直到這一部 "All the money in the world"，那個才華洋溢的 Ridley Scott似乎才又回來了。這電影顯然有他自己的影子，嗜錢如命的主人翁似乎就是他自己，他給自己提出了一些質疑，同時也給自己做了一些難以言喻的回應。 <text:line-break/><text:line-break/>只要電影這玩意還在，人們永遠都會記得"Blade Runner"。Scott都已經八十多歲了，一個有點本事的人，總該給這世界留下一些不變的、永恆的、純粹的東西，不再讓人失望。</text:p>
      <text:p text:style-name="P1">鄭豐遠   |  2018.02.12 05:06   |   <text:a xlink:type="simple" xlink:href="http://palinfo.habago.org/Entry?Command=Information_PrintForum&amp;iPage=97#FORUM36475"><text:span text:style-name="T1">#</text:span></text:a></text:p>
      <text:p text:style-name="P3">很巧，昨天才剛重看 Ridely Scott 的”普羅米修斯”，不過當然沒辦法和 Blade runner 相比。 <text:line-break/><text:line-break/>這張握手的照片很令人感動，兄弟姐妹本該是一家。 <text:line-break/><text:line-break/>我工作的同事是一個二十五歲的南韓小留學生，人不壞好相處，就是思想有問題。和台灣的小留學生一樣，英文一口溜，而且人高馬大，但在洋人面前乖得和一條小狗一樣。和台灣人整天罵大陸人一樣，一講到北韓就充滿歧視和不屑，不是說他們窮就是說他們笨。我實在很不喜歡談論政治，尤其是別人家的事，但有幾次我實在聽不下去，以台灣為例對他曉以大義，問他知不知道自己究竟在說什麼，究竟知不知道美日的陰險和殘忍，但顯然腦袋進水是不分國籍的，至今還沒有幫他重新洗乾淨。 <text:line-break/><text:line-break/>在澳洲常會見到華人，有時候想攀談但都要先偷偷聽一下口音，如果發現是台灣人我都會打退堂鼓，以免自取其辱。我發現大陸人普遍骨頭硬，一開始不容易親近，但容易發展成正常關係。台灣人身段很柔軟，類似日本人，但骨頭裡沒有氣，所謂骨氣，站不起來，肚子裡倒是一堆壞水和心機。 <text:line-break/><text:line-break/>下面這些文字本來貼在我上面說歧視的留言後面，但後來刪掉，因為覺得太過私人，現在重新貼上來。它們本屬於一封私信，但後來沒有寄出，因為我不想老是講一些害人憂鬱的事，我比較喜歡分享一些好笑的、有趣的東西。這些事非常私人，一般外人無從理解，貼在這裡只是作一種呼應，一種個人心裡深處的呢喃低語，沒有公眾意義，裡頭細節更純粹只屬於個人的一些瑣碎故事，不值得關注和追究。說這些，我只是想說一種體驗，有關美與醜的、有關罪與罰的，有關那些屬於所有人共同的、渴望的、脫離現世的一個遙遠的夢。 <text:line-break/><text:line-break/>------------ <text:line-break/>我哥哥在廁所內上吊自殺，把自己用毛巾勒死在門把上，旁邊遺留了一條斷裂的浴巾，顯然因為浴巾不夠強壯，失敗了一次才改用毛巾。警消說種種跡象只顯示出一事: 死志甚強。警消來時無法破門，只能冒險從大樓外牆攀爬進入。我堅持跟著爬進，用剪刀親手剪斷我哥哥頸上那條毛巾，把他的屍身放下。這把剪刀我一直保留著，跟著我們到了澳洲，平常剪菜剪魚就用它，我沒事也常盯著它看發呆。幾個禮拜前鈺錠拿它剪東西時弄斷了，我心裡發出了一聲巨大的聲響，好像什麼東西也跟著斷了。鈺錠後來查日子，說當天是一個國際自殺者家屬日，是給那些留在世上的家屬的一個日子。不曉得這一切意味著什麼，也許老天是叫我放下一切思念繼續向前走，但我都不知道自己還可以走多久了。我現在工作的地方是一個叫作 Fortitude Valley 的區，fortitude 好像是毅力的意思，大概是要鼓勵我要堅忍不拔努力工作。公司就在火車站旁，這一帶大概屬於布理斯本的貧民區，每天上下班和中午吃飯都在這裡，隨處可見衣衫不整的流浪漢，男男女女都有，許多人我估計可能有精神方面的問題，因為會對著空氣自言自語或是大聲咒罵。我天天在這車站裡吃飯，有天見著一個人，西方人，但神情及行為舉止和我哥哥十分神似，有著一種笨拙和執著，獨自靜靜地吃著東西，吃完東西要進行某種儀式一般的行為，用餐巾紙把嘴巴和桌面仔細擦乾淨，可能因為笨拙，所以父母特地教導他這些禮儀，但他其實擦得並不好，因為肢體不協調，就同我哥那樣。我特意坐在他對面的桌子偷偷盯著他看，就好像在看我哥一樣。後來同事來了叫我去點餐，我一回來他人卻已經不見了。還有一次我見到另一個西方女性，身高長像以及講話的神態就和我們的”舅媽”的完全一模一樣 (雖然講英文)。 <text:line-break/><text:line-break/>這些事，這些畫面給了我無比巨大的衝擊，說不上來。人不管膚色語言有著多麼巨大差異，靈魂竟然是那麼相似。最近整理照片，看到一些存在電腦裡十五年前自己的舊照，大吃一驚，那時還在念書，我自己過去的長像和現在竟然差距這麼大。鈺錠說我那時的長像氣質和我哥如出一轍，但我現在卻變得完全不一樣了，我有時照鏡子都會被自己的臉龐嚇到，我的那種銳利的表情連我自己看了都害怕，我已經變得幹練精明，有了積累，懂得世故，更有能力保護自己和傷害別人，已經歷練到像一把武器一樣堅硬和強悍。或許這就是人家說的成熟吧，一種有能力的象徵，一種不可逆的進入大人世界的一種證明。但很多時候我經常覺得脆弱得無可救藥，無計可施，特別是傍晚坐著火車下班，帶著疲憊的身心，看著其他人同樣疲憊的表情，看著美到讓人屏息的夕陽，這一切讓我感到特別絕望。 <text:line-break/><text:line-break/>我不曉得能否給這份絕望一個名字，才第一次遠走他鄉，就走到了世界的盡頭，接下來要往哪裡走去?</text:p>
      <text:p text:style-name="P1">陳真   |  2018.02.12 03:17   |   <text:a xlink:type="simple" xlink:href="http://palinfo.habago.org/Entry?Command=Information_PrintForum&amp;iPage=97#FORUM36474"><text:span text:style-name="T1">#</text:span></text:a></text:p>
      <text:p text:style-name="P2">"That's why I like things, you see--objects, artifacts, paintings. They are exactly what they appear to be. They never change. They never disappoint. There's a purity to beautiful things that I've never been able to find in another human being." --Ridley Scott. <text:line-break/><text:line-break/>(這就是為什麼我喜歡東西的原因--你看，文物，工藝，繪畫...表裏如一，不曾改變，也不會讓人失望，美麗的東西裏頭有一種純粹性，是我不曾在人身上見到的。--Ridley Scott) <text:line-break/><text:line-break/>各位看底下這張海報的攝影，聽這音樂，也許也會有同感。人事可悲，純粹的東西卻如此美麗，給人莫大安慰。 <text:line-break/><text:line-break/>https://www.youtube.com/watch?v=kqRb5fo2dHU</text:p>
      <text:p text:style-name="P1">陳真   |  2018.02.11 22:19   |   <text:a xlink:type="simple" xlink:href="http://palinfo.habago.org/Entry?Command=Information_PrintForum&amp;iPage=97#FORUM36473"><text:span text:style-name="T1">#</text:span></text:a></text:p>
      <text:p text:style-name="P3">令人振奮的一幕！！有圖，請看： <text:line-break/><text:line-break/>http://opinion.chinatimes.com/20180211001773-262102 <text:line-break/><text:line-break/>希望兩韓早日統一，兩岸早日統一，把美、日的惡勢力趕出去。 <text:line-break/><text:line-break/>陳真 <text:line-break/>2018. 02. 11. <text:line-break/><text:line-break/>=============== <text:line-break/>旺報社評》兩韓和解 樂觀其成 <text:line-break/><text:line-break/>金與正和南韓總統文在寅見面。(圖/路透) <text:line-break/><text:line-break/>2018年02月11日 <text:line-break/><text:line-break/>南韓總統文在寅在「青瓦台」接見金正恩胞妹金與正，金與正轉交金正恩的親筆信，並口頭轉達金正恩邀請文在寅訪問北韓之意，文在寅回應：「兩韓應共同創造條件」，並敦促北韓與美國對話。文在寅以平昌冬季奧運為平台，希望打破朝核危機僵局，文在寅的「陽光政策」能為朝鮮半島帶來和平紅利嗎？</text:p>
      <text:p text:style-name="P1">陳真   |  2018.02.11 22:09   |   <text:a xlink:type="simple" xlink:href="http://palinfo.habago.org/Entry?Command=Information_PrintForum&amp;iPage=97#FORUM36472"><text:span text:style-name="T1">#</text:span></text:a></text:p>
      <text:p text:style-name="P2">對我們來講，注意哦，是對 "我們"，不是對 "大家" 來講。對我們來講，世界上只有一個安身立命之處，那就是祖國。除非為了下一代的某種福祉，例如教育，否則西方社會終究不會是 "我們" 的家。 <text:line-break/><text:line-break/>祖國當然也包括台灣，但是台灣被美日殖民荼毒太久，特別是最近這20年，整個社會走了樣，精神上、氣味上或文化上已經不太適合像我們這樣的人居住。常有人叫我滾回大陸去，其實，要不是之前得照顧長輩，老早就滾了。現在要滾就比較有點不容易，畢竟在台灣買了房，買了保險，難以一走了之，但是，至少在精神上我們早已回歸祖國。 <text:line-break/><text:line-break/>雖然去祖國多次，被偷被搶被騙全都讓我給遇上了，但我知道這片土地至少不會把我看成一個外來者或入侵者。當然，我也怕祖國社會的種種 "不文明"，例如交通，例如喧嘩，例如黑心食品等等，比諸台灣，有些較好，有些更爛。但是，對 "我們" 來講，精神上的歸屬感還是很重要，就比方說你去人家家裡做客，再怎麼舒適，終究是異國它鄉。對某些人來說，或是對某種年紀來說，葉子得長在樹幹上才像樣，就算落葉，也得歸根，回到某種屬於自己的泥土上。 <text:line-break/><text:line-break/>有個好朋友，在美國從事研究工作二十多年，全家年收千萬，名利雙收，下一代應該連一句中文也唔識講了，照理說，美國已經是他的國他的家，但每次跟我談到美國，他都一副好像跟美國有不共戴天之仇似的。若有一些在他看來對美國不利的事發生，他就額手稱慶，歡呼叫好；他並非要取悅於我而故意這麼說，看起來是很由衷，"真情流露"，所以感覺特別好笑，怎麼會有人居住一個地方那麼久，卻還如此渴望它走衰運倒大楣。儘管生活富足，他卻說自己就像活在地獄的邊緣，時時刻刻得戰戰兢兢，稍一不小心，就很可能墮入地獄，萬劫不復。 <text:line-break/><text:line-break/>這位朋友是現實派，哪兒有好處就往哪兒走，對藝術與政治及善惡是非等等等，全然興趣缺缺，更不用說那些虛無飄渺的所謂文化情感或心靈歸宿與精神寄託了。這樣一個近乎極端形式的現實派或世界主義者，尚且自覺寄人籬下、飄泊異鄉之苦，倒是讓我感到很意外。 <text:line-break/><text:line-break/>我想說的是，也許一個人不是一個人，一個生命也不光是一個生命，而是隸屬於某種 "生命形式" 或 "生活形式" 下的其中一個個體，就像飛鳥屬於某一片天空那樣；在溫暖的籠子裏哪怕舒服慣了，依然還是會想念某個真正屬於自己的天空，可惜來日無多，我們這輩子很可能跟祖國無緣了。至於台灣這個 "家" 呢，人渣橫行，毀宗滅祖，認賊作父，家鄉如異鄉，越來越陌生。</text:p>
      <text:p text:style-name="P1">鄭豐遠   |  2018.02.11 20:07   |   <text:a xlink:type="simple" xlink:href="http://palinfo.habago.org/Entry?Command=Information_PrintForum&amp;iPage=97#FORUM36471"><text:span text:style-name="T1">#</text:span></text:a></text:p>
      <text:p text:style-name="P3">對啊，是這樣沒錯。據我的不完全不客觀人類學觀察，澳洲華人可以細分成幾個族群，最窩囊的很不幸就是咱自己的台灣同胞，觀光客就別說了，所謂打工渡假一族症狀最為嚴重，另外就是十幾歲來這念書的小留學生或移民第二代，十分窩囊，我常常見了害怕，因為你在對方身上感受不到正常人的一種真誠和自信和基本品性。大陸人則普遍較正常，也好相處。</text:p>
      <text:p text:style-name="P1">陳真   |  2018.02.11 16:40   |   <text:a xlink:type="simple" xlink:href="http://palinfo.habago.org/Entry?Command=Information_PrintForum&amp;iPage=97#FORUM36470"><text:span text:style-name="T1">#</text:span></text:a></text:p>
      <text:p text:style-name="P2">相對來講，注意這句話，以免各方無謂反駁，我是說相對。相對來講，大陸人和台灣人在面對洋鬼子或日本鬼子的態度大大大不同，至少在我英國十年生活的觀察與經驗是這樣。 <text:line-break/><text:line-break/>這不難理解，中國大陸基本上就是世界的中心，方方面面不是第一也有第二，大陸人相對於台灣人來講，怎麼可能會匍匐在地舔洋鬼子的LP、而且還引以為榮、引以為傲？許多時候，我看他別欺負人家洋鬼子或日本鬼子就算不錯了。 <text:line-break/><text:line-break/>但是台灣人可完全不一樣哦，洋人隨便吐一口痰，撒泡尿，放個屁，台灣人都能興奮得口吐白沫，要是能夠再多沾上洋人的一點邊，那更是傲視眾生，無與倫比，祖墳都能冒青煙了。 <text:line-break/><text:line-break/>這不難理解，台灣就這麼一點鼻屎大，就連小不點的日本鬼子對台灣的態度都經常像在罵狗一樣，台灣人還很感激呢。你想，這樣一種人民，從小耳濡目染這樣一種教育與文化，他能不窩囊嗎？ <text:line-break/><text:line-break/>但是，大陸人不一樣，美國是他們的唯一對手，並且即將取而代之，他們的人民哪有可能會普遍像台灣人這樣窩囊？窩囊到只要洋鬼子隨便給個眼神，或是跟他說上兩句話，他馬上能春心蕩漾，飄飄欲仙，睥睨天下凡人。 <text:line-break/><text:line-break/>我在海外十年經常觀察到這樣一種很明顯的現象：大陸人方方面面依舊自我本色，不太會改變，但台灣人變得很快，並以之為榮，睥睨眾生，一副努力要 "融入"洋人的種種外在模樣。 <text:line-break/><text:line-break/>所謂融入，其實就是像猴子學人抽煙踩腳踏車那樣一種四不像的感覺，但台灣人卻為此感到驕傲與不平凡。許多時候，聽台灣人講英文真是它媽的有夠難受，好像把自己當猴子，學習講人話似的一種窩囊感，明明不是那樣一種生活方式，明明不是那樣一種肢體語言，明明不是那樣一種動作神情，明明不是那樣一種發音措詞習慣，卻努力模彷個不停，並以此為榮，以此睥睨從不打算這麼模彷的人。 <text:line-break/><text:line-break/>記得小時候，美軍仍然駐台時，台南的美軍特別多，我小小年紀就注意到這樣一種現象。柏楊書裏也常描述類似狀況，比方說學洋人聳聳肩啦，學洋人拉個尾音啦，學洋人做個無所謂的俏皮帥氣手勢啦等等。 <text:line-break/><text:line-break/>有個好朋友過去是所謂的 "夜店咖"，每天泡夜店，常聽她說起裏頭種種爭先恐後舔洋人LP的熱烈現象，熱烈到還會因此爭風吃醋打架。 <text:line-break/><text:line-break/>許多時候，看英國一些生活很不好過的失業人士，我都很想勸他們何不買張單程機票來台灣寶島樂園？不拘任何姿色或才華，保證都能過著眾星拱月王子般的生活，保證嬪妃環繞，樂不思蜀。 <text:line-break/><text:line-break/>好像是蘇格拉底吧，有一次遇到一個宣揚禁慾主義的人，看他故意穿得破破爛爛，連小鳥都跑出來乘涼，蘇格拉底看了很反感，就對他說："從你衣服的破洞，我就能看見你內心的虛榮。" <text:line-break/><text:line-break/>同理，從一個人怎麼面對洋鬼子洋世界，從他怎麼講話的神情音調與姿態所展現的種種神氣，我就能知道他心裏深處有著一些什麼樣的念頭與價值觀。</text:p>
      <text:p text:style-name="P1">鄭豐遠   |  2018.02.11 10:03   |   <text:a xlink:type="simple" xlink:href="http://palinfo.habago.org/Entry?Command=Information_PrintForum&amp;iPage=97#FORUM36469"><text:span text:style-name="T1">#</text:span></text:a></text:p>
      <text:p text:style-name="P3">活了四十多歲，過去沒見過世界，搬來澳洲不到兩年，就像一種衝擊一樣，我很快地明白了許多事。過去那些生命經驗來到全新的事物面前，很多時候內心之波瀾與激動，非外人所能想像。 <text:line-break/><text:line-break/>就在昨天，我們才剛送走了一位來澳洲遊玩的女性台灣友人。這位朋友半句英文都不會說，但對西方文化和西方人卻非常崇拜，所以玩的十分盡興。說實在我是很怕台灣人的，特別是女性。與其說討厭崇洋，倒不如說崇洋這背後反映的心理狀態很讓人反感，過去在台灣生活，我經常有個很強烈的感覺，我是永遠不可能有個正常的女性朋友的，為什麼? 因為台灣女性普遍非常精明，會用一種近似 X-ray 的眼光掃視所有人，比較其強弱優劣美醜，進而決定對待對方的態度。若對方是男性，第一眼往往看對方的身高，台灣女生不是很喜歡講一句話嗎? 說男生一百八以下是半殘，一百七以下是全殘 (照這標準我應該算植物人)，而她們是很不願意和殘廢作朋友的。看完身高看長相看學歷看職業看收入看資產看門第，看不完。人在人眼中，確實就像一張股票，價格起起伏伏，端看你這些外在條件好壞而定。 <text:line-break/><text:line-break/>我在台灣經常有這樣一種感覺，那就是一個人任你有多善良的心地、多大的才華、為人為己付出過多少努力，在這樣一種選股眼光下，別人是永遠對你不屑一顧的。鈺錠 (我太太) 擁有許多女性朋友，於是我有許多機會跟著她們一起出去遊玩，但我知道我只是沾光，若不是有沾到，這些女性友人恐怕正眼都不會瞧上我一眼。我對此沒有什麼太大怨言，人性如此，早已習慣，我有時候甚至喜歡做實驗，看看什麼因素會刺激股價，比如我有時故意亮出我的某種才藝或是年收入，往往能得到高低不一的某種上揚，可惜波動之後缺少支撐，都會迅速跌回原先的價位。 <text:line-break/><text:line-break/>我過去不知道的是，這樣的一種心理到了國外會被變本加厲地放大到變態的地步。出國原來就像一面照妖鏡，一個人心裡的各種妖魔裡怪，到了洋人的國度裡似乎全都無所遁形。鬼佬 (港式用語) 的社會在華人的眼中看來就是充滿俊男美女和名牌的高大上天堂，於是崇拜的更崇拜、自卑的更自卑，不屑的自然就更不屑了。我很敏感，很多次我發現，一些華人女性甚至是完全不願意和華人做朋友的，甚至連看都懶得看你一眼。一些在華人社會裡就已經飽受輕視的人如我，在洋人社會裡差不多就等於一隻蟲那樣的存在。 <text:line-break/><text:line-break/>現實意義上，要掃除歧視，你自己得先強大起來，否則像華人這般自己都歧視自己了，那我看要教別人不歧視你也難。個人如此，國與國亦然。我經常看華人在澳洲工作場合上表現十分窩囊 (一些其他亞洲人似乎也是)，於是雇主們自然而然就得寸進尺，把你常成僕人或奴隸使喚。 <text:line-break/><text:line-break/>至於國家能做些什麼，這一點上我是樂觀的。這一切現下發生的歧視或野蠻行徑當然反映的就是一種國際上的爭鬥，說到底就是中美之間、東西之間的戰爭。我經常對鈺錠說，你能不能想像一種時代比如唐朝或宋朝，中國文化處於世界的中心，其他國家進了中國見了中國人都自覺矮了我們一截，都覺得中國四處都是高大上的俊男美女。更甚者，你能不能想像這樣時代會在五十年後到來，成為一種現實? 你能不能想像這些窩囊和受氣到了我們下一個世代完全消失無蹤，甚至強弱易位? <text:line-break/><text:line-break/>我知道絕大、絕大多數人是完全不信的，華人已經飽受欺凌和歧視一兩個世紀，這樣的扭轉超脫大多數人常識和既定印象，自然無從想像。”真實”對大多數人而言只是發生在當下眼前之事，只有時間能鋪上真實的許多不同樣貌。 <text:line-break/><text:line-break/>一些可有可無，在我看等同講了也是白講的資訊，但仍不妨一看: <text:line-break/>http://www.guancha.cn/MaDing-YaKe/2017_12_18_439538_s.shtml <text:line-break/><text:line-break/>至於非現實意義上，要撇除歧視，你仍然得回到時間上。除非人們根本上改變一種看待人事物強弱優劣美醜的標準，否則我們永遠都擺脫不了野蠻和殘酷，永遠根除不了悲劇。有些東西屬於當下，有些卻是永恆，說起來好像一種信仰了，我還是別說太多，畢竟我是比較市儈、比較活在狹窄當下的一個人。</text:p>
      <text:p text:style-name="P1">陳真   |  2018.02.11 03:04   |   <text:a xlink:type="simple" xlink:href="http://palinfo.habago.org/Entry?Command=Information_PrintForum&amp;iPage=97#FORUM36468"><text:span text:style-name="T1">#</text:span></text:a></text:p>
      <text:p text:style-name="P2">(續) <text:line-break/><text:line-break/>就跟人渣黨及其一票走狗文人與綠色媒體之炒作仇中反華一樣，挑撥與煽動移民與難民議題，一直是澳洲各政黨最喜歡操弄的一個民粹議題。尤有甚者，把非法移民與難民當成罪犯，不分男女老幼囚禁在海外小島，性侵、暴力、酷刑與虐待等等，層出不窮。長年以來，惡名昭彰。根據英國 "衛報" 報導，這些移民拘留中心光是在2013年8月至2015年10月短短兩年之間，就發生至少兩千多起毆打、性侵或自殘等事件，其中一半以上的受害者是小孩。國際人權機構不斷批評，澳洲政府始終有恃無恐，因為它有所謂 "民意" 當靠山。 <text:line-break/><text:line-break/>這還不夠可惡，你知道澳洲有個 Border Force Act (邊防部隊法)嗎？這個法案有個保密條款，規定拘留中心的所有工作者，包括醫生、護士、保全人員、律師、教師、廚師、清潔工等等所有工作人員，都不得洩露拘留中心內所發生的任何事情，包括虐待、刑求、性侵、疏忽、自殺與自殘等等，統統不得對外洩露，否則將被處以兩年有期徒刑。 <text:line-break/><text:line-break/>在一些國際難民組織與人權機構的強烈抗議下，一直到去年(2017) 八月，這個荒謬至極的保密條款才終於廢除。上述提到英國 "衛報" 之獨家報導，亦即 " 光是在2013年8月至2015年10月短短兩年之間，就發生至少兩千多起毆打、性侵或自殘等事件，其中一半以上的受害者是小孩" 的資料，就是拘留中心裏頭的工作人員以黑牢為代價，偷偷夾帶出來，對媒體揭露。從關押人員與侵害事件之比例看來，幾乎裏頭所有那些根本沒有罪的 "受刑人" 均遭受到程度不一的各種形式的虐待，例如年輕女性為了洗澡，必須被迫與管理員發生性關係做為代價。 <text:line-break/><text:line-break/>不但關押難民或申請庇護者，澳洲原住民小孩更是完全不成比例地被送入監牢。國際特赦組織指控澳洲政府之大量囚禁原住民小孩乃是出於一種種族歧視的心態，就如美國之不成比例地關押黑人。 <text:line-break/><text:line-break/>2014年8月，有一名年僅22歲的澳洲原住民女性，因為某個微不足道的案件被罰款，因貧窮繳不起，於是就被送入拘留所，兩天後竟然死亡。死亡原因是嚴重感染。家屬提告，經過調查相關影像發現，獄方不但拒絕提供藥物與醫療，而且當受害人已奄奄一息之際，獄方人員竟然還扯著她的頭髮拖行，使之頭部撞擊成傷。 <text:line-break/><text:line-break/>這樣一種獄中 "非自然死亡"事件，並非偶發個案，而是數以千計。澳洲原住民佔全國總人口 3%，但是澳洲全國的監獄中卻有超過28%的原住民受刑人，其中西澳大利亞的監獄中更有一半以上是原住民受刑人。就如國際特赦組織所指控，澳洲原住民的受害，背後就是出於種族歧視。 <text:line-break/><text:line-break/>每年的1月26日就是所謂 Australia Day (澳洲日)，也就是澳洲的國慶日，紀念第一批英國開拓者在1788年抵達澳洲大陸。但每年的這一天，澳洲成千上萬的原住民及支持者也都會聚集抗議，稱之為 Invasion Day (入侵日)。兩百多年來，澳洲原住民始終是最弱勢的族群之一，飽受迫害與歧視。 <text:line-break/><text:line-break/>我講的這些惡行，針對移民或難民也好，原住民也罷，統統不是陳年往事，不是過去的歷史，而是現在進行式，而且變本加厲。比方說，先前提到的那個由西雪梨大學和SBS合作進行的大規模調查指出，在一種刻意為之的政治操弄下，1988年僅有3%的澳洲人對回教徒持負面觀感，如今卻跳升到32%，而且婦女更是特別容易受害的一群，77%的回教婦女曾經在公車上或大街上，遭受種族歧視之言語或肢體攻擊。 <text:line-break/><text:line-break/>至於一般外來者， 因其音調、文化、生活習慣與舉止之異於西方人，特別是那些母語並非英文的族群，更易招來種族歧視或攻擊，將近六成的人曾經在大眾交通運輸工具或街道上遭受言語或肢體攻擊，在職場亦高達五成五。這項調查還指出，言語或肢體的種族歧視與攻擊最容易發生的地點，第一名是大眾交通運輸工具上，第二名是商店採購時。 <text:line-break/><text:line-break/>必須一提的是，這些調查都還不包括那些隱而不宣但為害更為巨大的 "機構性歧視" (INSTITUTIONAL RACISM)，亦即各種公私機構在政策上刻意打壓或刁難外來族群或少數族群。 <text:line-break/><text:line-break/>2017年3月21日，國際特赦組織發表了一篇文章，題目叫做 "IS AUSTRALIA’S INTERNATIONAL REPUTATION AS RACIST JUSTIFIED?" (國際惡名昭彰的澳洲種族歧視是真的嗎？) 文中訪問了一位澳洲著名女星與作家叫 Mary Coustas，她因為曾經演出與種族歧視有關的戲劇而著名。她對這問題給了肯定的答覆說："沒錯！澳洲就是個國際惡名昭彰的種族歧視國度。" 她說，"世人期待我們能夠從過去的錯誤中學習，但我們卻什麼也沒學到。" <text:line-break/><text:line-break/>她並指出，種族歧視與挑撥族群仇恨的問題在澳洲不但沒有任何改善，而且在過去30多年來，隨著所謂恐怖主義的政治宣傳，而使得問題更加嚴重。她說，"就像潮水湧入，每個人幾乎都搭上了這輛種族歧視的列車：一開始是歧視希臘人，接著又糟蹋義大利和黎巴嫩人，現在輪到亞洲人了！最慘的當然就是亞洲的回教徒"。 <text:line-break/><text:line-break/>同樣在上述這篇文章中，還另外訪問了一名學者，同時也是個電視節目製作人叫做 Waleed Aly，他本身就是個回教徒。他說，"那些表面上文質彬彬、受過良好教育的中產階級，他們非常有禮貌的種族歧視，比起公車上那些比較誇張的種族歧視，其實還更加危險。" <text:line-break/><text:line-break/>Ridley Scott 的 "All the money in the world" 最近上演，剛剛去看了第二遍，片中有句台詞讓我頗有所感。表面上似乎精打細算、嗜財如命的主人翁，很喜歡藝術品及各種 "東西"(things)，他說："東西表裏如一，不會改變，而且從不會讓人失望。" 不知道為什麼，這話讓我還蠻感動，也許它多少也說中了我心裏的某種滄桑與失落。你看，千百年來，同樣的日月星辰起落，何曾更改？無數真誠的詠歌與創作，一筆一畫皆千秋，一個字就是一個字的重量，一旦寫下，幾乎就是永恆了。但人與事卻複雜多變，言語如風，此也一時，彼也一時；生命像股市，彷彿一切都只是一種有待衡量的價格。</text:p>
      <text:p text:style-name="P1">小余   |  2018.02.10 21:39   |   <text:a xlink:type="simple" xlink:href="http://palinfo.habago.org/Entry?Command=Information_PrintForum&amp;iPage=97#FORUM36467"><text:span text:style-name="T1">#</text:span></text:a></text:p>
      <text:p text:style-name="P3">感謝天峰與阿文的發言，不過認不認同李毅對中國大陸自己的分析是一回事，但他對台灣人的分析，卻是我很能體會的，當然阿文覺得大多數台灣人沒有獲益，或他們覺得那是政治追殺，我卻不覺得，整體而言，我覺得阿文兄，對台灣人的自知之明，太樂觀了！ <text:line-break/><text:line-break/>因為，我的認知是，台灣人的現況明擺著就是那些追殺的事情，與我無關，沒損害到我的利益 <text:line-break/>一副抱怨政府就是民主，但要出頭去為自己爭權馬上放棄，回到自己的小確幸世界 <text:line-break/>台灣人的腦袋也不會搞懂18趴到底砍了什麼，違法信賴利益保護原則在哪？誰真正拿了18趴的好處（當然是政務官） <text:line-break/>全台灣人聽過「噍吧哖事件」的我看不到10％，總覺得日本人建設了台灣，有多少人知道孫運璿當初接收台灣處理電廠的故事呢？ <text:line-break/>就算近10年，蔡英文領過18趴，陳菊跟謝長廷在高雄市長選舉出過奧步都不知道，但他們不管討厭不討厭民進黨，嫌惡中國恐怕也超過50％，認為人家山寨 落後 獨裁 ，啪啦啪啦...但談到日本，就不是了 <text:line-break/><text:line-break/>同樣的，蔡英文民調低，但不會影響他的永續執政，因為那30-40趴的綠色人是永遠忠誠，不會改變，台灣人要投台灣人嘛，死26死26的叫對岸，有想過有親友在對岸的外省人的心情嗎？沒有，絕對沒有！加上未來放寬投票到18歲，當認清人渣黨事實的人不投票（因為國民黨也很爛，沒有值得投票對象），只要你是相對多數，你就贏了 <text:line-break/><text:line-break/>對人渣黨所作所為是否『覺醒』，才是阿文您應該探究的，個人認為這就是陳真醫師的痛苦（恐有臆測，哈哈），因為我覺得我跟醫師一樣，真的每天其實很痛苦，因為說這些會『影響我的日常社交』，總覺得為什麼沒有什麼人覺醒？你覺醒，你就會厭惡到看很多新聞都噁心，會覺得怎麼有朋友相信空污來自對岸而不是燒媒，怎麼你們這些人不對民進黨及媒體對台大校長案管爺潑糞抹黑而憤怒，最重要的是不知道下面這句話會成真（追殺新黨三人就是這樣） <text:line-break/>『起初，他們追殺共產黨人，我保持沉默，因為我不是共產黨員； 接著，他們追殺猶太人，我保持沉默，因為我不是猶太人； 然後，他們追殺工會成員，我保持沉默，因為我不是工會成員；最後，他們奔我而來，這時，已經沒有人站起來為我說話了。』 <text:line-break/><text:line-break/>所以，李毅學者支持武統，是他的認知，天峰也認為不流血武統最有利發展，當然這都是大家的言論自由，只是我個人認為，『不做死就不會死』，台灣人就是渾渾噩噩過日子，終究就是只能吃苦果，天真的急著拒絕統一，卻忘了武統是真實可能的，結果像個没有小孩子一様，把自已心裡的欲望拿出來獻寶，看到美國世界稍微重視台灣就全島瘋狂（世大運就是如此），完全不顧對手的可能反應，也不知道自己棋子的地位，充分符合韓非子亡征的內容『國小而不處卑，力少而不畏強，無禮而侮大鄰，貪愎而拙交者，可亡也。』當作結論，這討論我想個人也到此</text:p>
      <text:p text:style-name="P4"/>
      <text:p text:style-name="P1">陳真   |  2018.02.10 17:24   |   <text:a xlink:type="simple" xlink:href="http://palinfo.habago.org/Entry?Command=Information_PrintForum&amp;iPage=98#FORUM36466"><text:span text:style-name="T1">#</text:span></text:a></text:p>
      <text:p text:style-name="P3">去年大約這個時候，寫了一些有關澳洲種族歧視的文章，不過後來都沒有貼，現在一時找不到了。之所以沒有貼是因為這些事我已經講了二十幾年，冷飯熱炒，很不想再講；而且，這類議題往往牽涉台灣人一種奇怪的心結，錯綜複雜，相當敏感而犯忌。 <text:line-break/><text:line-break/>當年 (1997年)，剛到英國沒兩個月，我就寫了一篇 "給英國人的公開信"，台、英兩地流傳甚廣。接著我就發起一個Campaign Against Racial Discrimination (亦即反種族歧視運動，簡稱CARD)，搞到英國駐台代表揚言要控告我。(不知道他是要告我什麼罪名，"毀謗英國"？) <text:line-break/><text:line-break/>不過，真正可怕的報復不是來自英國人，而是來自我原本要 "捍衛" 的台灣同胞，原來他們根本不需要我捍衛，反倒覺得我 "傷害" 了他們，拆穿了某種彷彿因為沾上西方而高人一等的假象，戳破了長年以來在台灣社會所不斷型塑與美化的某種神聖與美好的 "西方形象"。台灣留學生及台灣駐英代表處堅持，西方社會絕對沒有種族歧視，一切報復就是這麼來的。 <text:line-break/><text:line-break/>我從未料到台灣人的反彈會如此強烈而不擇手段。我常說，在CARD之後，我才真正 "出社會、轉大人"，我才真正第一次了解人性之可怕、陰暗與醜陋原來可以到達這樣一種程度，非常不可思議。震撼與挫折之餘，讓我就像一條原本喜歡親近人的流浪狗，開始變得怕人；從原本非常好客、健談，逐漸關上與外界接觸的大門。 <text:line-break/><text:line-break/>有人說，文明或文化就像一種垃圾桶，我們把那些說不清、講不明或是不甚了解的東西，暫且就先丟到這個垃圾桶裏頭，直到有一天，當未知成為已知，當邊緣成為中心，當陌生變成熟悉，當非主流形成主流，然後再把它們從垃圾桶裡撿出來，對之產生一種所謂新的理解。 <text:line-break/><text:line-break/>不光是充當垃圾桶，許多時候，文化或文明其實就像一種藉口 (pretext)，一種理由與說詞，簡單說就是凶手已經鎖定，剩下的就只是給凶手找出一堆所謂證據而已；箭已射出，落點已定，剩下的就只是在落點處畫個靶子而已。 <text:line-break/><text:line-break/>布希與布萊爾以及一大票西方走狗例如澳洲，肆虐全球的那幾年，四處姦殺擄掠，靶子名稱叫什麼呢？叫做 "文明衝突論"。美國人說，這是正義之戰，世界需要新秩序，需要鏟除那些不好的文明或文化。 <text:line-break/><text:line-break/>但事實上，就如 Edward Said 所說，所謂文明衝突論，不過就是一種令人憎恨的種族主義。Noam Chomsky說，這是西方對外發動侵略血腥戰爭暴行的一種新型的制式官方宣傳術語。我常提起的劍橋三一學院院長Amartya Sen，他算是在思想上很 "溫和" 的一個人，就連他也說這是胡扯瞎掰，西方社會哪有什麼 "幾千年來便致力於民主"？更不用說什麼高人一等的西方文化了。 <text:line-break/><text:line-break/>當伊拉克戰爭早已被世人普遍識破其詭詐、貪婪與恐怖血腥時，澳洲前總理及一大票右派政黨政客們，至今此時此刻竟然還在歌頌伊拉克侵略戰爭及其相關排外思維，而這樣一些近乎納粹的極右政客勢力，一如民進黨，更是在澳洲一些重要選舉中聲勢扶搖直上，由此你也可以看出澳洲這個社會的某種基本屬性。 <text:line-break/><text:line-break/>我那些現在找不到的文章，之所以是在去年大約此時寫成是因為，當時西雪梨大學和澳洲 SBS電視台合作進行了一些相當大規模的調查，涉及六千多人，是歷年來最大的相關調查之一。調查指出有關澳洲種族歧視的各項問題，種種數據相當驚人。比方說，受訪者過去一年內曾遭遇種族歧視者，高達兩成以上。請注意喔，這僅僅只是指的 "最近"，亦即過去一年內，竟然就有如此高的比例。 <text:line-break/><text:line-break/>再比方說，各位知道澳洲對待原住民之惡名昭彰吧。John Pilger是澳洲人，他對此一議題發表過不少文字和影片。但你知道嗎，討厭原住民的澳洲人僅有9%，但是堵爛亞洲人的澳洲人，卻高達31.6%，也就是說，一個台灣人走在澳洲的馬路上，周圍有三分之一的人是很堵爛你的。當然，澳洲跟英國人一樣，少部份人會在大馬路上拿瓶瓶罐罐砸你，用髒話罵你，或是直接對你進行肢體攻擊，特別是在一些酒吧附近，更容易遇到這類場面。至於用各式各樣的言語動作損你或叫你滾回你的國家，更是家常便飯。損你的方式很多，例如故意怪聲怪調地發出一些類似禽獸或野蠻人的叫聲，意思是說你們這些低等人種的語言就像是畜生的叫聲。 <text:line-break/><text:line-break/>不過，你可別以為那些沒有對你叫囂或對你丟瓶瓶罐罐的人就比較文明，非也。那就好像我們不會去罵路邊的貓狗或蜥蜴老鼠一樣，而且說不定還會覺得牠們很可愛，因此對牠們很 "友善"，特別是當妳是個正妹時，洋鬼子對妳就更 "友善" 了。 <text:line-break/><text:line-break/>這麼高比例的人堵爛你，但其中大部份人之所以不當場羞辱你或打你，不一定是因為他比較文明，而是因為他根本不把你看成足以平起平坐的同類。當然，我不是說每一個 "都" 這樣，我只是說，周圍這三分之一堵爛你輕視你的人，他不一定會直接對你發動攻擊，這並不表示他比較文明。歧視可分顯性與隱性，在我看來，隱性要比街頭那些青少年赤裸裸的歧視與攻擊更惡劣許多。 <text:line-break/><text:line-break/>這項調查還指出，41.1%的澳洲人認為外來移民 "弱化" 了澳洲，"降低" 了澳洲的文化與社會等各項文明水平。另外，有32%的人表示在職場與學校中受到各種歧視待遇。另外，三分之一以上的種族歧視與攻擊，發生在街道上或各種公眾運輸交通工具上，攻擊風險非常高。 <text:line-break/><text:line-break/>這個大規模調查在澳洲引起相當大的討論，很多人對澳洲之強烈排外與封閉深表憂慮，但就在幾個月後，澳洲許多大學竟然不約而同地出現各種類似 "華人與狗不得進入校園" 的大量海報，四處張貼。這些行為當然不是偶然，而是背後有著一股強大的政治勢力，例如所謂 One Nation Party (單一民族黨) ，整天鼓吹排外，排斥移民與難民，把他們宣傳成社會的害蟲，特別是宣傳 "中國威脅論"。這個人渣黨，在前年的澳洲聯邦大選中，參議院一共11席的中立議員，單一民族黨竟然就佔了4席。 <text:line-break/><text:line-break/>另外，這項調查還指出，48.6%的澳洲白人認為，其它的不同種族、文化與宗教的外來者，應當放棄他們原有的生活舉止與文化表現，"應當表現得跟主流澳洲人一樣"。43%的人要求，承載外來難民的所有船隻，不分男女老幼，不分任何原因，應該統統全部趕出去，不要讓他們上岸。 <text:line-break/><text:line-break/>另外，前年 (2016年)夏天，當世界各國緊縮難民收容政策之際，國際特赦組織（Amnesty International, AI）進行了一項全球性調查，全球27國之中，有將近80%的人民希望自己的國家能接收並善待難民。調查發現，中國、德國和英國分佔前三名，分別有85%、84%、83%的人民，願意讓難民來到自己的國家。 <text:line-break/><text:line-break/>這項 "歡迎難民指數調查" 的一個特色是，為了避免過於空泛，進一步設計了一道題目。題目是這麼問的： <text:line-break/><text:line-break/>"請問您 '個人' 願意收容因戰爭或迫害而離鄉背井的人嗎？" <text:line-break/><text:line-break/>調查發現，以全球而言，平均每10位受訪者就有1位願意以自己的社區或甚至自己的家庭收容難民。國際特赦組織給這27個國家做了一個排名，你知道全世界之中對待難民的態度最友善的是哪個國家的人民嗎？沒錯，就是中國。<text:line-break/><text:line-break/>中國人有46%回答願意以自己的家庭或社區接待難民。第二名毫無疑義，就是英國，29%。第三名是希臘 (20%)，第四名西班牙 (18%)，美國和加拿大並列第五，均為15%。接下來才是澳洲(13%)。其它就是土耳其、墨西哥、智利、印度、巴西、南韓、俄羅斯等等，百分比都在10%以下。 <text:line-break/><text:line-break/>國際特赦組織特別點名澳洲，批評其移民政策過度嚴苛，甚至把難民或移民當成犯人，集中關押在一個偏遠小島上。澳洲移民部長 Peter Dutton卻反駁表示：難民都是一些沒有受過教育的文盲，會拖累澳洲的就業率及社福系統。國際特赦組織的全球事務部主任 Audrey Gaughran 指出，雖然大多數人非常願意幫助難民，但反對的一小群人卻往往叫嚷得最大聲。國際特赦組織的秘書長 Salil Shetty，甚至很罕見地以 "可恥" 來形容這樣一些人或政客，指責他們充份利用各種排外語言來追求支持率，藉以贏得選票。 <text:line-break/><text:line-break/>我還可以寫上一大堆，但就說這樣吧。我想說的是，西方社會的所謂文明，表面上光鮮亮麗，骨子裏卻有太多的卑劣、血腥、暴力與殘酷。</text:p>
      <text:p text:style-name="P1">天峰   |  2018.02.10 17:07   |   <text:a xlink:type="simple" xlink:href="http://palinfo.habago.org/Entry?Command=Information_PrintForum&amp;iPage=98#FORUM36465"><text:span text:style-name="T1">#</text:span></text:a></text:p>
      <text:p text:style-name="P2">其實，我已經厭倦了整天看到什麽中國第二大經濟體之類的東西。這些東西剛看到確實蠻爽的，這證明自己的國家一直在發展，前人的努力沒白費，今人的步伐也沒停止。但說的多了，就不是鼓勵，而是捧殺了。沾沾自喜反而會讓人忘了初心。新中國的建立，是爲了一個更平等更富强的國家，一代又一代人的努力，不是爲了什麽世界排名，而是因爲知道自己不夠好，自己的家人不夠好，自己的同胞不夠好，現在才剛剛上路，路還長呢。 <text:line-break/><text:line-break/>講到統一，我從來不認爲中共未來可能會因爲什麽贏得大陸民心而采取武統來讓自己繼續長久執政，這些都是西方的思維。但凡懂點中國歷史的都知道，一個政權能執政多久，完全取決于太平盛世有多久。毛澤東也説過，中共要是不能讓中國更好，不單要開除國籍，還要開除球籍呢。打一個小小的臺灣，能讓中共續命，太看得起臺灣了。 <text:line-break/><text:line-break/>我曾經看過唐湘龍在一個節目裏說，現在大陸的人民不是能接受不民主，而是能忍受，畢竟現在各方面發展都不錯。他很强調這個接受和忍受，我感覺他對自己運用這兩個詞非常滿意，所以特別在强調。但在我看來，這就是典型的以己度人。假如他的説法，是針對大陸某些自由派知識分子，那無疑是對的，但套到整個大陸人民頭上，這就太搞笑了。大陸人民哪管你什麽民主不民主，反正你能為老百姓辦事，辦好事，你就是好的，就這麽簡單。你和老百姓談意識形態，老百姓問你多少錢一斤，能吃嗎？臺灣的精英們很能說，很會酸，但又改變不了什麽，每天喊民主，以能駡總統爲榮，但又削尖了腦袋想當官，臺灣的老百姓反威權，但見了大官又點頭哈腰，我看臺灣真像是個披著民主外衣的封建社會。 <text:line-break/><text:line-break/>説到和統武統，我的看法是武統對臺灣人有利。當然這個武統不是飛彈亂炸一通傷及生命的武統，而是絕對武力的威懾下兵不刃血的武統。這樣的武統有個好處，就是實現一國一制。衹有一國一制能真正改變臺灣社會。一國兩制在香港，我的看法目前是失敗的，這種失敗對大陸無所謂，但對香港人來説，就不好了。因爲一國兩制，香港社會分裂更嚴重，你看香港就一千萬人不到，彈丸之地，這種社會分裂都造成了極大的混亂，如果臺灣也一國兩制，那各種國外和島内勢力對的作亂，衹會讓臺灣比現在還糟。如果是那樣，大陸臺灣兩敗俱傷，統一的意義是什麽呢？ <text:line-break/></text:p>
      <text:p text:style-name="P1">Alex Wang   |  2018.02.10 15:41   |   <text:a xlink:type="simple" xlink:href="http://palinfo.habago.org/Entry?Command=Information_PrintForum&amp;iPage=98#FORUM36464"><text:span text:style-name="T1">#</text:span></text:a></text:p>
      <text:p text:style-name="P3">最近看到quora上一個《越南人是否恨中國人？》的回复。分析為什麼越南人恨中國人。其實，台灣人的問題是一樣的。 <text:line-break/><text:line-break/>Do the Vietnamese hate the Chinese? <text:line-break/><text:line-break/>https://www.quora.com/Do-the-Vietnamese-hate-the-Chinese <text:line-break/><text:line-break/>Ha-Anh (河英) Nguyen-Viet (阮钺), Native of Hanoi/U.S. educated/Chinese professionally trained <text:line-break/><text:line-break/>Answered Oct 14 <text:line-break/><text:line-break/>This is a very sensitive issue, because as a Vietnamese, if you praise China, then the crazy crowd out there will call you a traitor. I can only speak for myself. I cannot even speak for my family, because this is one of the issues that really divide us. <text:line-break/><text:line-break/>I used to hate China a lot before I graduated from college in the U.S. and started working for a Taiwanese company with coworkers from Mainland, HK, and Taiwan. Like any other well-educated kids from Vietnam, we were raised to hate China. For many different reasons, I’ll explain below. Until I started spending almost 10 hours a day with these Mandarin and Cantonese speakers, then I realize holy shit there is nothing different between my people and these people. Not even language if you consider the fact that my Beijing coworkers can’t understand when Cantonese speakers talk to each other lol. Like hey guy, now you are no better than me. <text:line-break/><text:line-break/>Why do Vietnamese hate Chinese? <text:line-break/><text:line-break/>Inferiority complex: So this is the thing. It's hard to compare a Vietnamese to a German, because we are too different from each other. Like you cannot compare Titanic to Airbus A380. That's the difference. Vietnamese vs Japanese? Still a lot of difference. They are far away, language is totally different, faces are different, Japanese culture is just too distinct… However, with Chinese, every fcking thing is the same but Vietnamese are worse in every measure. Like too similar but how come those Chinese people are better than us in everything, even though we are exactly the same (if you compare Guangdong/Guangxi vs North Vietnam). Chinese are richer. Chinese workers are more hardworking. Chinese students outperform Vietnamese students in any UK or US universities, and the reason is not because the Chinese outnumber us. They maintain their cultures better when they stay overseas. Their community is stronger while overseas Vietnamese are famous for lacking unity. They are just better. And unlike what you can find in West vs East pop sociology/anthropology books, when you compare Vietnam vs China, there is no difference for you to form a hypothesis to explain. We are just not as aggressive and attentive as the Chinese. Vietnamese people are just more trivial. The competency, as a nation, is below China. <text:line-break/><text:line-break/>Vietnamese people are trivial and shallow and have a very short-term memory. They can only remember the border fighting in 1979, even though if you compare to 100 years under the French and 20 years with Americans bombing and killing us, those fighting with the Chinese is just nothing. However, like a low-performed student who grows bitter with his peers or like an unfortunate brother who is envious of his more successful brothers, Vietnamese people have a victim mentality. They always think that Chinese people want to invade them even though seriously I believe the Chinese do not care about Vietnam as a country, except for those who do business with the Vietnamese. <text:line-break/><text:line-break/>Slavery mentality. 100 years colonized by the French give them the very Eurocentric mentality that makes a lot of Vietnamese people think White people are superior to Yellow people lol. So they kinda think the Chinese are barbaric, compared to the French. Some stupid Vietnamese even think they were lucky to be colonized and are very proud of the Frenchy part of their culture. This later leads to anti-Confucianism, anti-Hanzi, and when you get too radical it turns out to be anti anything that relates to China. <text:line-break/><text:line-break/>This is the most important thing. History lessons were distorted. Vietnamese people are not aware that they all have Chinese blood and they were in fact the invaders. Modern Vietnamese people are not the indigenous people that live in Vietnamese territories, let’s say, 3000 or 2000 years ago. Long story short, people from Mainland China keep moving South for thousands of years, killing indigenous people and at the same time mixing bloods, language, cultures with the indigenous. The earliest reliable source of our written history was actually from China history. “Vietnam” was a part of “China” to begin with, then later rebelled and gained independence. But that does not sound so nationalistic so people keep making up new ancestors by accusing Han Chinese of destroying “Vietnamese indigenous culture.” <text:line-break/><text:line-break/>They do not understand even though they dig up some artifacts from their lands, it does not mean that culture actually belongs to them. The same story for a lot of monuments and artifacts in the Central and Southern regions that actually belong to Champa and Khmer people (which no Vietnamese ever denies). IT'S IN YOUR TERRITORY AT THE MOMENT BUT IT DOES NOT BELONG TO YOUR ANCESTORS. Vietnamese people do not understand that they are the ones who massacre and destroy indigenous people who are now “ethnic minorities.” They are just the offspring of Northern invaders. <text:line-break/><text:line-break/>Personally, I like Chinese people and Chinese culture (except for food because Northern Viet food is still the best for me). I adore their work ethics and diligence in everything that they do. <text:line-break/><text:line-break/>In general Chinese guys take good care of women around them, from girlfriends to friends to coworkers. I hope someday we can eliminate poverty like China has been doing. Also, the infrastructure too, especially transportation. I feel really envious of Chinese people when it comes to this. Oh yeah the entertainment industry too. I have been watching Chinese dramas since I can remember. I feel like Vietnamese can learn a lot from Chinese, and this is the easiest way to learn instead of reaching for Israel or Japan or anything from Europe as a role model… Because we are too similar. <text:line-break/><text:line-break/></text:p>
      <text:p text:style-name="P1">陳真   |  2018.02.10 06:15   |   <text:a xlink:type="simple" xlink:href="http://palinfo.habago.org/Entry?Command=Information_PrintForum&amp;iPage=98#FORUM36463"><text:span text:style-name="T1">#</text:span></text:a></text:p>
      <text:p text:style-name="P2">回天峰的詢問，謝謝關注，但我不值得任何關注，就只是強烈認同統一，但個人又沒別的本事，於是就繳個一千元入黨，如此而已。黨曾打過幾次電話探問，暫無下文。入不入得成其實還不一定。 <text:line-break/><text:line-break/>有些事不好說不該說不必說，有的一說就俗，有的說了也是白說，有的不說還好，說了反而誤解更深。 <text:line-break/><text:line-break/>我相信，沒有人是不可或缺的。不拘誰死了，地球照樣運轉，太陽依舊升起，灑過兩行清淚之後，人們臉上依舊會繼續綻放笑容。 <text:line-break/><text:line-break/>但我同樣相信，有些人的存在卻使得事物意義大不同。這話理當是放在另一個層次上來講的，但就現實層面來說，道理或許相去不遠。比方說，舉個最通俗的例子，姑且不論民進黨好與壞，有兩個人的存在，使得這個黨大不同。一是邱義仁，一是林義雄。 <text:line-break/><text:line-break/>邱義仁不曾參與選舉，往往隱身幕後，沒有所謂民意歷練，但他其實始終就是這個黨的大腦，決定了黨的思維與動作。倘若沒有他，民進黨依然還是會存在，不過肯定是另一種面貌與思維。 <text:line-break/><text:line-break/>相對於邱義仁這個大腦，林義雄卻像這個黨的鬼魂。我的意思是說，他是靈魂，但這靈魂和黨的肉體是完完全全不搭的；即便這靈魂曾經存在，事實上也早已死去，就像漆黑夜空遙遠億萬光年外的一顆星，美化了黑暗的天空。 <text:line-break/><text:line-break/>靈魂也好，鬼魂也罷，它的存在無比重要，畢竟一如甘地所說，生命並非只是氣血骨肉的總和。 <text:line-break/><text:line-break/>林義雄的正直與良善並不是因為他家的滅門悲劇。在事件發生前，倘若你有識人的慧眼，你就能清楚看見他的無私與正直。當然，良善之人並不保證他在現實每個層面上都能做出良好判斷，從而帶來良善的結果。但是，善惡在我看來，原本就不是結果論，更不是一種行為主義；好人並不一定是做好事的人，人渣也不一定會做出每一件醜事，反倒是人渣們往往沒有前科，學經歷亮眼，滿口理想，說不定在絕大多數人眼裏還會說他形象清新。 <text:line-break/><text:line-break/>林義雄自1990年返台至今的諸多行為無疑令人失望，特別是1998年之後，更是荒腔走板，極其無知地為虎作倀。但一個人的良善本質卻不應因此而受到貶損。行為上或許帶來一種 "過去式" 的效果，但其精神卻與世長存。林義雄的人格讓我相信，人性之惡並不具有普遍性；人性有多少惡，就有多少善；惡有多深，善就有多深。倘若沒有善的存在，人類根本不值得活。 <text:line-break/><text:line-break/>極少數人展現了善，這就夠了，猶如黑夜的星；繁星再多，天空依舊黑暗，但星子的存在卻使我們不至於對人性絕望；當我們想說出一種負面的絕對語句時，就得把到了嘴邊的話收回，畢竟天下烏鴉並不是一般黑，從而讓我們有活下去的勇氣，相信人性依舊可貴。 <text:line-break/><text:line-break/>我常提到我很仰慕一位跟我同一年來到英國讀書的關同學，年紀比我小上一些，但在某個意義上來說，他無疑就是我心裏的一座燈塔。他讓我相信，原來在這世界上還有如此良善的人。我從第一眼看到他就如此認定。 <text:line-break/><text:line-break/>我們的認識說來有點故事性，我比他早到英國數天，學校尚未開學，暫時居住在一個教會的房子裏。有一天，宿舍裏有人跟我說有個台灣學生也要來，好像是需要先付房租吧，總之就是需要有人先幫他訂房。於是我就幫他訂了，同時也幫他繳清了房租。之後我就忘了這件事，並且也搬家了。很久之後有一天，有人登門拜訪，說要還我錢，說他好不容易才找到我，於是我才想起這件事。這位學生就是關同學，他叫關則富。 <text:line-break/><text:line-break/>還我錢的同時，他還送我一包餅乾，微微鞠躬，雙手遞上，像在頒獎一樣，感覺相當好笑。我有識人慧眼，在那一刻，我就知道這是一個罕見的好人，善良正直。 <text:line-break/><text:line-break/>諸如這樣一些事，我始終很不願提起，特別是在這樣一種良善似乎全然失去意義的卡通化、明星化、輕薄短小的酷炫年代，還有人在乎什麼良善與正直嗎？還有人在乎重量嗎？提起某些事，似乎只是一種自我做賤或不敬。 <text:line-break/><text:line-break/>林義雄也一樣。我想我應該是最早公開批評他的人，可謂 "恩將仇報"，虧他對我那麼好。但我寧願批評他也不太願意讚美他。為什麼呢？因為批評是貼切的，但讚美卻似乎只是矮化了他，特別是在這樣一個徹底庸俗化的年代，我們到底還需不需要靈魂？還是說這年頭一切都只是一種表演，一種造作與賣弄？</text:p>
      <text:p text:style-name="P1">阿文   |  2018.02.10 02:09   |   <text:a xlink:type="simple" xlink:href="http://palinfo.habago.org/Entry?Command=Information_PrintForum&amp;iPage=98#FORUM36462"><text:span text:style-name="T1">#</text:span></text:a></text:p>
      <text:p text:style-name="P3">我很小就出國了, 如果中文表達不佳請海涵! <text:line-break/><text:line-break/>不知道李毅何許人也, 但我看了他的文章, 感覺還沒有常凱申高明! 也許他常來台灣但都只看到表面現象! 這裡大概回答一下 <text:line-break/><text:line-break/>台灣主要的出口產業為電子業, 而台灣卻有8成以上的中小企業, 7成以上的勞工企業都是做服務業相關的。 <text:line-break/><text:line-break/>也就是說不管股市如何漲, 除非有小弟的某種投資天賦否則無論股市漲多少點, 散戶都很難得利基本都被外資坑殺。 <text:line-break/><text:line-break/>台灣從蔡英文執政後, 很多企業開的給大學生的薪水都低於馬英九時期, 所以就算漲個3%也不如馬政府當年大學生的普遍起薪, 加上台灣老闆很喜歡在稅務上行便宜之事, 所以表面薪資低, 但含了年終與每個月獎金都過得去, 自從一例一休後, 尤其服務業的員工的整體薪資是大幅下降的。 提高了基本工資卻減少你的獎金。 在台灣 一個人月入6萬很可能2萬就是從獎金上來的。 <text:line-break/><text:line-break/>此外,蔡英文是任由物價自由上漲的, 從市場經濟學來說這也許不是錯事, 但砍了軍公教,那麼他們自然節省, 那消費力就降低, 加上有不少人從事服務業因為獎金變低, 接受排班而無法加班更刺激了低消費。除了新北市, 台中還算影響低一點以外, 到街上去晃晃, 不管做小吃的, 開餐廳的, 賣蔬菜水果的, 零售全都苦不堪言。而員工也心情不好, 一個同行開的火鍋店員工本來薪資含獎金有接近4萬元, 一例一休後就只有3萬2不到! <text:line-break/><text:line-break/>每月整體薪資加上獎金降低, 物價高漲, 各種能源費用高漲, 這才是蔡英文民調起不來的原因! <text:line-break/><text:line-break/>此外, 台灣所謂的綁樁就是得利於那些地方勢力, 無論誰執政, 只要站對邊都吃香喝辣, 人民無法均霑。 台灣最危險的危機在於, 高階人才不願意留在台灣為了台灣民意普遍的左派思想而搞均貧, 高階人才在台灣只能拿10萬, 去大陸就30萬那麼還能如何強大? 就算你要搞軍武是刺激誰的經濟? 蔡英文搞得什麼國艦國造不就是那麼回事? 被別人吞了一大筆資金然後放到海外。 <text:line-break/><text:line-break/>至於追殺黨產並不是多數台灣人高興, 多數台灣人認為國民黨黨產要捐, 但不是該屬於自己的不拿回來甚至讓黨工沒薪水可拿, 這已經算是追殺的行為了, 大多數台灣人民並不認同! <text:line-break/><text:line-break/><text:line-break/>我之前提到為什麼文化統一會有一個好處? 如果對岸福建電視台拍個媽祖傳(這是舉例), 台灣南部人認為好看自然就會心向祖國, 中國有嘻哈這節目一度獲取台灣年輕人的好感, 但要停止了 一切又走回原點。為什麼胡錦濤 溫家寶時期, 港人中國人認同度高達8成, 而習上台後降到5成5不到, 這中間當然要找原因。 這裡無意跟陳真前輩抬槓啦, 只是說清楚我的觀點而已並不是陳真前輩的說法無道理。 <text:line-break/><text:line-break/>我從不排斥大陸武統的可能性, 要也不會是現在! 武統只有兩種可能, 一個是台灣宣布獨立, 一個是大陸面臨內部甚至民間所謂的改革壓力為了長久執政乾脆釋放壓力 直接武統贏得大陸民心共產黨繼續長久執政! 台灣是可以高枕無憂20年 但20年後 大陸最少有四個航母編隊, 稍微懂點軍事都知道, 一但航母編隊與補給都建立好, 大陸是可以不管國際壓力, 直接封鎖台灣外海, 美國就算插手也沒辦法! 但絕非現在。台灣無論如何都要在十五年以內跟對岸建立起政治談判, 否則...... <text:line-break/><text:line-break/>台灣的經濟已經落入死胡同了, 我在韓國跟一位日本友人合開大阪燒餐廳 半年就回本, 就在於民間消費仍有刺激能力, 在台灣 可能嗎? 政府不要幫倒忙就不錯啦。 <text:line-break/><text:line-break/>台灣就是缺人口, 缺經濟轉型, 人口要靠大陸人, 但台灣人各種保守敵視幾乎不可能, 我也告訴我的長輩朋友, 如果你孩子能力不錯要去大陸發展別留台灣, 不是台灣老闆小氣而是沒那個資源留, 去的地方最好內地一點不要在海岸周圍城市, 還滿危險的, 哪天對岸採取武統手段, 台灣領導人發瘋射個中程導彈也很難說! <text:line-break/><text:line-break/>我的看法很簡單, 蔡英文是否連任要看年底選舉 一但輸了四個縣市以上含台中, 基本就完了 賴清德會上, 若大敗柯文哲都會鬧場, 台灣人有一部分是看風向投票的, 沒有所謂的政治立場。 <text:line-break/><text:line-break/><text:line-break/>蔡英文不能承認九二共識的原因在於, 如果承認了她的統治基礎就崩盤, 不承認還可以賭一賭, 基本幹8年沒問題, 但因為她缺乏判斷能力, 幕僚的意見全面接受沒想到後果, 恕我直言她跟賴清德完全沒有可比性。郭台銘這一年來各種動作, 夫人開始面對媒體, 捐錢不只用企業捐款, 個人還捐6000萬 大家認為他不想選總統嗎? <text:line-break/><text:line-break/>如果一個讀稿機講話結結巴巴的領導人都被對岸某學者讚嘆不已, 我個人是基本覺得沒太大參考價值! 說穿了就是在為武統論鋪路而已! <text:line-break/></text:p>
      <text:p text:style-name="P1">小余   |  2018.02.10 01:07   |   <text:a xlink:type="simple" xlink:href="http://palinfo.habago.org/Entry?Command=Information_PrintForum&amp;iPage=98#FORUM36461"><text:span text:style-name="T1">#</text:span></text:a></text:p>
      <text:p text:style-name="P2">以下我節錄最近李毅先生的談話文章，我想本版或許有人不愛看，陳醫生如果覺得不妥就刪了吧，但我覺得夠理性，值得大家想想 <text:line-break/>原文頗長，網址如下https://bbs.wenxuecity.com/military/1527126.html <text:line-break/>-------------- <text:line-break/>目前，大陸統一勢力，與臺灣的台獨勢力，雙方看法對立衝突，差距巨大，沒有任何交集之處。 <text:line-break/><text:line-break/>大陸認為，大陸產值世界第二，正在趕超美國，軍費世界第二，現在大陸的產值是臺灣的21倍，每年增長一個臺灣，軍費是臺灣的15倍，外匯底存是臺灣的7倍，深圳的財政收入已經超過臺灣好幾年，大陸軍隊幾年前已經在渤海、東海、台海對美日取得壓倒優勢，解放軍解放臺灣以小時記，台獨就是找死，就是談統一，現在臺灣的籌碼也一天天減少，想不通，在這種形勢下，臺灣怎麼會有人堅決搞台獨？腦子什麼地方不清楚嗎？ <text:line-break/><text:line-break/>台獨勢力認為，臺灣產值世界第20，軍事力量至少世界第17，社會經濟早就進入發達社會，人均產值遠超大陸，社會保障遠超大陸，全民教育，全民健保，環境優美，臺灣海峽是天然屏障，大陸與美國、日本、印度、朝鮮、韓國、越南、澳大利亞的關係都不好，美國、日本堅定支持臺灣，臺灣護照在世界100多個國家免簽，臺灣有民主自由，臺灣的朋友遍西方，統一對臺灣沒有任何好處，獨立對臺灣沒有壞處，永遠分裂對臺灣沒有任何壞處，大陸黨政軍完全貪腐，大陸的將軍都是花錢買的，根本不能打仗，大陸軍隊進攻臺灣之日，就是大陸政府垮臺之時。所以，大陸過去、現在、將來、永遠不敢進攻臺灣。既然大陸不敢武統，那麼台獨不就已經成功了嗎？ <text:line-break/><text:line-break/>站在大陸，統一是有道理的，多數人民支持統一。站在臺灣，台獨是有道理的，多數人民支持台獨。 <text:line-break/><text:line-break/>統一對臺灣人民有什麼好處？這個問題，大陸的宣傳機構，確實沒有明確回答。我在臺灣，也多次有人問：你們大陸為什麼不敢講，統一對我們臺灣人有什麼好處？我的回答是，統一對臺灣人民有一大一小兩個好處。小的好處，是統一之後，不用當兵了，軍費節省了，可以把軍費用於民生。大的好處是，和平統一，可以避免武力統一，避免生靈塗炭，避免玉石俱焚。 <text:line-break/><text:line-break/>統一臺灣，對中國的好處，看看世界地圖、亞洲地圖，就一目了然。臺灣，是美日插在中國喉嚨上的一根粗粗的硬刺。用李敖的話講，臺灣是中國捏在美國手中的睾丸。不統一臺灣，中國無法真正保衛南海，無法真正走出第一島鏈。一個不統一的國家，算不上一個正常國家，更不用說一個正常的大國，正常的強國。 <text:line-break/><text:line-break/>大陸學術界，有幼稚可笑的一面。2016年1月以來，兩年來，不斷有大陸學者提出，要蔡英文承認九二共識，承認兩岸同屬一中。蔡英文會宣佈承認兩岸同屬一中嗎？在臺灣，這一直是台獨勢力的笑料。 <text:line-break/><text:line-break/>同樣，台獨勢力，也有幼稚可笑的一面。兩年來，台獨勢力一直認為，大陸遲早要接受民進黨台獨政府，因為這是多數臺灣人民選出來的，大陸怎敢長期違抗多數臺灣人民的民意。這在大陸是個大笑話。大陸早就說過，九二共識是基礎，基礎不牢，地動山搖。大陸到現在還沒有地動山搖，只是因為，大陸很多人認為，多數臺灣人民不要台獨，選蔡英文是一時糊塗，清醒之後，就會拋棄蔡英文民進黨台獨勢力。如果大陸認定，多數臺灣人已經鐵心要台獨，已經無法和平挽回，那就只有武統，很快就會武統。“有堅定的意志、充分的信心和足夠的能力，挫敗任何形式的台獨分裂圖謀，絕不容忍國家分裂的歷史悲劇重演。” <text:line-break/><text:line-break/>五．美國的臺灣政策 <text:line-break/><text:line-break/>美國的臺灣政策，分為三個層次。我已經多次分析過。 <text:line-break/><text:line-break/>第一個層次，是全球戰略層次。三天前，特朗普做了他的第一個政府工作報告，一年一度的國情咨文。其中總述世界形勢和中國的，只有一段話。Around the world, we facerogue regimes, terrorist groups, and rivals like China and Russiathat challenge our interests, our economy, and our values. In confronting these <text:line-break/>dangers, we know that weakness is the surest path to conflict, and unmatched <text:line-break/>power is the surest means of our defense. “放眼世界，我們面臨流氓政權、恐怖組織、競爭者如中國與俄國，它們挑戰我們的利益、我們的經濟、我們的價值。面對這些危險，我們知道，軟弱必將導致衝突，我們防衛自己的最保險的辦法就是具有壓倒對方的力量。”不久前，特朗普政府發表的國防戰略，也明確把中國作為主要威脅、主要對手。這一點都不新鮮，小布希政府、奧巴馬政府，都是如此。 <text:line-break/><text:line-break/>第二個層次，是美國的印太戰略。這是安倍提出的圍堵中國的戰略。奧巴馬沒有採用。特朗普採用了，美日印澳，聯合起來，對付中國。金燦榮不久前發文章，說這個印太戰略，玩不轉，因為美日印澳都缺錢，就是個大泡沫，一捅就破。我同意。這個美日印澳印太大戰略，是紙老虎，也是真老虎。你不敢打，就是真老虎，要吃人。你真敢打，就是紙老虎， <text:line-break/><text:line-break/>第三個層次，在全球戰略、印太政策之下，才是美國的一中政策。美國的一中政策，與中國的一中政策，完全不是一回事兒，包括三個公報、《臺灣關係法》、六項保證。其中，《臺灣關係法》、六項保證直接違背三個公報，中國不予承認、堅決反對。但美國堅決堅持《臺灣關係法》，現在還把原來是秘密協定的六項保證，變為公開的政策。美國的一中政策，簡而言之，就是要永遠分裂中國，使得中國永遠不能統一。 <text:line-break/>直到1996年台海危機，直到15年前，如果大陸武統臺灣，美國鐵定都是要出兵保衛臺灣的。大陸1996年後，痛定思痛，大力發展軍備，特別是海空軍，終於在幾年前從量變到質變，在渤海、東海、台海對美日軍隊取得了壓倒性優勢。現在，雖然美日已經不敢在台海出兵保衛臺灣，但從美國的全球戰略出發，從美國的印太戰略出發，必將用盡出兵之外的其它辦法，加大對臺灣的支援，儘量使得中國永遠分裂，盡可能推遲中國的統一。 <text:line-break/><text:line-break/>這是由美國國家利益決定的，誰做美國總統，都會這麼做。與黨派、思想、個性無關。 <text:line-break/><text:line-break/>六．蔡英文這個人非同尋常 <text:line-break/><text:line-break/>2018年，2020年，面對兩個重要選舉，蔡英文的戰略是什麼？2017年12月29日，蔡英文發表了年終講話，系統闡述了她過去、現在、將來要幹什麼。2018年1月21日，蔡英文做了一個近兩小時的電視專訪，把她年終講話所勾勒的大戰略，又細細地演說了一遍。 <text:line-break/><text:line-break/>蔡英文在執政頭一年到一年半，主要是搞一些比較棘手的改革，兌現競選承諾。比如追殺國民黨的黨產，讓多數臺灣人高興。比如減少軍公教的養老金，軍的後來不敢減，但把公教的減了，多數臺灣人高興。比如增加勞工假期，這個兩頭不討好，工人嫌假期不夠，資本家嫌假期太多。比如停止核電運行，但非核電力沒有跟上，導致局部大停電。比如繼續修改大中小學教材，增加台獨內容。等等。這些，都是她的競選承諾，都是得罪部分人的事情，她不管三七二十一，在執政頭一年到一年半，全部搞完。 <text:line-break/><text:line-break/>其中，她通過了一個四年四千億、每年一千億台幣的基本建設花錢計畫。一年200億人民幣。臺灣政治，是黑金政治，越往基層越黑。要想贏，就要靠錢來綁樁固票。這個每年一千億的錢，通過各級民進黨政府，層層下到基層、下到企業，為民進黨2018、2020的選舉，綁了樁，固了票。臺灣青年痛恨工資低、房價高。蔡英文承諾提高最低工資、大建廉租房，現在已經啟動，進展還算順利，到了2018、2020選舉時，可以用來打動青年人，催票。 <text:line-break/><text:line-break/>臺灣經濟2017年增長2.6%，高於馬英九的1.9%。蔡英文上臺以來臺灣股市大漲，衝破萬點大關。我認為，臺灣經濟，在2018、2019、2020年，都會增長，都不會比馬英九時期差。蔡英文搞產業升級換代，搞高科技，搞戰鬥機、軍艦、中程導彈自己研製，都對經濟有促進。 <text:line-break/><text:line-break/>蔡英文堅決頂住大陸的壓力，堅決不承認兩岸同屬一中。她承諾，她本人意志堅強，她的政府有抗壓能力，只要臺灣人民團結在她周圍，大陸什麼辦法都沒有。大陸計算攻台成本後，在美日壓力下，不敢攻台，臺灣人民不用怕。 <text:line-break/><text:line-break/>我的文筆不好，遠遠比不上蔡英文。看看蔡英文的講話，看看蔡英文的電視採訪，不得不佩服，境界、水準、能力，遠遠高於賴清德、吳敦義、朱立倫、柯文哲。蔡英文充分利用、巧妙利用了國際形勢、亞洲形勢、兩岸形勢、島內形勢對她有利的一面，刻意淡化、巧妙淡化了對她不利的一面。她用這個大戰略打2018、2020的選戰，無敵於臺灣。我繼續認為，2020年，蔡英文競選連任，毫無懸念，目前看不到對手。 <text:line-break/><text:line-break/>七．臺灣 2018、2019 <text:line-break/><text:line-break/>2018年，臺灣九合一選舉。臺灣縣市長的選舉，我分析，民進黨，現有的縣市，不會輸掉，會不會贏得更多的縣市，不好說。國民黨，不會贏得更多的縣市，會不會輸掉現有的縣市，不好說。總之，主張台獨的民進黨輸不了，反對統一的國民黨贏不了。統一勢力，洪秀柱派，新黨，中華統一促進黨，基本上無法參選任何縣市長，是否能選上幾個村長或鄉鎮長，拭目以待。統一勢力，或許能在個別縣市，選上個別縣市議員。 <text:line-break/><text:line-break/>2018年，大陸隆重慶祝改革開放40周年。2019年，大陸隆重慶祝建國70周年。党心、軍心、民心，面對改革開放40周年的輝煌成就，面對建國70周年的輝煌成就，更加三個自信。同時冷眼旁觀臺灣，看看蔡英文民進黨政府會不會自動垮臺，看看臺灣島內的統一勢力會不會迅猛發展，看看和平統一還有沒有希望、還有沒有辦法。 <text:line-break/><text:line-break/>八． 臺灣 2020 <text:line-break/><text:line-break/>對2020年的臺灣，大陸學術界的看法是對立的。一種看法認為，蔡英文必輸，台獨勢力必輸。蔡英文上臺，並不意味著臺灣走向台獨。馬英九執政八年，臺灣經濟搞壞了，國民黨分裂了，人民討厭國民黨，希望換個黨做做看，並不是支持台獨，並不是支持蔡英文、民進黨搞台獨。如果蔡英文、民進黨做不好，經濟搞不好，人民生活搞不好，那麼完全有可能在下一次選舉中被選掉。承認兩岸一中、九二共識的候選人與政黨，完全有可能再選上。蔡英文上臺後，並不順利，困難重重，時有危機，臺灣人民抗議不斷，統一勢力正在臺灣迅速成長，有人在臺灣打出五星紅旗，有人在蔡英文辦公樓前大舉示威，對蔡英文執政的滿意度只有25.7%，而不滿意度高達61.5%。如果蔡英文堅持不承認兩岸一中，堅持不承認九二共識，臺灣經濟、社會將更加困難，蔡英文、民進黨將難以為繼。國民黨或許2020年選上。除非蔡英文承認兩岸一中、九二共識，臺灣經濟社會狀況在2020年不會好，屆時或者臺灣人民拋棄蔡英文、民進黨，或者蔡英文、民進黨被迫承認兩岸一中、九二共識。 <text:line-break/><text:line-break/>另一種看法，我同意的看法，我上面已經詳細解說過了，就是國際形勢、亞洲形勢、兩岸形勢、島內形勢、蔡英文的才能，決定了，蔡英文絕不會承認兩岸同屬一中，蔡英文2020年連任沒有懸念，因為根本沒有競爭對手。統一勢力在臺灣2020年可能無法實現零的突破，繼續崩潰萎縮。2020年選舉結果，臺灣立法院，很可能，還是70個台獨分子，40個反統一分子，0個統一分子。我個人，衷心希望，我的研究結果是錯的，與我對立的觀點是正確的。但不幸的是，我以往的預見，都是對的。 <text:line-break/><text:line-break/>臺灣朝野親愛的朋友們，懇請大家在深夜，平心靜氣地想一想。現在，大陸產值世界第二，正在趕超美國，軍費世界第二，產值是臺灣的21倍，軍費是臺灣的15倍，外匯是臺灣的7倍，深圳市的財政收入已經好幾年大於臺灣財政收入，大陸軍隊幾年前已經在渤海、黃海、台海對美日軍隊取得優勢，美日已經無法軍事介入台海。大陸2018年慶祝改革開放40周年，2019年慶祝建國70周年，2021年慶祝建黨100周年，歌頌輝煌成就，三個自信大增。恰恰就在這個時候，台獨勢力迅猛發展，島內統一勢力迅速消亡、在2018、2020無法實現零的突破，蔡英文、賴清德堅決不承認兩岸同屬一個中國，2020年蔡英文順利連任，2024年賴清德順利接班，那就坐實了和平統一已無可能，大陸黨政軍，大陸14億人民，情何以堪？能夠吞得下、咽得下嗎？臺灣朝野親愛的朋友們，屆時，如果你是大陸軍委主席，你會幹什麼？ </text:p>
      <text:p text:style-name="P1">鄭豐遠   |  2018.02.09 21:24   |   <text:a xlink:type="simple" xlink:href="http://palinfo.habago.org/Entry?Command=Information_PrintForum&amp;iPage=98#FORUM36460"><text:span text:style-name="T1">#</text:span></text:a></text:p>
      <text:p text:style-name="P3">搬到澳洲住一年八個月了，洋墨水沒喝過，洋汽水到是喝了不少。出國前不會講英文也聽不懂，看書會看，但講話時只能支支吾吾念些單字，現在好多了，生活工作全是英文，有一種被洗腦的感覺，雖然還是支支吾吾，但至少聽說讀寫能通了。有時遇到一些新舊華人移民同胞，都說我英文很好，問到底怎麼練的，我都只能苦笑，心裡就想著兩個字:「生活」。 <text:line-break/><text:line-break/>每天出了門，瞧見的就是各色人種，聽見的就是南腔北調，去一趟菜市場就像走進聯合國一樣。細數相識之人，似乎除了南極北極，三大洋五大洲都寫得上了。文化或語言可以用來劃分族群，但如果劃分政治實體也看這個，那澳洲恐怕明天就得進入內戰狀態。 <text:line-break/><text:line-break/>現代國家或政府作為一種概念，其實和外貌、語言或文化認同這樣一種人性感受是有很大區別的，後者可稱上一種天性，前者卻是一種發明。有心人往往可以在兩者間製造混淆，進而利用這份混淆輕易地操弄人群。這種操弄很多時候在隸屬相近血統，語言或文化卻有別的兩個族群間特別見效。因為你若想引起兩個不同人種的對立，那挑撥族群仇恨的意圖很快就會被發現，近而引起人們反感; 反之你若在同屬比如漢人的兩個族群之間去製造磨擦和分歧 (比如本省人和外省人間的敵對)，那往往就能無往不利。人們會忽略本該互相尊重的差異，把它自動升級為意識形態間的戰爭，”敵我”就此產生了。這似乎就是美國對外進行侵略的一貫手法，簡單講就是讓你兄弟鬩牆，我就可以從中得利。 <text:line-break/><text:line-break/>澳洲文化貧瘠，許多時候我都不禁想著要移民回國，我說的當然不是台灣國，而是祖國中國。搬來澳洲最失算的一件事就是沒有把整套漢聲文化的《中國童話故事》一起運過來。這套書是從小最愛看的，後來家庭上演了一齣悲劇，這書也從此消失在劇本裡。長大後從舊書攤裡買了一套回來，卻沒跟著我一起飛來澳洲。 <text:line-break/><text:line-break/>最近澳洲政壇裡充斥著一股「中國入侵」的聲音，就像幾十年前的台灣一樣，動不動就「匪諜就在你身邊」，聽說連所謂”學術中立”的大學裡，講起中國都要萬分小心，只能討論中國的人權、空汙和獨裁 (說好聽是討論，其實就是抹黑)，不准講中國的任何好話，否則你在大學裡就混不下去。幾十年來澳洲靠著和中國做生意過著富裕的日子，套句內地的話，如今卻”吃中國飯，砸中國鍋”，這個政府真的是不要臉到一種可恥的程度。兩年前準備出國前，澳洲針對中國通過史無前例一大筆國防預算，準備大張旗鼓捍衛其”民主自由”的偉大價值，我當時十分苦惱，難道我以後得繳稅給這個政府，讓它買飛彈來炸我的同胞甚至小孩? <text:line-break/><text:line-break/>民族情感和政治認同上，我都經常想移民到中國，可是你知道嗎? 我還沒有這麼傻。一個社會適不適合人生存，難道就只是看這些? 難道你就只是一個中國人或台灣人或香港人，而不是一個”人”? 難道這種所謂愛國愛鄉愛土的大愛，比起日常相處的家人朋友鄰居、路上的陌生行人，甚至哪怕是一條路上的狗或海邊的一隻鳥來得”更”重要? 我在台灣開車，經常有想撞死人的衝動，因為每個人似乎都想致對方於死地，你當然也想以眼還眼。一個人如果那麼愛台灣，卻恨不得撞死身邊每個台灣人，那這種愛到底是什麼樣的一種愛? <text:line-break/><text:line-break/>中國我沒長住過，但我相信竇文濤說的。那些熱愛祖國，整天說中國最棒的人不妨看看這影片: <text:line-break/>https://youtu.be/SBisnmyqTa0 <text:line-break/><text:line-break/>影片最後說胡適先生評判一個社會的文明程度，主要看三點: 第一是這社會是怎麼對待兒童的? 第二是這社會怎麼對待婦女的? 第三是閒暇時人們都在幹些什麼? 我認為不妨再加上第四點: 這社會是如何對待動物的? <text:line-break/><text:line-break/>台灣我就不說了，那些喜歡強調祖國五千年文明多偉大、科技多進步、飛彈戰艦多厲害的人不妨想想，你口口聲聲捧上天的這個國家，它的社會究竟配不配得上這些溢美之詞? <text:line-break/><text:line-break/>天峰前面寫的，最後有四個字”好好生活”我非常認同，無論你是誰，一個渺小的個人最後還是要回到生活兩個字上來，能夠好好生活就是所有人的願望。我在澳洲經常覺得工作非常辛苦，薪水和在台灣差不多，但生活費是台灣的三倍，再加上文化和語言差異，極有壓力。但日常生活上一走出門，就說過一條馬路，往往也會感動良久，因為有路可以走，車子會讓人，行人會對你微笑，鳥看了你不會怕，更不用面對滿地的垃圾和狗屎。 <text:line-break/><text:line-break/>澳洲人也不笨，多數人不會把政治和生活混為一談，無論他對中國如何不爽，他也不會哪怕對一個中國人口出惡言。有些人會說那是因為法律嚴格，怕付出代價。但我生活久了，我知道那更多是一種文明道德壓力，人們普遍害怕一種眼光; 很多人以為西方社會很自由，其實恰恰相反，你若在許多文明基本界限上踰矩，別人是會立刻瞧不起你的，而這種瞧不起你的無形逞罰會在你身上烙印很長一段日子。中國我不曉得，台灣就完全不是這樣喔，你愈野蠻愈陰狠心機愈重，人們就認為你愈厲害愈成熟愈可靠。請問，對一個心智稍微正常一點的人，生活在這樣一個島上會快樂嗎? 這樣一個島獨立成一個響噹噹的”國家”有任何意義嗎? 給誰去活呢?</text:p>
      <text:p text:style-name="P1">李念淨   |  2018.02.09 20:52   |   <text:a xlink:type="simple" xlink:href="http://palinfo.habago.org/Entry?Command=Information_PrintForum&amp;iPage=98#FORUM36459"><text:span text:style-name="T1">#</text:span></text:a></text:p>
      <text:p text:style-name="P2">http://www.storm.mg/authors/30162 <text:line-break/><text:line-break/>裡面有些就是書中的內容： <text:line-break/><text:line-break/>美國總統來來去去，美帝卻永遠在那裡 ── 蘭德公司與台灣 <text:line-break/>http://www.storm.mg/article/265271 <text:line-break/><text:line-break/>英翔專案─一趟不由自已的反共之旅？ <text:line-break/>http://www.storm.mg/article/134780 <text:line-break/><text:line-break/>也有一些是他談左翼的東西。</text:p>
      <text:p text:style-name="P1">李念淨   |  2018.02.09 19:27   |   <text:a xlink:type="simple" xlink:href="http://palinfo.habago.org/Entry?Command=Information_PrintForum&amp;iPage=98#FORUM36458"><text:span text:style-name="T1">#</text:span></text:a></text:p>
      <text:p text:style-name="P3">最近我在基隆書店上看到汗牛充棟，一大堆有關政治的書：裡面的內容不外乎就是兩種，一種是『中共如何如何的壞』，甚麼宮鬥密史暗殺之類的，另一種是『台灣如何如何的好』，講民進黨或時代力量是多麼的有理念、有決心、有毅力，民主跟自由有多麼多麼重要。 <text:line-break/><text:line-break/>平常我是不太注意這架書的，不過眼睛喵到，翻了一本很有趣的書，叫『無德小英』。一看，作者是林深靖先生，查了下他的經歷，發現也是一個曾經與政治沾邊，但最後卻脫離這個圈子的人。書名也許是書商取的，很庸俗，為了吸引人去看。但是書的內容卻不俗，少見的點出了民進黨與美國的關係，開題就點出中美外交才是台灣問題的根源，之後對於人渣黨的各種行為做了很有力的抨擊，很想知道此人還有沒有其他甚麼值得看的書？</text:p>
      <text:p text:style-name="P1">陳真   |  2018.02.09 10:47   |   <text:a xlink:type="simple" xlink:href="http://palinfo.habago.org/Entry?Command=Information_PrintForum&amp;iPage=98#FORUM36457"><text:span text:style-name="T1">#</text:span></text:a></text:p>
      <text:p text:style-name="P2">各種知識理論的反面當然就是指的一種獨斷的 (dogmatic)宣稱，亦即缺乏有效根據的信念。宗教語言往往屬於這一種，感情也是，是如何便如何，神說了算，當事人說了算，無須理由。但知識或一般信念卻非如此，它得有某種基礎才蓋得起一整個知識的大樓。 <text:line-break/><text:line-break/>可是，許多時候現實卻剛好相反，不應該有理由的卻說了一堆理由；反之，應該有個根據的，卻偏偏講得像神諭那樣。 <text:line-break/><text:line-break/>前幾天，我突然一陣天旋地轉，眼看就要昏倒，於是趕緊去我的母校高醫急診。我對台灣的醫生通常不抱太大期望，但許多時候仍然還是感覺很不可思議。這算是受過醫療專業知識教育的人嗎？急診那位女醫師，她不知道我是她的師長輩，態度惡劣姑且不說，竟然連問診也沒有，一句話也不問，包括暈眩的類型、時機、次數及相關用藥或有無合併其它症狀等等等，統統沒問，而且也完全不想聽，更沒有任何身體檢查，包括基本的神經學檢查也完全跳過(也許她根本不會)，然後就是打個什麼止吐劑，然後就是抽血。抽血驗一些鈉鉀氯及血色素等等是必要的，但是用小鳥想也知道，光是抽血驗個基本資料能查出什麼原因來？ <text:line-break/><text:line-break/>我略有質疑，她馬上發飆！彷彿我傷害了她偉大的專業尊嚴似的。還好我忍功七段，於是也就忍了下來。一會兒，一個最簡單的抽血報告出來，完全正常！"好！你可以回家了"。我問她，那我是什麼病呢？她說就是暈眩症嘛，內耳不平衡。 <text:line-break/><text:line-break/>我這樣問她的意思是想說，難道妳都不用考慮神經內科方面的問題嗎？但我不想說，怕我一說，她可能會抓狂！畢竟我也不想以醫師的身份獲得特權式的較好待遇。我知道我若表明恁爸當妳的老師的老師都綽綽有餘，也許又會產生另一種過度醫療的不當效應，比方說，可能要安排我做腦部電腦斷層了，這東西若非必要，還是不要做比較好，輻射性太強。 <text:line-break/><text:line-break/>後來，讓我很震驚的是，她居然說我是耳石症(亦即耳石脫落)，我的天啊！這真的是比算命先生還誇張，完完全全沒有任何根據的跳躍式胡扯。 <text:line-break/><text:line-break/>我本來準備了一星期的衣物，怕萬一得住院時所需，但在這位女神醫的 "治療" 下，我想我還是回家自己治療自己還更有效一些，於是我就回家了。 <text:line-break/><text:line-break/>這例子要說的就是獨斷宣稱，台灣很多醫師看病是這樣看的，憑空就隨便說個病名，完全沒有任何根據。臨床醫學操作性很強，雖然不太會用到大腦，但也不該如此腦殘，總得有個全盤思考的邏輯與依據。就像找凶手一樣，慢慢憑證據找出真凶，而非憑空鐵口直斷。但在我們的醫學或科學教育中卻幾乎完全不存在學習思考這回事。當然，人文學科方面的教育又比腦殘還更離譜了。台灣學生背誦很行，酷炫流行知識一堆，人云亦云，裝腔做勢，很喜歡 "論述"，但就是沒有半點思想在裏頭，彷彿只要故意用一些狗屁不通的語句，然後引經據典一些什麼碗糕理論，東拼西湊，然後就是一種論述似的。</text:p>
      <text:p text:style-name="P1">世勤   |  2018.02.09 10:33   |   <text:a xlink:type="simple" xlink:href="http://palinfo.habago.org/Entry?Command=Information_PrintForum&amp;iPage=98#FORUM36456"><text:span text:style-name="T1">#</text:span></text:a></text:p>
      <text:p text:style-name="P3">有時候科學研究為了方便，會把複雜的有機體進行拆卸。為了釐清被拆卸下來的個別元件的特性，這就要求必需建立一個比較基準，做為觀察點來對元件進行解釋。但在二元對立的觀點下，得到的結果往往只能在某一種特定的維度中成立，但在其他的維度中不是產生衝突就是出現矛盾。所以現代科學的發展，逐漸要求研究者要回到原本的研究對象整體來解釋。就現實層面來講，研究計畫也必需這麼寫，不然不會得到委員會的青睞。研究者必需看整體，所以隱隱約約可以找到出路。如果過於執著差異，最後往往繞不出自己設下的陷阱。 <text:line-break/>作為一名生化科學研究者，我是這麼看社會的。各地的文化當然都存在差異，但其背後存在的文明觀才是形塑人類生活方式的根本動力。有時候我覺得理智在台灣似乎起不了什麼作用，因為隨處充斥著享樂主義、自我中心主義、生命虛無主義，任何作為隨個人心情喜好決定，而不在乎其顯性與潛在的影響。於是「人」成為互相利用的人，「人」成為一種達成目的的手段，而不是以建設更美好的「人性」作為目的。年輕人通常把自己當成中心，當然就找不到自己在社會上的定位，最後成為失落的一代。政客為了個人的政治利益，利用並強化這種中心主義，年輕人從中得到滿足，理所當然把台灣當成世界的中心，結果台灣逐漸喪失在世界中的定位，只能淪為美日的附庸。 <text:line-break/>因此我認為兩岸之間的此消彼長並不是由於文化差異的問題，而是中心價值觀的差異。名聞名利、功利主義至上的基本人性，讓政客便於操作群眾心理，著眼點只在「個人」政治利益的攫取。當對岸在共產黨領到下全力奔向小康社會的同時，鄧小平「兩個建設」中的「精神文明建設」也在進行。讓中華文明走向再造，最後達成復興，建設有別於西方文明的「新東方」文明體系。以湯因比「挑戰與回應」的觀點來說，再造之後「復興」的文明當然已經不再是原本的文明，但畢竟是從固有的文明延續了下來，那將成為人類共同擁有的瑰寶。反觀台灣，整體來說其實還活在「封建社會」的文明思維中，所以在地主義充斥，「這裡我最大我說了算」「被殖民過的比較優越」「肚子扁扁也要挺阿扁」成為了當今的政治正確。 <text:line-break/>就像科學研究當中，被拆卸下來的個別元件與回歸整體解釋是不衝突的，雖然還存在矛盾點，但也存在調和點。拋卻二元對立看向一體的「二而不二」概念，尋求共性但尊重差異，才不會讓自己的東西走進死路。 <text:line-break/>當然，說這些話是嚴重違反台灣當前流行的政治正確的，因為這些話很「不愛台灣」...</text:p>
      <text:p text:style-name="P4"/>
      <text:p text:style-name="P1">陳真   |  2018.02.09 03:55   |   <text:a xlink:type="simple" xlink:href="http://palinfo.habago.org/Entry?Command=Information_PrintForum&amp;iPage=99#FORUM36455"><text:span text:style-name="T1">#</text:span></text:a></text:p>
      <text:p text:style-name="P3">兩位好，我沒什麼特別的具體意見可說，但容我吊個簡單的書袋，也許這些書袋能有助於思索。 <text:line-break/><text:line-break/>知識或信念 (belief)不一定涉及對錯，但它終究還是得具有某種基本的客觀性，方足以評價其有效性，包括必要性、可行性與正當性等等等，否則就成為一種不可知、不可考的冥思或神諭了。 <text:line-break/><text:line-break/>哲學上，判斷信念或知識的有效性，主要大約有兩種說法，一種叫correspondence theory，簡單說就是該信念必須與其所描述的現象或事實吻合。一種叫coherence theory，簡單說就是該信念得跟其它內在諸信念一致。 <text:line-break/><text:line-break/>倘若兩個政治實體統一的前提是文化要 "先" 統一，那麼，全世界不應該只有兩百個國家，而是應該分裂成兩百萬個國家才對，畢竟 "文化" 太多種了，光是美國就應該先獨立成兩千個小美國才合理。而所謂文化統一，倘若甚至僅僅指的只是某種電視節目能不能普及的話，我看得分裂成兩千萬個國家才行。 <text:line-break/><text:line-break/>旁的不說，台南永康做為一個民主聖地，首先就應該獨立成一個國家，因為它有著各種 "文化" 恐怕是其它還不夠民主的台灣各鄉鎮或城市所望塵莫及的，比方說交通規則完全僅供參考，比方說對錯乃是根據拳頭大小而定。 <text:line-break/><text:line-break/>至於我呢，我曾經成立一個黑貓白貓共和國，正式國名叫哈巴共和國，更是具有獨立成國的條件，畢竟我國國民跟台灣人的文化實在相去甚遠，甚且背道而馳；不管是氣味、品味或各種價值觀，我國國民和台灣人真的是不共戴天，衝突得非常嚴重。要不是我國國民天性愛好和平，跟台灣人的戰爭早就不知道打過幾百回了，因為實在太難相處。 <text:line-break/><text:line-break/>比方說，我今天晚上去高雄圖書館看已經看過幾百次的 "現代啟示錄"，一整個觀影過程非常想殺人，還好靠著忍功七段的實力給忍下來了，要不然，今晚得至少有三條人命。首先，我左邊坐個女的，裝扮入時，穿貂皮大衣，皮靴，還戴個絨帽，我還以為外頭正在下雪。我知道我說了你們可能也不會信，但底下句句實言，毫無誇大。這女的從電影開演前就一直滑手機，竟然滑到電影結束，兩個半小時的電影，她至少滑了兩小時的手機，強烈刺眼的手機亮光，非常干擾我看電影。不光是滑手機，而且還邊看手機邊噗嗤噗嗤笑，估計是在跟男朋友之類的人正在文字傳情。而且，一手滑手機，一手不斷往皮包裏拿出各種點心吃，製造更多噪音。 <text:line-break/><text:line-break/>至於我的右邊，則是坐著一對情侶，女的整顆頭埋入男的胸前，兩人從頭到尾旁若無人地一直聊天，根本不是在 "看" 電影，而是在 "討論" 電影，而且把電影院當成他家臥房。我實在忍不住，於是就兩次請他們不要一直講話，但他們絲毫不為所動，那男的甚至故意變本加厲，講得更大聲，以便在女朋友面前展露其大無畏的 "男子氣概"。兩人就這樣甜甜蜜蜜旁若無人地從頭討論到尾，連電影中出現一隻戰火餘生的小狗，竟然也要大聲說上幾句 "狗狗好可愛哦"。 <text:line-break/><text:line-break/>這就是台灣人。以前的台灣人不是這樣，自從所謂綠油油的本土化與民主化之後，台灣人似乎整個就變了，完全走了樣，彷彿民主就是只要恁爸喜歡，只要恁祖媽喜歡，我想幹啥就幹啥，有什麼不可以？ <text:line-break/><text:line-break/>我想說的很重要很重要的一點是：我不相信這島上有幾個人跟我一樣感受到如此巨大的痛苦！至少截至目前為止，我還不曾遇到知音，我不曾遇過一個會因為此生再也很難在這島上安安靜靜、乾乾淨淨看一場電影而感到極度痛苦的知音。 <text:line-break/><text:line-break/>每次進電影院，我就很緊張很痛苦，因為很多人手裏抱著一堆食物進場，一副就是要來吃吃喝喝吵吵鬧鬧的態勢，包括熱狗與鹹酥雞等等等，發出各種食物的惡臭。而且，這些食物大多是放在塑膠袋裏頭，不斷發出噪音。 <text:line-break/><text:line-break/>有時，我為了避開人群而選擇看午夜場，但你知道嗎，午夜場通常是三、五成群的一些男男女女的大學生，當觀眾很少時，他們就會完全就把電影院當成自己家裏的客廳，肆無忌憚地大聲講話、嬉戲、打鬧。我大約估算過，在台灣，能夠安靜乾淨地成功看完一場電影的機率大約只有兩成，百分之八十都是在一種很痛苦很干擾的狀況下看電影，那種痛苦實在是巨大到難以形容。 <text:line-break/><text:line-break/>我知道，這樣一些吃吃喝喝吵吵鬧鬧的人渣，絕不會是哈巴共和國的國民，彼此文化何止相去甚遠，根本就是不共戴天。我對那種經常在大庭廣眾吃吃喝喝吵吵鬧鬧、手機響不停的人非常厭惡與反感，非常低能敗德的一種感覺。相反地，我喜歡那樣一些人，在應該安靜的時候就安靜得跟影子一樣；我喜歡那些當他做一件事就好好去做一件事的人；我喜歡那樣一些具有自我節制能力、心裏始終都會考慮到別人的存在的人；我喜歡那些低調不低俗、委屈不猥瑣的人；我喜歡那些不管處於順逆都一如舊往的人。 <text:line-break/><text:line-break/>這些事，這樣一些文化差異，對我及我哈巴共和國如此重要，在生活中帶來如此巨大的折磨和痛苦，但我能如何呢？難道就不跟大家同一國嗎？我的意思只是想說，如果可以因此而成立一個哈巴共和國，那當然很好，但現實畢竟不是如此單純。 <text:line-break/><text:line-break/>除了本文一開頭提到的兩種理論-- correspondence theory和 coherence theory--之外，還有一種說法，叫做 pragmatic theory，簡單說就是實用主義，我投給了它一票。同時我還投票給一個東西叫做 holism，這觀念講了二十年了，簡單說就是想事情得想全部，而不是僅僅挖出某個東西出來想。就跟下棋一樣，你只能思考一盤棋，而不是單獨挖出 "車" 或 "馬" 出來想，那是無從思考的，車馬炮必須屬於一個棋局，方能取得意義，一旦抽離，那它就什麼也不是了，從而無法思索。</text:p>
      <text:p text:style-name="P1">天峰   |  2018.02.08 12:31   |   <text:a xlink:type="simple" xlink:href="http://palinfo.habago.org/Entry?Command=Information_PrintForum&amp;iPage=99#FORUM36454"><text:span text:style-name="T1">#</text:span></text:a></text:p>
      <text:p text:style-name="P2">阿文 <text:line-break/><text:line-break/>要看是噪音還是聲音，主要看有沒有事實做依據。 <text:line-break/><text:line-break/>就拿你發的視頻來説，標題是：我係廣州人 我想講返廣州話。意思是，我是廣州人，我要説回廣州話。言下之意，現在不讓說廣州話，要發出我要說廣州話的呐喊。 <text:line-break/><text:line-break/>但是事實是什麽呢？在廣州，打開電視，有多個廣州話頻道，看新聞有多個精英團隊製作廣州話本地新聞，看英超球賽直播，現場解説是廣州話，看NBA直播，有兩個台是廣州話評述，愛聼粵劇，有專門的粵劇頻道，開車聽電臺，最受歡迎那幾個台都是廣州話，你去政府機構辦事，可以說廣州話，你打110報警120急救都可以說廣州話，你打銀行熱綫水電氣等公共服務熱綫，都可以說廣州話，要舉例子我能一直舉下去。在廣州你不懂普通話，一點問題沒有，沒人不讓你說廣州話。所以這個視頻的標題，就是沒有事實依據。 <text:line-break/><text:line-break/>再看視頻内容，分兩部分。一部分采訪廣州的家長，得到的回復都説要小孩學普通話，爲啥?有用，這就是實用主義。在廣州這樣的環境裏，你還怕小孩不懂廣州話嗎？即使是父母都是外省人的家庭，小孩都會廣州話，這就是家長的邏輯，沒問題。另一部分，采訪到三個廣州小青年，他們之間用普通話交流，并且拿幾個詞測試他們，他們不能用廣州話念出來。這個事終於讓視頻製作者可以發出“現在的心情比廣州五度的天氣還冷”了。這就是典型的先放箭再找靶。要知道，在廣州，父母都是純正廣州人的家庭，並不是大多數。在九十年代，廣州衹有幾百萬人，裏面還有不少像我這樣，父親母語廣州話，母親母語不是廣州話，為公平起見家裏以說普通話爲主的家庭。何況現在一千多萬人，這多出來的可全是外地人。和我從小到大的朋友，都是普通話廣州話隨意轉換，什麽時候講什麽話純粹看心情，沒什麽大不了的。 <text:line-break/><text:line-break/>這兩年，所謂廣州話和普通話對立的風波，純粹是香港炒作起來的。香港那邊爲什麽炒作這個事，對政治稍微敏感一點的人，應該都知道吧。前一陣子那位浸會大學的反普通話學生，不也要到廣東省中醫院實習嗎？難道他不懂普通話重要？難道他不和講普通話的醫生患者交流？ <text:line-break/><text:line-break/><text:line-break/>臺灣也好，香港也好，總有些人渣可以把噪音炒作成“人民的聲音”，當一個社會不講是非不講事實，以言論自由爲名，不斷擴大噪音製造混論，犧牲掉的，也許就是一代人一座城。 <text:line-break/><text:line-break/>但是， 你放心，這些噪音在大陸是起不了風波的。人渣碰上老共這個大魔王能有好果子吃？更何況，大陸很大，不像香港或者臺灣這樣孤城孤島一座，屁點大的事也能亂。大陸有句話，群衆的眼睛的雪亮的。你看龍應臺這位能言善辯文字漂亮的女士，這位善於用美麗辭藻操弄“大國小民”之類社會對立的女士，不一樣在大陸逐漸沒了市場嗎？ <text:line-break/><text:line-break/>我和你觀點不同，或者說對待一些聽到的和看到的事情解讀不同，僅僅是因爲大家經歷不同心裏想的不同而已，這沒什麽，古語說：相由心生。問題不在外面，而在心裏面。</text:p>
      <text:p text:style-name="P1">阿文   |  2018.02.08 02:32   |   <text:a xlink:type="simple" xlink:href="http://palinfo.habago.org/Entry?Command=Information_PrintForum&amp;iPage=99#FORUM36453"><text:span text:style-name="T1">#</text:span></text:a></text:p>
      <text:p text:style-name="P3">天峰你好 <text:line-break/><text:line-break/>我本人是小學六年級就出加拿大讀書了的, 在學會英法語之前, 我跟很多廣東人相處過, 這些人來自廣東的台山, 廣州甚至越南華僑, 所以我能說很道地的廣東話也能分出這些人的廣東話口音來自哪這也是我為什麼最近的生意在廣州擴展的原因。 <text:line-break/><text:line-break/>會重視這個問題, 絕不是從網路得知,而是在那裏來來去去廣州,深圳實際住起來快3年的情況感覺的。 <text:line-break/><text:line-break/>一開始我還以為他們是開玩笑, 但到了去年所謂的廣東話, 廣東文化保持的確開始在廣州年輕人開始生根, 的確不少朋友就因為這些問題說不如廣州獨立出去跟香港一起, 我搞不清楚他們是開玩笑還是認真的, 但請注意一件事情, 台灣與大陸之前的矛盾早期就是這麼來的, 大家覺得講國語沒什麼事情 但國語又扯到了某些意識形態的時候就會有衝突, 人們就胡思亂想。一開始大家不太怎麼認為這是嚴重的問題, 久而久之就可能會當真。 <text:line-break/><text:line-break/>你講的這些港人自大, 我很清楚, 我也在香港工作一年過, 我在這裡強調的不是哪一邊自大而是講出目前大家可能沒注意到的社會現象, 對我來說, 我父親是客家人, 我媽是台灣本省人, 在我20歲以前我也有一度曾經認為要保護我們的母語文化認為國民黨是消滅我們母語的劊仔手, 但隨著年齡長大之後才知道推行普通話最主要的目的還是消除中國各省的隔閡。 <text:line-break/><text:line-break/>要保護母語文化我覺得不是問題, 但如果無限上綱到政黨政治甚至是南北問題我就覺得有點超過了。 <text:line-break/><text:line-break/>請看以下這段視頻在看以下的評論, 天峰兄大概就能理解我所謂的意思了。 <text:line-break/><text:line-break/>噪音如果不被重視也許就會變成社會不安的一種聲音了。 <text:line-break/><text:line-break/>https://www.youtube.com/watch?v=VtMptIUm1io <text:line-break/></text:p>
      <text:p text:style-name="P1">天峰   |  2018.02.08 01:24   |   <text:a xlink:type="simple" xlink:href="http://palinfo.habago.org/Entry?Command=Information_PrintForum&amp;iPage=99#FORUM36452"><text:span text:style-name="T1">#</text:span></text:a></text:p>
      <text:p text:style-name="P2">很久沒上巴勒網，這段時間有空，偶爾上上。向陳真醫生問個好。看到您又找到組織了，不知道新黨的人有沒有找你好好聊聊？我是蠻感興趣的。我對新黨沒啥認識，衹是覺得郁老應該退了，別老佔著主席的位置，那些青年軍也不小了，該擔大旗了，共黨的元老在他們這個年齡，都死過好幾回了。 <text:line-break/><text:line-break/>看了阿文的發言，想回應一下。 <text:line-break/><text:line-break/>“在目前的廣州, 本地人與外來人衝突嚴重, 甚至有不少人認為廣州應該獨立出去跟香港一起”這個表述不像是嗅到的訊息，更像是很顯眼的事實，所以我很好奇你的説法是基於什麽事實？ <text:line-break/><text:line-break/>我是個地道的廣州人，而且三教九流什麽人都認識。我從初中開始就關心社會新聞，腦筍未生齊（廣州話大腦沒發育完全）的時候就曠了半個月課每天和大學生一起游行示威，包圍廣東省政府。想想當年就好笑，我看全世界的示威史上，也沒有廣州這樣的，游行隊伍到哪裏都是警車開道，一路暢通，是去省委還是省政府無所謂，你愛去哪裏就哪裏，整個六四期間就像個學生嘉年華，很多大學生都不知道爲什麽上街，反正好玩。有一次，我跟著隊伍到了省政府大門，突然想看看有沒有解放軍，就拼命擠到第一排，結果很失望，就那十幾個軍人（或者是武警），但是領頭的那個我印象很深刻，他坐在大門正中的一把椅子上，帶著墨鏡翹著二郎腿，後面站一排兵，也沒帶槍，就是一副看你們這幫小孩有沒有種冲過來的樣子。很顯然，他是打過仗的，隔著十幾米，我都聞到他的殺氣以及對我們的不屑。事實也證明，確實沒人敢或者願意去衝擊他這道很弱的防綫。當年的廣州很熱鬧，但一點不亂，就像演戲。對，就是演戲。爲什麽？因爲廣州遠離政治中心，是個商業城市，廣州人活得很好，很有優越感，根本沒興趣參與這些。CIA和臺灣特工都把火力集中在北京，廣州也就是香港一些團體策劃一下游行而已，完全製造不出衝突。 <text:line-break/><text:line-break/>我突然提起這段，也許是因爲臺灣人喜歡聼一些關於衝突的故事，那就是我在廣州幾十年經歷過最像衝突的事了。希望你從中也能嗅出廣州到底在政治上，是個怎樣的城市。 <text:line-break/><text:line-break/>説完政治，咱們再説説生活。很多人都說廣州是一綫城市中最包容最不排外的城市，這是真的。我不想舉些人與人之間溫情的例子，我不是文青。 <text:line-break/><text:line-break/>説點硬的。我是看著廣州變大的。從八十年代開始，廣州就不斷的建高樓，城市快速發展和農村并存，就有了一個特殊產物——城中村。廣州每一個區都有城中村，即使是地價最貴的CBD珠江新城，附近也有很多城中村。假如你去過任何一個城中村，你都會覺得它影響了城市的繁榮景象，而它的髒亂差也往往成爲藏污納垢之地。但從另一個角度看，政府在發展的同時，也必須保障原住民的利益，他們已經沒田耕了，現在通過“耕樓”發家致富，這很好。而正是這些地方，低廉的出租屋和餐館，提供給外來打工者和一無所有的尋夢者一個就在城市核心區裏的庇護所。廣州的發展，就是這些一批又一批的尋夢者推動的。廣州開放和包容，就體現在這。廣州人非但不會說窮人不能來，沒有素質的人不能來，而且還要為他們提供好服務，要賺他們的錢呢。正因爲有不同階層不同族群不同素質的人存在，這個城市才擁有競爭的土壤。所以，任何時候，你做民調，廣州都是最宜居的一綫城市，宜居到有點隱士的味道，與世無爭的樣子，不參與北上廣深的競爭，以至於媒體都衹提北上深。 <text:line-break/><text:line-break/>要真說廣州本地和外地的衝突，你要看網絡的話，最突出的就是針對黑人。但那些都是網絡挑事的多，我問過很多攻擊黑人侵占廣州的網絡憤青，他們都不是廣州人，甚至都不生活在廣州。廣州有幾十萬黑人，他們大部分聚居在廣州小北路登峰街一帶，以至於你去到那裏，就像到了非洲，到處是黑人。這些年，黑人也有過和政府對抗的事件，游行示威什麽的，但那衹是因爲行政管理的問題，畢竟中國不是移民國家，在外國人入境居住管理上很嚴格，而大部分黑人沒辦法續簽衹能滯留，這就產生了矛盾。要問廣州人啥態度，多數笑笑，最多搖搖頭，就是個普通事情而已。要問居住在那一帶的廣州人啥態度，沒啥啊，反正房子商鋪都租給他們，我有錢賺何樂不爲。 <text:line-break/><text:line-break/>至於說和香港一起獨立什麽的，我只聼香港一些人説過，我還真沒聼廣州人説過。説這話的，不是腦殘就是腦殘。普通話對於廣州人從來不是問題，都是一樣的文字，不同發音而已，小孩子在學校用普通話，回家用廣州話，半點問題沒有。非要上升到有你無我的地步，那學英文豈不是賣國賊？純粹是挑事。我曾經捐過一萬塊錢給個致力於保護廣州方言的組織，我提的唯一意見就是，有些廣州話的用字，電腦打不出來，你們別講那麽多虛的東西，建立一個字庫好好推廣，才是正經事。但是這比喊口號寫文章要難，現在我還沒見到有誰做了。 <text:line-break/><text:line-break/>你要知道，廣州人基本是看香港電視長大的，每晚六點半，大多數人家裏響起的都是香港無綫電視的新聞片頭曲。廣州人瞭解香港多過北京。而廣州的一些政府管理和社區服務模式，都直接從香港取經。大概十幾年前，廣州年輕人就流行稱呼香港人“港燦”，并不是要侮辱對方，而是被香港人叫了大陸人那麽久“阿燦”，作爲最瞭解香港的廣州人，對他們的無知報以調侃而已。是的，我們很瞭解香港的好香港的爛，但他們對我們一無所知，甚至盲目自大到可笑。 <text:line-break/><text:line-break/>亂七八糟寫一堆，衹想說，是聲音還是噪音，很多人都分不清。但是不要抱著意識形態，好好生活，你也許就會發現一些事情本來的面目。</text:p>
      <text:p text:style-name="P1">阿文   |  2018.02.07 21:04   |   <text:a xlink:type="simple" xlink:href="http://palinfo.habago.org/Entry?Command=Information_PrintForum&amp;iPage=99#FORUM36451"><text:span text:style-name="T1">#</text:span></text:a></text:p>
      <text:p text:style-name="P3">陳真前輩你好! <text:line-break/><text:line-break/>其實我是嚮往新加坡式的民主, 新加坡是有民主選舉的, 有一定的言論自由(只要不攻擊辱罵元首), 也一樣可以去國外各網站不用翻牆擋住人民該知的界線! <text:line-break/><text:line-break/>新加坡的執政黨態度很清楚, 要就用選票把我換下台, 但如果人民繼續選擇我執政, 我不會開放過多的新聞自由, 某些情況獨裁處理 我是認可的。 <text:line-break/><text:line-break/>事實上他們敵對政黨劉偉強在後港區是四屆連任擊敗執政黨, 主要原因是當地的廣東人/潮州人並不喜歡當年的新加坡推行的華語政策 強迫他們學華語, 但在我看來, 無論是蔣介石, 毛澤東, 李光耀都是為了國家團結才推行所謂的普通話政策, 當然有後遺症,母語會漸消失 但仍可補救, 總比中國人之間因為方言不同而敵視你我才好! <text:line-break/><text:line-break/>新加坡人是很理性的, 雖想換黨做做看但也知道目前在野黨執政能力不夠,沒人敢換黨, 在我看來真正懂民主真諦的是現在的新加坡人。 <text:line-break/><text:line-break/>我原本支持統一, 但因為工作關係(現為了自己生意)常年往返兩岸, 我都嗅出不尋常訊息, 在目前的廣州, 本地人與外來人衝突嚴重, 甚至有不少人認為廣州應該獨立出去跟香港一起(為了捍衛所謂的母語什麼碗糕的), 因為看了很多不尋常的社會氛圍, 我不認為這20年內是兩岸統一的好時機, 就如你說講, 中國這20年的發展是偶然還是必然, 我認為是必然, 一個獨裁政權本就容易在各方面容易執行政策方針, 我擔心的是兩岸統一後 共產黨沒了這些民族大義可以有正當理由一黨統治整個中國(含台灣)在各種民意反撲下可能會面臨再次分裂。至少台灣沒收回, 共產黨有正當理由一黨執政, 大陸可以持續往強國邁進。 <text:line-break/><text:line-break/>其實我認為20年後(現在的中國的確不適合民主化) 老共開始走所謂的新加坡式民主也是一個可行的路, 走內閣制一樣幾十年沒有任何政黨可以挑戰但又能夠保持自己的競爭意識不落腐敗! <text:line-break/><text:line-break/>要統一一個地方, 文化統一是一個必要條件, 如果連宗教意識的連續劇,電影都禁止, 我很難看出兩岸三地彼此之間會有什麼向心力。就一種各過各的感覺 <text:line-break/><text:line-break/>所以我現在算是維持現狀看情況統一的一個理性台灣人!</text:p>
      <text:p text:style-name="P1">陳真   |  2018.02.07 10:56   |   <text:a xlink:type="simple" xlink:href="http://palinfo.habago.org/Entry?Command=Information_PrintForum&amp;iPage=99#FORUM36450"><text:span text:style-name="T1">#</text:span></text:a></text:p>
      <text:p text:style-name="P2">轉彎轉得真快，頭一次聽到 "不正常" 能量釋放，原來上帝也會做出 "不正常" 的事。但氣象局應該告訴大家究竟正常和不正常的差別在哪；一方面說地震無法預測，一方面又說這 "出乎預料之外"(中央大學地球物理研究所教授顏宏元所說)，那到底是可預料還是不可預料？我猜這意思是說，透過某種觀察模式的建立，或許可以找到某種規律性，從而使得部份的預測或觀測成為可能。 <text:line-break/><text:line-break/>在這個意義上，憑什麼說王明仁的預測或觀測就是三太子起乩呢？我倒覺得就科學性來講，王先生所使用的語言比較具有所謂科學意義，比較少修辭，比較少空話，而不是像氣象局或一些所謂地震學者那樣，長年以來就只會講一些什麼 "正常能量釋放" 或是 "不排除" 如何如何的空話，一副好像 "一切都在我的掌握之中" 的高姿態。然後，一方面又去打壓那些非屬科學權力圈子裏頭的人，彷彿觀測模式就必然只能定於一尊，從而排除其它各種可能性。這不叫科學，這叫科學主義(scientism)，簡單說就是一種高級迷信。迷信即使再高級，迷信的本質依然還是迷信。 <text:line-break/><text:line-break/>Paul Feyerabend 在科學方法上有句名言叫"Anything goes!"(怎麼幹都行！)我倒不是如同他那樣的一個方法論上的無政府主義者，基本上我的科學觀依然相當保守而傳統，帶有很濃的實證主義色彩，非常討厭諸如心理分析那樣一種理應當成文學而非科學看待的偽科學家，非常討厭毫無客觀性可言的一切空口白話。 <text:line-break/><text:line-break/>但是，即便像我這樣傳統保守的科學觀，每次聽到那些自命為科學家的人的想法，往往還是覺得很訝異，怎麼會這麼幼稚？(之前在台大見識過許多這樣的人)就如同不少精神科醫師常讓我感到很驚訝一樣，心靈或大腦又不是一種廉價玩具，怎麼會是那樣一種彷彿僅僅依據某一種或兩種所謂科學模式運作的玩意？我們又不是AI。人工智慧才會那麼沒 "智慧" 吧。 <text:line-break/><text:line-break/>有個朋友現在應該是某個社會科學領域的紅牌大教授了，他不管看什麼東西，就是一套什麼互動模式，用來分析所有人事物的關係。但是，模式這東西難道不是有千千萬萬種可能嗎？至於甚囂塵上掌控全台相關教學與研究資源的台式 "醫學倫理"，那就更可怕了，就跟以前大家都被迫得上的 "三民主義" 課程差不多，簡直就是腦殘，動不動就是什麼四原則，真是很無言。我若是學生，倘若被迫得上這種課，乾脆自己掐LP自殺算了，太痛苦了。 <text:line-break/><text:line-break/>智能，就像心靈的一雙翅膀，不能飛，毋寧死。 <text:line-break/><text:line-break/>陳真2018. 02. 07. <text:line-break/><text:line-break/>================ <text:line-break/>非正常能量釋放…餘震恐拉長到1個月　氣象局：會影響救災 <text:line-break/><text:line-break/>三立2018/02/07 <text:line-break/><text:line-break/>生活中心／綜合報導 <text:line-break/><text:line-break/>花蓮6日深夜發生規模6淺層地震，最大震度花蓮市7級，從4日發生規模5.8地震以來，已有94個有感前震發生，地震中心代理主任陳國昌直言，台灣地震史上，「沒碰過這樣狀況」。 <text:line-break/><text:line-break/>氣象局認為這次地震序列，不是一個正常能量釋放，而且它似乎還在發展。 <text:line-break/><text:line-break/>================= <text:line-break/>花蓮深夜規模6強震　學者：出乎意料 <text:line-break/><text:line-break/>TVBS <text:line-break/>隋昊志 報導 <text:line-break/><text:line-break/>2018/02/07 02:13 <text:line-break/><text:line-break/>花蓮昨（6）晚23時50分發生規模芮氏6.0地震，最大震度位於花蓮市區達到7級。對此，中央大學地球物理研究所教授顏宏元指出，這次地震「出乎意料之外」，推測可能是4日5.8地震後續餘震誘發；中央大學地球科學系副教授李錫堤則認為，這次強震是週日開始的群震之一，推斷未來仍有可能有群震發生，但不容易再有如此規模的地震，不需過度恐慌。</text:p>
      <text:p text:style-name="P1">孫韋懷   |  2018.02.07 09:46   |   <text:a xlink:type="simple" xlink:href="http://palinfo.habago.org/Entry?Command=Information_PrintForum&amp;iPage=99#FORUM36449"><text:span text:style-name="T1">#</text:span></text:a></text:p>
      <text:p text:style-name="P3">陳先生您好！ <text:line-break/>因為所學專業原因，懂一些地震上的基本概念。“連續性的能量釋放是好事，釋放之後，後續不至於有大震”這種話是教科書式的正確的廢話，大學生拿來做卷子用的。既然問到某一特定地震，怎還能用這種話作答？說出這話就等於說自己對該地震沒有研究和了解。</text:p>
      <text:p text:style-name="P1">陳真   |  2018.02.07 02:40   |   <text:a xlink:type="simple" xlink:href="http://palinfo.habago.org/Entry?Command=Information_PrintForum&amp;iPage=99#FORUM36448"><text:span text:style-name="T1">#</text:span></text:a></text:p>
      <text:p text:style-name="P2">謝謝阿文。 <text:line-break/><text:line-break/>有些東西沒有必然對錯，有些東西是非善惡很清楚，沒有見仁見智的空間。當然，後者才是重點。我倒是很少談及前者，因為意義不大。 <text:line-break/><text:line-break/>套句明天不排除會打電話給我的周星馳的一句台詞，如果一定要給我的文字一個有效期限，我希望它是：永恆。永恆並不是擁有無限的時間，而是在時間之外。聖方濟祈禱文裏頭我最喜歡的就是最後一句，套用林義雄的翻譯："我們死的時候，要活在那永遠的世界"。 <text:line-break/><text:line-break/>既然死了，怎麼還會"活著"，而且還 "永遠" 呢？因為 "生" 是時間的產物，"死" 卻在時間之外。剛剛讀到我的偶像關同學的師父聖嚴法師的一句話："虛空有盡，吾願無窮"。有些東西一如邏輯，不會消失，因為它並不存在時間之內。在這個意義上，維根斯坦說，"邏輯學和倫理學是同一物"。 <text:line-break/><text:line-break/>當然，願望歸願望，事實歸事實。我在這版面寫的這一切，與永恆扯不上邊，宛若微風浮塵，猶如一聲嘆息，如飛而去。 <text:line-break/><text:line-break/>p.s.: 我從不追求民主。它只是一種手段，不是目的。沒有人應該立志去追求一種手段；手段不是追求的標的。大多時候，我是絕對反民主的。大至一個世界，一顆地球，小至一個國家，一個社會，一家公司，一所學校或一個家庭，民主從來都不是一種目的，從來都不會是也不應該是人們所追求的目標。就連美國人自己也從來不曾實行其所謂 "民主"。</text:p>
      <text:p text:style-name="P1">陳真   |  2018.02.07 01:55   |   <text:a xlink:type="simple" xlink:href="http://palinfo.habago.org/Entry?Command=Information_PrintForum&amp;iPage=99#FORUM36447"><text:span text:style-name="T1">#</text:span></text:a></text:p>
      <text:p text:style-name="P3">它媽的這種科學！昨天說後續不會有更大的地震，同時威脅說誰敢亂猜測就要罰款幾十萬。然後人家預測對了，大地震真的發生了，氣象局剛剛竟然馬上改口說："後續不排除有更大地震發生"。這是哪門子科學？一下說這樣，一下又說那樣，根據哪門子科學呢？而且，這不是空話一句嗎？依照氣象局的慣用句型，我也來預測一下： <text:line-break/><text:line-break/>"今天粉冷，後續不排除會更冷。" 當然，我的意思是說："後續不排除可能會回暖"。 <text:line-break/><text:line-break/>你覺得我的預測將有幾成的成功率？百分之百對不對。因為所謂 "不排除" 就是一句空話，不管現實情況怎麼發展都必然能吻合。我不排除下個月火星人將登陸地球！我不排除我等一下可能會去洗澡然後睡覺。我不排除周星馳明天可能會打電話給我。 <text:line-break/><text:line-break/>陳真 2018. 02. 07. <text:line-break/><text:line-break/>=============== <text:line-break/><text:line-break/>快訊》花蓮7級震！氣象局：後續不排除有更大地震發生 <text:line-break/><text:line-break/>新頭殼newtalk &amp;;#124; 丘秝榕 綜合報導 <text:line-break/><text:line-break/>發布 2018.02.07 &amp;;#124; 01:27 <text:line-break/><text:line-break/>花蓮市商校街阿官火鍋大樓倒塌，救難人員前進搶救！ 圖：翻攝自花蓮同鄉會臉書 <text:line-break/><text:line-break/>中央氣象局定調此次花蓮23:50的規模6.0地震，是近日連續地震以來的主震，而且不排除後續有更大地震發生！ <text:line-break/><text:line-break/>中央氣象局代理主任陳國昌指出，從2月4日以來前已發生94起大小地震，而且地震序列相同，是相當罕見的狀況！從2月4號規模5.8地震之後，原本昨天的餘震次數有逐漸減少，規模也逐漸降低，但是從今天開始，規模超過4以上餘震陸陸續續增加，氣象局認為這個情形非常少見，跟先前的經驗很不一樣。</text:p>
      <text:p text:style-name="P1">阿文   |  2018.02.07 01:50   |   <text:a xlink:type="simple" xlink:href="http://palinfo.habago.org/Entry?Command=Information_PrintForum&amp;iPage=99#FORUM36446"><text:span text:style-name="T1">#</text:span></text:a></text:p>
      <text:p text:style-name="P2">陳真前輩你好! <text:line-break/><text:line-break/>生為七年級生, 早年因為家庭因素挺人渣黨但後來很失望從此一直支持馬英九! 也曾在海外幫扁打過台北市長網路戰, 跟您一樣也是對人渣黨很失望的晚輩, 後來回到台灣就辦了退黨手續 <text:line-break/><text:line-break/>有時候不回應是因為, 前輩你有幾個看法我不太認同, 但也覺得有那幾分道理 所以就當參考! <text:line-break/><text:line-break/>對我來說就是有了家庭, 你我也知道人渣黨只要不翻臉 不把身份表明, 網路攻擊這些人渣黨還不會把你怎樣, 我們能做的有限, 把國民黨曾作的孽客觀寫出來, 再對照現在的人渣黨現今作為, 也許有些人不愛看, 但我們追求的不是政治報復而是一個民主, 國民黨當年的所作所為早就還清, 同樣道理 如果共產黨未來民主化了我也認為共產黨仍有參選執政權利, 而不是因當年的文革還啥的抹煞這20年對中國大陸經濟發展的努力。 <text:line-break/><text:line-break/>其他非關政治文, 我也都會看一看, 小弟也喜歡看金基德的電影。 <text:line-break/><text:line-break/>祝順心</text:p>
      <text:p text:style-name="P1">陳真   |  2018.02.07 01:38   |   <text:a xlink:type="simple" xlink:href="http://palinfo.habago.org/Entry?Command=Information_PrintForum&amp;iPage=99#FORUM36445"><text:span text:style-name="T1">#</text:span></text:a></text:p>
      <text:p text:style-name="P3">每次地震，氣象局就說這是 "正常能量釋放"。同樣的話聽過幾萬遍了，我很納悶，那麼 "不正常" 能量釋放的地震到底又是長什麼樣？ <text:line-break/><text:line-break/>我不懂這部份的科學，不敢亂說，但是，"科學哲學" 或 "知識論" 我是懂的。這位王明仁的預測，我看不出哪一點 "不科學"。那些自以為正牌的科學家們，應該虛心向他求教才對，而不是動不動就羞辱他，威脅他，嘲笑他。 <text:line-break/><text:line-break/>倒是氣象局的預測卻是經常空口說白話，比方說什麼 "連續性的能量釋放是好事，釋放之後，後續不至於有大震"。諸如像這樣一種毫不科學的一堆空話卻經常說個不停，這種鬼話才應該開罰才對。這就好像一個人突然連續性的嘔吐，吐得稀哩嘩啦，然後來了一個兩光醫師說："連續性的能量釋放是好事，後續應該不至於吐得更慘才對。" 不知道氣象局究竟是根據它媽的哪一門子的 "科學"，憑什麼每次都這樣信口開河呢？ <text:line-break/><text:line-break/>兩年前的永康大地震，剛好也是發生在2/6，那時住永康，躬逢其盛，書架倒了，牆壁裂了，永康還倒了一棟大樓，死了很多人，整夜消防車救護車來回跑，相當恐怖。地震發生後，我們還趕緊往其它城市避難了幾天，因為不知道這是更大地震的前兆，還是所謂主震。 <text:line-break/><text:line-break/>我沒有臉書，所以看不到這位民間地震科學家王明仁的臉書。但他的預測，我是會嚴肅看待的。永康大地震那一次，他也做了相當準確的預測，也許你會說那是恰好猜中(畢竟台灣地震頻繁)，但我並不認為那是 "三太子"式的瞎猜，而是有其自行思索觀察出的一套科學根據。總之，不管是天災或人禍，多一點提防與準備總是應該的。你就算不為自己，也該為你的家人做好準備。 <text:line-break/><text:line-break/>陳真2018. 02. 07. <text:line-break/>================ <text:line-break/>花蓮頻震 氣象局：大規模能量釋放 後續不致有大震 <text:line-break/><text:line-break/>2018-02-06 <text:line-break/><text:line-break/>〔記者王俊忠／台南報導〕花蓮地區從4日晚間起震不停，有學者認為可能是百年強震預兆。氣象局地震測報中心代理主任陳國昌今天在南區氣象中心二○六地震特展上表示，從相關數字顯示，這次地震確實特別，是連續較大規模的地殼能量釋放，在地震測報來說應該是好事，後續不至於發生規模更大的地震。 <text:line-break/><text:line-break/>至於地震達人王明仁最近在臉書公布其預測、表示7日凌晨0點到4點，嘉南地區有可能發生大地震。陳國昌說，這樣的說法像是三太子的預測。陳並說，地震中心最近針對網路地震達人林湧森首次開出警告通知單，要求他把網路上有關地震相關的預測下架，如果林湧森還是依然故我、不下架，將依氣象法開出20萬到100萬元不等罰單。</text:p>
      <text:p text:style-name="P4"/>
      <text:p text:style-name="P1">陳真   |  2018.02.06 02:37   |   <text:a xlink:type="simple" xlink:href="http://palinfo.habago.org/Entry?Command=Information_PrintForum&amp;iPage=100#FORUM36444"><text:span text:style-name="T1">#</text:span></text:a></text:p>
      <text:p text:style-name="P3">我往回尋找過去的日子，找到兩篇留言。這故事其實還有很多下文，說來極其可悲，但找不到聽眾，想說給學姊聽，但她不敢聽。其實不說無妨，我並不在乎在心頭多壓上幾個故事。 <text:line-break/><text:line-break/>陳真 2018.02 06. <text:line-break/><text:line-break/>=================== <text:line-break/><text:line-break/>陳真 &amp;;#124; 2017.02.22 11:14 &amp;;#124; # <text:line-break/><text:line-break/>回家途中，夜已深，街上人車稀少，一盞盞昏黃路燈就像星星點點的火苗般，往身後飛去，心裏一陣惆悵，許大世界，難道就沒有一點容身之處給這麼一隻絲毫無害卻承受巨大痛苦的小白？ <text:line-break/><text:line-break/>世上美麗言辭與睿智概念何曾少過？有何意義？概念、話語帶來一種巨大的挫折與蒼白，也許我們都是偽君子，在概念和話語中，我們給自己和真實世界之間建立起一道從未被攻陷的長城。川普整天說要在美、墨之間蓋一道圍牆，對此我沒有太多意見，因為那只不過是把人們心裏那個亙古既存的城牆給具象化而已，他人的痛苦幾時曾經進入我們的生命之中？幾句話語，兩滴清淚，就能輕鬆打發。 <text:line-break/><text:line-break/>維根斯坦有句名言："Don't think, but Look!" "看" 很重要，光 "想" 並沒有用。看看這個，看看那個，然後問問自己活在概念中一種是什麼感覺。 <text:line-break/><text:line-break/>為了避免給牠招來危險，我盡量不去和那隻全身宛若化石般潰爛結痂的小白認識，但沒想到，在那連萍水相逢都談不上的第一次接觸中，他就已經記得我了，常在我後面遠遠地跟著，看著，我稍微一招手，他就趕緊轉身溜了，自慚形穢的一條狗，跟我一樣，怕人。 <text:line-break/><text:line-break/>隔周，在我們上回最後一次分開的那個角落，牠又出現了，一雙大眼睛發呆似地看著我。我知道他每天都在注意著我的行蹤，就如同我也一直注意著他滿身潰爛的身影。昨天，我人都還沒到，他就已經在我經常固定喝咖啡的超商座位窗外趴著休息等著了。很奇怪的是，他總是背對著我。 <text:line-break/><text:line-break/>我是不是應該想辦法告訴他： <text:line-break/><text:line-break/>"你走吧，等我是沒有用的，我家在很遠的地方，我不會天天來，我家也不會是你家，我能給的就只是兩根熱狗。" <text:line-break/><text:line-break/>每當我對語言、概念、符號等等感到絕望，就覺得特別孤獨，但最終卻似乎還是只能在這些蒼白之物中找尋一點顏色和溫暖，也許它就像維根斯坦說的，哲學就像一種告白，一種純屬個人的病理記錄，從中你或許可以找到同類，找到一種同病相憐的歸屬感，彷彿你終究可以攻陷自己和別人彼此之間的那道長城。 <text:line-break/><text:line-break/>=============== <text:line-break/>陳真 &amp;;#124; 2017.10.08 02:00 &amp;;#124; # <text:line-break/><text:line-break/>至今半年了，每天一樣上班，一樣的日出而作日落不息；遇到人，一樣得裝出人活著應有的神態，打點好每一個積極向上的日子。但我自己知道，心裏頭有些東西不見了。 <text:line-break/><text:line-break/>小白很怕人，一靠近，牠就遠遠地往後退。每次我要給牠食物，都得先放在地上，然後退得遠遠的，遠遠地比手畫腳發出嘖嘖聲，做出好吃狀，不斷進行鼓吹，牠才敢拖著潰爛血肉模糊的身軀緩緩走上前吃。但是，那一天卻很特別，像個奇蹟，牠居然願意來到我跟前讓我餵食，真是讓我受寵若驚。 <text:line-break/><text:line-break/>每次上班，我總揹著一個很大的書包，裏頭裝滿書本和乾糧，有些是給我自己吃的，充當晚餐；有些是給狗吃的，有些則是人狗都能吃。那幾天，我拿到一包治療動物皮膚潰爛的藥丸，拿出一粒搗碎，攪拌均勻，攙在狗食中餵牠。 <text:line-break/><text:line-break/>那是之前幾個月來第一次近距離看牠；體無完膚，全身潰爛，就連兩眼四周也是一團血肉模糊，其中有隻眼睛似乎因為感染已經失明。 <text:line-break/><text:line-break/>我打開一罐狗食，拿湯匙一口一口餵牠。牠輕輕地接過每一口，乖巧得就像隻初生剛學會吸奶的小綿羊。那一天的日期我記得很清楚，2017年4月10 號的夜晚，因為我必須記下應有的餵藥日期與時間間隔。那天晚上，我迫不及待跟學姊報佳音："耶！終於成功了！" 只要牠肯讓我餵食，我就能夠把牠的皮膚病醫好，然後再想辦法看能不能給牠找個好家庭。 <text:line-break/><text:line-break/>我沒想到的是，那卻是我最後一次看見小白。 <text:line-break/><text:line-break/>從六點到六點半之間，我有半小時的休息時間，然後再接著看夜診。在那半小時之間，我常去醫院隔壁的超商買杯咖啡配自己帶來的乾糧吃，找個靠窗的座位發呆。據附近的人說，每到五點多，小白就會出現，坐在超商的落地窗外走道，直到夜深人靜，直到我九點多下班牠通常都還在。我知道牠是來等我的，每次都會比我先一步到達現場。我在窗內，牠在窗外。 <text:line-break/><text:line-break/>再過兩天就整整半年了。半年來，我的大書包裏頭依舊隨身帶著兩罐狗食和一根湯匙，等待小白的出現。我不知道小白哪去了，我也不想問同事或問超商店員，因為打從一開始我就知道，必須在四下無人處給牠食物，而且絕對不能在任何人面前對牠表示一絲友善，否則反而會害了牠；人們會因此厭惡牠的存在，會想辦法去傷害牠。 <text:line-break/><text:line-break/>這事沒什麼大不了，只不過是一條萍水相逢的小狗；世上可悲事，何嘗少過？千萬生靈塗炭我們連眉頭都不皺一個，何況一條狗。道理上確實如此，腦子是這麼想的，但你的心卻不一定會聽話。許多時候，一談起宏論高調就讓人覺得煩，這個高遠理想，那個偉大遠景，什麼成就事業與前途的，我總得用很大很大的力氣才能提起一點勁去談論或聆聽這類無謂蒼白的話題。 <text:line-break/><text:line-break/>我並不想貶低眾人之事，也從不看輕個人事業與所謂成就，我知道，除了心靈之外人還得有個腦子，個人與社會才不會沉淪或招來禍患。問題是，誰才是老大呢？是腦子該聽心靈的發號施令？還是心靈應臣服於腦子的思索之下？Oscar Wilde 說，If a man treats life artistically, his brain is his heart. (倘若一個人用藝術的態度過活，那麼，他的腦子其實就是他的心靈。) <text:line-break/><text:line-break/>可是，真的是這樣嗎？我似乎感受不到這樣一種二元一體，而只感受到腦子和心靈之間永無止盡的爭戰。這場戰役中，大多時候心靈遠遠佔了上風，也許那是因為 "我從來都沒有打算拯救自己"。這句話是普希金的長篇詩體小說 "Eugene Onegin" 的主人翁的自白。在寫給無緣的愛人的信中，Onegin 還如此寫道："If you but knew the flames that burn in me, which I attempt to beat down with my reason. But let it be. " (但願妳能了解我內心的熊熊火燄，我曾企圖用理性去消滅它，卻失敗了。那就讓它繼續燃燒吧！) </text:p>
      <text:p text:style-name="P1">陳真   |  2018.02.05 18:16   |   <text:a xlink:type="simple" xlink:href="http://palinfo.habago.org/Entry?Command=Information_PrintForum&amp;iPage=100#FORUM36443"><text:span text:style-name="T1">#</text:span></text:a></text:p>
      <text:p text:style-name="P2">一封信 <text:line-break/><text:line-break/>=============== <text:line-break/>尼采說，"每一種哲學，都是自傳。" <text:line-break/><text:line-break/>科學是說 "什麼"，科學以外的世界卻是 "怎麼" 說。前者是what，後者是 how。教醫學教數學教化學很容易，你只要把 what 說出來就行，不拘時間，不拘對象，不拘任何人事滄桑。但 how 卻很龜毛，因為它不是一種話語，而是一種表達方式，不僅僅是說出，而是話語和說話者之間的一種存在關係，簡單說就是 "怎麼活" 的意思了。 <text:line-break/><text:line-break/>就跟愛情或任何一種感情一樣，所謂談戀愛並不是一種有關愛情的談話或討論，而是一種活著的狀態。生命或生活中的大大小小事，都會影響它的呈現，畢竟它不光是一種話語，更不是一種可以任意傾洩而出的話語。情感如此，宗教亦如是。一個人，即便把聖經闡釋得精闢入裡，仍不表示他已經成為一名信徒或傳教士。聖奧古斯丁說，他媽媽老是要他信天主教，但是，最後打動他的卻不是那些經文，而是他媽媽日夜為他所流的眼淚。 <text:line-break/><text:line-break/>Richard Rorty 有一年來劍橋演講，講些什麼我忘了，只記得他說他看了不少動保書籍，到最後，真正打動他的卻不是書裏頭那些在他看來相當空洞矯情的論述與知識，而是動物的痛苦本身。 <text:line-break/><text:line-break/>我不是說 (這類) 知識無用論，而是說，既然每一種哲學都是自傳，那麼，"我" 就是我的話語；我怎麼活著，其實也就等於我怎麼說了。每個人有他不同的存在方式；在別人看來無關緊要的事，在我看來卻往往極端重要；反之亦然。我知道我所看重的世界，在別人眼裏也很可能一文不值，從而不屑一顧。 <text:line-break/><text:line-break/>事實上，三十幾年來，我已經開了不知道多少課，光是公諸於世的部份少說也有一千多萬字，更不用說那些沒有公開的。但我知道這個世界的運作法則，一個東西，不論其思想品質與內在價值為何，若非以某種權力為核心、光鮮亮麗的運作方式存在，它其實就等於不存在。但我的想法是，人儘管以他自己相信的方式去活著就行 (因為不會有其它更好的表達方式了)，剩下的就全屬上帝的事了。 <text:line-break/><text:line-break/>陳真 2018. 02. 05.</text:p>
      <text:p text:style-name="P1">陳真   |  2018.02.02 02:46   |   <text:a xlink:type="simple" xlink:href="http://palinfo.habago.org/Entry?Command=Information_PrintForum&amp;iPage=100#FORUM36442"><text:span text:style-name="T1">#</text:span></text:a></text:p>
      <text:p text:style-name="P3">七，民主就是民進黨作主 <text:line-break/><text:line-break/>有些東西還是要看影像，才能理解一些微妙的東西。 <text:line-break/><text:line-break/>底下就是所謂 "司法改革會議"，你相信這樣一些所謂司法改革者嗎？你有看過這樣一種民主表決嗎？只要不合我意，就一直投到我滿意為止。那何必投票呢？何必假裝演這一齣民主與司法改革大戲呢？ <text:line-break/><text:line-break/>請看：1:07 至 1:59： <text:line-break/><text:line-break/>https://www.youtube.com/watch?v=FcVEZRIMirk <text:line-break/><text:line-break/>打從幾年前的大腸花忠黨愛國者運動開始，所謂民主程序就成為一種傷害異己、遂行已意的藉口，至今依然動不動就抬出來作亂。比方說，這兩天不是一堆綠油油的大腸花學者這回又跳出來嗎，又是 "義正辭嚴" 地說什麼程序不透明不完備，胡扯瞎掰一些根本莫須有的理由，講得冠冕堂皇震古爍金的，企圖阻止管中閔就任台大校長。 <text:line-break/><text:line-break/>大腸花仇中反華運動就是這樣，明明整個服貿條例不知道開了幾百次公聽會，透明得跟水晶球一樣，在人渣黨和綠媒以及一大票無恥御用學者的強力造謠與煽動下，居然照樣也能瞎掰說是什麼 "黑箱作業"，什麼 "一分鐘就通過"，反對 "強姦民主！"，"反對多數暴力"，"支那賤畜將大舉入侵奴役咱台灣人！"、"自己的國家自己救"...等等等等等，"拯救民主最後一線生機" 的忠黨愛國暴民運動就這樣展開了，無恥御用學者們更是讚美得驚天地泣鬼神，什麼 "公民不服從的典範"，必須納入史冊和教科書，供後人瞻仰云云！ <text:line-break/><text:line-break/>但是，請你告訴我，人渣黨在立法院的所作所為，那種橫行無阻囂張跋扈的醜態能看嗎？人渣黨的各種荒唐 "政策" 數得完嗎？哪一項不是橫柴入灶？哪一項不是全然烏七媽黑的黑箱作業？人渣黨幾時曾鳥你什麼民主程序、什麼民意溝通？御用學者與御用文人們以及一大票忠黨愛國學生，怎麼不起來 "拯救民主的最後一線生機"？ <text:line-break/><text:line-break/>活在台灣實在很無奈，每天數不清的謊言，數不清的倒行逆施與上下其手，好話說盡，壞事做絕，根本罄竹難書。不管人渣黨是否執政，一樣作亂，一樣抹黑，一樣造謠，一樣貪婪，一樣貪贓枉法，一樣視民主如糞土，一樣好話說盡壞事做絕，二十幾年來都一樣，甚至持續惡化，任憑你怎麼寫也寫不完。 <text:line-break/><text:line-break/>至於人民，則分裂成兩種，一種是綠的，完全不管是非善惡，只要仇中反華，只要是綠的，就是自己人；任憑你為非作歹貪污腐敗都沒關係，一樣是台灣人的英雄，甚至奉之為神明。另一種人則是 "默默地" 看不慣，但一點聲音也沒有，一點反抗動作也不敢，乖得跟龜孫子一樣，頂多就只是零零星星地、神不知鬼不覺地匿名在網路上罵一罵，要不就是溫溫吞吞地 "希望民進黨改進"。 <text:line-break/><text:line-break/>所謂民主，當然就是人民作主，但我想請問各位，在這島上，你見過幾個真的把自己當成主人那樣的人？主人看到僕人跟歹徒無異，如此惡形惡狀，貪婪跋扈，所謂主人不但一點都不生氣，反而還讚美之，力挺之，膜拜之；要不就是扮龜孫子，敢怒不敢言；更多的是不理不睬漠不關心，或是不痛不癢地假裝關心一下，耍耍嘴皮，毫無義憤，根本不用期待他會有什麼反抗作為。 <text:line-break/><text:line-break/>你知道林義雄當年為什麼會被國民黨的情治單位滅門嗎？主要原因當然是因為他是所有反抗者之中態度最強硬的一位。主要導火線是因為，在當時根本沒有人敢對國民黨蔣家政權稍有一絲不敬的年代，林義雄卻竟然公開說國民黨是 "叛亂團體"，因為當時國民黨不爽許信良擅自參選桃園縣長，而且還當選，於是把他開除黨籍，然後還找一些莫須有的藉口解除許信良的縣長職位。 <text:line-break/><text:line-break/>林義雄對此很生氣，認為國民黨怎麼可以違反民意任意找藉口解除一個民選縣長，所以就罵國民黨是叛亂團體，甚至還揚言使用暴力對付國民黨。林義雄說，他對於發傳單等等這類不痛不癢的作法已經不感興趣。於是情治單位決定拿他開刀，殺害其全家，殺雞儆猴，並且用極其恐怖殘忍的方式刑求他。 <text:line-break/><text:line-break/>當時的國民黨也是滿口民主，甚至還把自己說成是世界民主的燈塔，誰敢說他不民主，就得付出慘痛代價。在那樣一種高壓年代，反抗者很容易產生以暴制暴的念頭。現在的人渣黨沒有能力任意抓人殺人，暴力反抗有百害無一利。但是，對於這樣一個貪婪無度違法亂紀的人渣黨，你總得應該有點主人的樣子吧，你總該有點義憤有點作為吧，你總不能把自己當奴才，卻反而把惡形惡狀貪贓枉法的歹徒騙子當成皇上、明星或神明膜拜吧。 <text:line-break/><text:line-break/>p.s.: <text:line-break/><text:line-break/>我知道很多人可能不喜歡我在巴勒網談島內的事，畢竟反美不會有眼前虧，罵人渣黨卻是隨時隨地都可能會倒大楣的；而且，反美尚且還有一點點支持群眾，一旦發表親中、反人渣黨言論，卻足以把原本的巴勒網支持者全嚇跑。現在每個月的靜站已經真的只剩下小貓兩三隻了。 <text:line-break/><text:line-break/>但我認為，倘若你對眼前的惡事都沒感覺，那你怎麼可能會對遠在數千公里外的阿富汗、敘利亞或巴勒斯坦有感覺？這並不是說你一定要參與島內的事，然後你才能關心世界，而是說，這兩者並沒有衝突；不但沒有衝突，唯有對自身四周的事有感覺，你才有可能對遠在數千公里外的世界產生真實的義憤和感情。我若不是愛阿乖，愛阿憨，愛大頭仔，愛旺旺，愛熊熊，愛皮皮，愛小黑，愛小胖，愛小厲，愛cookie，愛Lulu，愛小白，愛瑪莉，愛樂咖，愛眼鏡仔，愛阿黑，愛大大，愛來福，愛破布，愛 "超可愛"，愛波波和她的小孩，愛五峰旗瀑布下那隻初生的小狗...我若不是在乎他們就在我眼前所發生的痛苦，我如何可能關心世上其它動物？</text:p>
      <text:p text:style-name="P1">陳真   |  2018.02.01 16:45   |   <text:a xlink:type="simple" xlink:href="http://palinfo.habago.org/Entry?Command=Information_PrintForum&amp;iPage=100#FORUM36441"><text:span text:style-name="T1">#</text:span></text:a></text:p>
      <text:p text:style-name="P2">六，不擇手段 <text:line-break/><text:line-break/>人渣黨及其一大票走狗，不但把各種理想與價值當成一種斂財奪權騙選票的手段，而且更可怕的是：不擇手段；只要有利可圖，什麼手段都能使得出來。 <text:line-break/><text:line-break/>你看，過去比方說二十年來，人渣黨對於比方說馬英九數以百計甚至數以千計的各種抹黑，哪一件是真的？全屬瞎掰造謠。但他們照樣每一次都講得繪聲繪影，然後直接就把它視為事實，四處傳佈。不信你去問問一些南部的民眾，看看馬英九在他們心目中是被炒作成什麼樣的邪惡人渣。 <text:line-break/><text:line-break/>馬英九是眾人皆知的公眾人物，可以公開為自己澄清 (雖然效果有限)。而且，公眾人物動見觀瞻，人們至少可以自己清楚判斷其言行與為人，尚且都會被抹黑得污名滿身，更不用說像你我這樣的平民，只能吃盡啞巴虧，痛苦忍受根本莫須有的無數污名，甚至得因此付出一生重大代價。如果是你，做何感想？你相信天底下有什麼偉大的政治立場或私利，是應該用這樣的手段來達成或追求的嗎？ <text:line-break/><text:line-break/>人渣黨不但指控一個乾淨得像是有道德潔癖的馬英九，說他貪污收賄等等等等等等，請問哪一件不是空穴來風？甚至還有一系列的什麼 "非常光碟"，我記得其中一個叫 "巧克力光碟"，是2007 年馬英九準備選總統時，阿扁爆的料，整個人渣黨瘋狂炒作， "揭發" 馬英九是同性戀者，被抓到了！說他是 "國際醜聞"，說馬英九的 "愛人" 有好多個，其中一個是有多次強暴前科的外國黑人，綽號叫 "巧克力"，然後捏造一些影像，說是馬英九和黑人 "巧克力" 在床上的性愛影片，又是被人渣黨給抓到了云云。各種手段，非常卑鄙，無所不用其極，毫無廉恥可言。 <text:line-break/><text:line-break/>可怕的不是作惡，可怕的是：到底為惡有沒有個底線？到底有沒有什麼惡事是這個人渣黨無論如何也不會去做的？ <text:line-break/><text:line-break/>我常說，巴勒網有句座右銘： 「總該有些事是正直的人絕對不幹的！」這話來自以色列有個非暴力組織叫做 "Yesh Gvul"，翻譯成英文就是「There is a limit !」（凡事有個極限），鼓吹士兵拒絕執行違背良心的軍事任務，讓良心而不是讓軍令來主導自己的行為。數千以色列士兵響應，因此入獄受審。該組織有句名言，相當動人，就是巴勒網這句座右銘：「總該有些事是正直的人絕對不幹的！」（There are things that decent people don’t do!） <text:line-break/><text:line-break/>"正直" 如果太崇高，那不妨放低標準，就說一般人。一般人平常小奸小惡或許難免，但是， "世上總該有些事是一般人絕不會去做的" 吧。請問你會為了某種私利或某種政治立場，然後捏造假證據或散播謠言來指控某個全然無辜、乾乾淨淨的人嗎？我相信一般人不會這樣做，但我迄今還不敢確定這個黨及其一大票幫凶或支持者，究竟有沒有什麼惡事是他們無論如何都不會去做的？ <text:line-break/><text:line-break/>陳真 2018. 02. 01. <text:line-break/>=================== <text:line-break/><text:line-break/>痛批綠委：無恥！權力貪奢沒有底線 <text:line-break/><text:line-break/>上報快訊／吳美欣 <text:line-break/><text:line-break/>2018年1月26日 <text:line-break/><text:line-break/>日前台大準校長管中閔遭民進黨立委張廖萬堅指控，論文疑似抄襲張姓研究生的論文，民進黨立院黨團總召柯建銘更放話，要管中閔「像爺們自動婉拒台大校長」。之後卻發現張生有在參考文獻註明是參考管中閔的手稿，讓文化前部長龍應台點名綠委們「無恥」，痛批權力貪奢沒有底線。 <text:line-break/><text:line-break/>台灣大學校長當選人管中閔預計2月1日上任，但遭到民進黨立委提案，認為管中閔同時擔任台灣大哥大獨立董事，與台大校長遴選委員、台哥大副董事長蔡明興有利益衝突，又爆出論文抄襲爭議，要求教育部在台大校長遴選爭議未釐清前，不得進行聘任作業。不過論文爭議後被證實，是學生先引述管中閔手稿。 <text:line-break/><text:line-break/>對此，文化前部長龍應台26日在臉書上PO出民進黨立委「柯建銘、張廖萬堅、何欣純、陳亭妃、劉櫂豪」等人親筆簽名的提案，痛批「無恥，立法委員的無恥與權力貪奢真的沒有底線！」</text:p>
      <text:p text:style-name="P1">陳真   |  2018.02.01 10:38   |   <text:a xlink:type="simple" xlink:href="http://palinfo.habago.org/Entry?Command=Information_PrintForum&amp;iPage=100#FORUM36440"><text:span text:style-name="T1">#</text:span></text:a></text:p>
      <text:p text:style-name="P3">五，一切都只是斂財奪權的手段 <text:line-break/><text:line-break/>這事講了少說也有23年，都不知道講了幾千幾萬遍了。早年我還會對黨內的人講，但我很快就發現，他們不是不懂是非善惡的道理，而是蓄意如此。 <text:line-break/><text:line-break/>這個黨很早就教會我一個哲學觀念，亦即 "工具化"，簡單說就是把原本具有內在價值的人事物給當成一種工具，一種手段。更通俗地說就是好話說盡，壞事做絕；所有漂亮話只是一種達成卑鄙目的的藉口與手段。斂財奪權才是唯一目的。 <text:line-break/><text:line-break/>文明與秩序不會憑空而來，一個社會之所以能適當運作，而不會偷搶拐騙蔓延橫行，日益沉淪，很重要的一個基礎無非就是那最最最基本的是非公義與誠信。一個人或一個黨，乃至一個政府，可以左傾也可以右傾，可以偏藍也可以染綠，這些都不是問題。我們敵視的並非某種顏色或立場，而是根本不把是非善惡或基本誠信當一回事，完全就是唯利是圖，完全就是不擇手段，而且根本沒有一句話可信；暴利之所在，邪惡之所在，見人說人話，見鬼說鬼話，能騙就騙，能撈就撈，無所不用其極；誰擋其財路與權力之路，誰就是萬惡的敵人。 <text:line-break/><text:line-break/>請問有沒有人能說出這個人渣黨究竟信奉些什麼信念？沒有。除了金錢與權力之外，別無一物。有沒有什麼信念或主張是他們一以貫之的？沒有。包括什麼獨立建國，更是存心騙外行人的鬼話。除了在美日等國的庇護下充當漢奸走狗，為美、日打擊祖國之外，沒有任何真實信念可言。充當漢奸走狗的唯一目的，當然還是為了金錢與權力。 <text:line-break/><text:line-break/>我若是對岸領導人，我根本不會擔心這樣一個黨及其一大票共犯，我根本不會在意這樣一群走狗。為什麼？因為他們根本不是鬥爭的對象，沒有人會把狗當成對手。痛苦的不是彼岸，而是此岸，痛苦的是被貪婪走狗們每天跑到頭上拉屎撒尿的我們。在這一點上，我想對岸的同胞完全難以體會其痛苦，他們習慣於一種有計畫性、可預期的政治進展與社會發展，沒法理解政治可以惡質化低能化到什麼程度。</text:p>
      <text:p text:style-name="P1">懷軒   |  2018.02.01 02:21   |   <text:a xlink:type="simple" xlink:href="http://palinfo.habago.org/Entry?Command=Information_PrintForum&amp;iPage=100#FORUM36439"><text:span text:style-name="T1">#</text:span></text:a></text:p>
      <text:p text:style-name="P2">那些跑去台大門口抗議的學生(還稱得上學生嗎？)自己組了個甚麼「反對高教中資化陣線」，顯然礙台灣礙到爐火純青的地步了。其中一位被記者挖出來，原來是那種動不動說人家「夕厚("死好"的台語)」的傢伙，原來跟中華民國有關的一切都是毒素，應該「夕厚」，不知道她是不是拿到鈔票也覺得很不屑有毒呢？ <text:line-break/><text:line-break/>書念不念的好不打緊，不懂得尊重人就連個屁都不是。 <text:line-break/><text:line-break/>https://goo.gl/VqhPHP <text:line-break/><text:line-break/>懷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